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02cm"/>
    </style:style>
    <style:style style:name="co2" style:family="table-column">
      <style:table-column-properties fo:break-before="auto" style:column-width="3.657cm"/>
    </style:style>
    <style:style style:name="co3" style:family="table-column">
      <style:table-column-properties fo:break-before="auto" style:column-width="4.247cm"/>
    </style:style>
    <style:style style:name="co4" style:family="table-column">
      <style:table-column-properties fo:break-before="auto" style:column-width="3.63cm"/>
    </style:style>
    <style:style style:name="co5" style:family="table-column">
      <style:table-column-properties fo:break-before="auto" style:column-width="3.847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Excel_20_Built-in_20_Normal">
      <style:table-cell-properties fo:padding="0.071c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padding="0.071cm"/>
      <style:text-properties style:font-name="Liberation Sans"/>
    </style:style>
    <style:style style:name="ce3" style:family="table-cell" style:parent-style-name="Excel_20_Built-in_20_Normal">
      <style:table-cell-properties fo:border-bottom="0.74pt solid #d3dae3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font-name="Liberation Sans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Liberation Sans"/>
    </style:style>
    <style:style style:name="ce6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Liberation Sans"/>
    </style:style>
    <style:style style:name="ce7" style:family="table-cell" style:parent-style-name="Excel_20_Built-in_20_Normal">
      <style:table-cell-properties style:glyph-orientation-vertical="0" fo:border-bottom="0.74pt solid #d3dae3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8" style:family="table-cell" style:parent-style-name="Excel_20_Built-in_20_Normal">
      <style:table-cell-properties style:glyph-orientation-vertical="0" fo:border-bottom="0.74pt solid #d3dae3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font-name="Liberation Sans"/>
    </style:style>
    <style:style style:name="ce19" style:family="table-cell" style:parent-style-name="Default">
      <style:text-properties style:text-underline-style="none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d3dae3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d3dae3" style:direction="ltr" fo:padding="0.071cm" fo:border-right="1.76pt solid #d3dae3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no-wrap" fo:border="1.76pt solid #d3dae3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6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style:glyph-orientation-vertical="0" fo:border-bottom="1.76pt solid #d3dae3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d3dae3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d3dae3" style:diagonal-bl-tr="none" style:diagonal-tl-br="none" style:text-align-source="fix" style:repeat-content="false" fo:wrap-option="wrap" fo:border-left="none" style:direction="ltr" fo:padding="0.071cm" fo:border-right="1.76pt solid #d3dae3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 style:data-style-name="N142">
      <style:table-cell-properties style:glyph-orientation-vertical="0" fo:border-bottom="1.76pt solid #d3dae3" style:diagonal-bl-tr="none" style:diagonal-tl-br="none" style:text-align-source="fix" style:repeat-content="false" fo:background-color="transparent" fo:wrap-option="wrap" fo:border-left="none" style:direction="ltr" fo:padding="0.071cm" fo:border-right="1.76pt solid #d3dae3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">
      <style:table-cell-properties style:glyph-orientation-vertical="0" fo:border-bottom="1.76pt solid #d3dae3" style:diagonal-bl-tr="none" style:diagonal-tl-br="none" style:text-align-source="fix" style:repeat-content="false" fo:background-color="transparent" fo:wrap-option="wrap" fo:border-left="none" style:direction="ltr" fo:padding="0.071cm" fo:border-right="1.76pt solid #d3dae3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2">
      <style:table-cell-properties style:glyph-orientation-vertical="0" fo:border-bottom="1.76pt solid #d3dae3" style:diagonal-bl-tr="none" style:diagonal-tl-br="none" style:text-align-source="fix" style:repeat-content="false" fo:background-color="transparent" fo:wrap-option="wrap" fo:border-left="none" style:direction="ltr" fo:padding="0.071cm" fo:border-right="1.76pt solid #d3dae3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d3dae3" style:diagonal-bl-tr="none" style:diagonal-tl-br="none" style:text-align-source="fix" style:repeat-content="false" fo:wrap-option="wrap" fo:border-left="none" style:direction="ltr" fo:padding="0.071cm" fo:border-right="1.76pt solid #d3dae3" style:rotation-angle="0" style:rotation-align="none" style:shrink-to-fit="false" fo:border-top="1.76pt solid #d3dae3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Excel_20_Built-in_20_Normal">
      <style:table-cell-properties fo:background-color="transparent" fo:padding="0.071cm"/>
    </style:style>
    <style:style style:name="ce57" style:family="table-cell" style:parent-style-name="Excel_20_Built-in_20_Normal">
      <style:table-cell-properties style:diagonal-bl-tr="none" style:diagonal-tl-br="none" fo:background-color="transparent" fo:border="none" fo:padding="0.071cm" style:rotation-align="none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d3dae3" style:direction="ltr" fo:padding="0.071cm" fo:border-right="1.76pt solid #d3dae3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fo:border-bottom="1.76pt solid #d3dae3" style:diagonal-bl-tr="none" style:diagonal-tl-br="none" style:text-align-source="fix" style:repeat-content="false" fo:background-color="transparent" fo:wrap-option="wrap" fo:border-left="none" style:direction="ltr" fo:padding="0.071cm" fo:border-right="1.76pt solid #d3dae3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d3dae3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fo:border-bottom="1.76pt solid #d3dae3" style:diagonal-bl-tr="none" style:diagonal-tl-br="none" style:text-align-source="fix" style:repeat-content="false" fo:background-color="transparent" fo:wrap-option="wrap" fo:border-left="none" style:direction="ltr" fo:padding="0.071cm" fo:border-right="1.76pt solid #d3dae3" style:rotation-angle="0" style:rotation-align="none" style:shrink-to-fit="false" fo:border-top="1.76pt solid #d3dae3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20_Built-in_20_Normal">
      <style:table-cell-properties fo:padding="0.071cm"/>
    </style:style>
    <style:style style:name="ce33" style:family="table-cell" style:parent-style-name="Excel_20_Built-in_20_Normal">
      <style:table-cell-properties style:diagonal-bl-tr="none" style:diagonal-tl-br="none" fo:border="none" fo:padding="0.071cm" style:rotation-align="non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padding="0.071cm"/>
    </style:style>
    <style:style style:name="ce3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esultados" table:style-name="ta1"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Nº casos:</text:p>
          </table:table-cell>
          <table:table-cell table:style-name="ce5" office:value-type="float" office:value="30" calcext:value-type="float">
            <text:p>30</text:p>
          </table:table-cell>
          <table:table-cell table:style-name="ce6" table:number-columns-repeated="2"/>
          <table:table-cell table:number-columns-repeated="69"/>
        </table:table-row>
        <table:table-row table:style-name="ro2">
          <table:table-cell table:style-name="ce2"/>
          <table:table-cell table:style-name="ce6" table:number-columns-repeated="3"/>
          <table:table-cell/>
          <table:table-cell office:value-type="string" calcext:value-type="string" table:number-columns-spanned="4" table:number-rows-spanned="1">
            <text:p>AGG_Uniforme_Explotación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AGG_Posicion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AGE_Uniforme_Explotación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AGE_Posicion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Algoritmo Memetico(10, 1,0)_Explotación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Algoritmo Memetico(10, 0,1)_Explotación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Algoritmo Memetico(10, 0,1mej)_Explotación</text:p>
          </table:table-cell>
          <table:covered-table-cell table:number-columns-repeated="3"/>
          <table:table-cell/>
          <table:table-cell table:style-name="ce43" table:number-columns-spanned="4" table:number-rows-spanned="1"/>
          <table:covered-table-cell table:number-columns-repeated="2" table:style-name="ce23"/>
          <table:covered-table-cell table:style-name="ce52"/>
          <table:table-cell table:style-name="ce30"/>
          <table:table-cell table:style-name="ce43" table:number-columns-spanned="4" table:number-rows-spanned="1"/>
          <table:covered-table-cell table:number-columns-repeated="2" table:style-name="ce23"/>
          <table:covered-table-cell table:style-name="ce52"/>
          <table:table-cell table:number-columns-repeated="2"/>
          <table:table-cell table:style-name="ce30"/>
          <table:table-cell table:style-name="ce36" table:number-columns-repeated="2"/>
          <table:table-cell table:number-columns-repeated="5"/>
          <table:table-cell table:style-name="ce30"/>
          <table:table-cell table:style-name="ce36" table:number-columns-repeated="2"/>
          <table:table-cell table:number-columns-repeated="11"/>
        </table:table-row>
        <table:table-row table:style-name="ro2">
          <table:table-cell table:style-name="ce3" office:value-type="string" calcext:value-type="string">
            <text:p>Caso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m</text:p>
          </table:table-cell>
          <table:table-cell table:style-name="ce8" office:value-type="string" calcext:value-type="string">
            <text:p>Mejor coste</text:p>
          </table:table-cell>
          <table:table-cell/>
          <table:table-cell office:value-type="string" calcext:value-type="string">
            <text:p>Caso</text:p>
          </table:table-cell>
          <table:table-cell office:value-type="string" calcext:value-type="string">
            <text:p>Coste Obtenido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Desv</text:p>
          </table:table-cell>
          <table:table-cell/>
          <table:table-cell office:value-type="string" calcext:value-type="string">
            <text:p>Caso</text:p>
          </table:table-cell>
          <table:table-cell office:value-type="string" calcext:value-type="string">
            <text:p>Coste Obtenido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Desv</text:p>
          </table:table-cell>
          <table:table-cell/>
          <table:table-cell office:value-type="string" calcext:value-type="string">
            <text:p>Caso</text:p>
          </table:table-cell>
          <table:table-cell office:value-type="string" calcext:value-type="string">
            <text:p>Coste Obtenido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Desv</text:p>
          </table:table-cell>
          <table:table-cell/>
          <table:table-cell office:value-type="string" calcext:value-type="string">
            <text:p>Caso</text:p>
          </table:table-cell>
          <table:table-cell office:value-type="string" calcext:value-type="string">
            <text:p>Coste Obtenido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Desv</text:p>
          </table:table-cell>
          <table:table-cell/>
          <table:table-cell office:value-type="string" calcext:value-type="string">
            <text:p>Caso</text:p>
          </table:table-cell>
          <table:table-cell office:value-type="string" calcext:value-type="string">
            <text:p>Coste Obtenido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Desv</text:p>
          </table:table-cell>
          <table:table-cell/>
          <table:table-cell office:value-type="string" calcext:value-type="string">
            <text:p>Caso</text:p>
          </table:table-cell>
          <table:table-cell office:value-type="string" calcext:value-type="string">
            <text:p>Coste Obtenido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Desv</text:p>
          </table:table-cell>
          <table:table-cell/>
          <table:table-cell office:value-type="string" calcext:value-type="string">
            <text:p>Caso</text:p>
          </table:table-cell>
          <table:table-cell office:value-type="string" calcext:value-type="string">
            <text:p>Coste Obtenido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Desv</text:p>
          </table:table-cell>
          <table:table-cell/>
          <table:table-cell table:style-name="ce21"/>
          <table:table-cell table:style-name="ce24"/>
          <table:table-cell table:style-name="ce43"/>
          <table:table-cell table:style-name="ce52"/>
          <table:table-cell table:style-name="ce31"/>
          <table:table-cell table:style-name="ce21"/>
          <table:table-cell table:style-name="ce24"/>
          <table:table-cell table:style-name="ce43"/>
          <table:table-cell table:style-name="ce52"/>
          <table:table-cell/>
          <table:table-cell table:style-name="ce43" table:number-columns-spanned="4" table:number-rows-spanned="1"/>
          <table:covered-table-cell table:number-columns-repeated="2" table:style-name="ce23"/>
          <table:covered-table-cell table:style-name="ce52"/>
          <table:table-cell table:number-columns-repeated="5"/>
          <table:table-cell table:style-name="ce31"/>
          <table:table-cell table:style-name="ce37"/>
          <table:table-cell table:style-name="ce39"/>
          <table:table-cell table:number-columns-repeated="11"/>
        </table:table-row>
        <table:table-row table:style-name="ro2">
          <table:table-cell table:style-name="ce4" office:value-type="string" calcext:value-type="string">
            <text:p>GKD-c_11_n500_m50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float" office:value="19587.12891" calcext:value-type="float">
            <text:p>19587,12891</text:p>
          </table:table-cell>
          <table:table-cell/>
          <table:table-cell office:value-type="string" calcext:value-type="string">
            <text:p>GKD-c_11_n500_m50</text:p>
          </table:table-cell>
          <table:table-cell office:value-type="float" office:value="19587.12018" calcext:value-type="float">
            <text:p>19587,12018</text:p>
          </table:table-cell>
          <table:table-cell office:value-type="float" office:value="7.89128518104553" calcext:value-type="float">
            <text:p>7,89128518104553</text:p>
          </table:table-cell>
          <table:table-cell table:formula="of:=100*([.$D4]-[.G4])/[.$D4]" office:value-type="float" office:value="0.0000445700849667833" calcext:value-type="float">
            <text:p>4,45700849667833E-05</text:p>
          </table:table-cell>
          <table:table-cell/>
          <table:table-cell office:value-type="string" calcext:value-type="string">
            <text:p>GKD-c_11_n500_m50</text:p>
          </table:table-cell>
          <table:table-cell office:value-type="float" office:value="19572.09497" calcext:value-type="float">
            <text:p>19572,09497</text:p>
          </table:table-cell>
          <table:table-cell office:value-type="float" office:value="5.49506092071533" calcext:value-type="float">
            <text:p>5,49506092071533</text:p>
          </table:table-cell>
          <table:table-cell table:formula="of:=100*([.$D4]-[.L4])/[.$D4]" office:value-type="float" office:value="0.0767541790789244" calcext:value-type="float">
            <text:p>0,076754179078924</text:p>
          </table:table-cell>
          <table:table-cell/>
          <table:table-cell office:value-type="string" calcext:value-type="string">
            <text:p>GKD-c_11_n500_m50</text:p>
          </table:table-cell>
          <table:table-cell office:value-type="float" office:value="19586.18984" calcext:value-type="float">
            <text:p>19586,18984</text:p>
          </table:table-cell>
          <table:table-cell office:value-type="float" office:value="11.7437784671783" calcext:value-type="float">
            <text:p>11,7437784671783</text:p>
          </table:table-cell>
          <table:table-cell table:formula="of:=100*([.$D4]-[.Q4])/[.$D4]" office:value-type="float" office:value="0.00479432184428482" calcext:value-type="float">
            <text:p>0,004794321844285</text:p>
          </table:table-cell>
          <table:table-cell/>
          <table:table-cell office:value-type="string" calcext:value-type="string">
            <text:p>GKD-c_11_n500_m50</text:p>
          </table:table-cell>
          <table:table-cell office:value-type="float" office:value="19586.19167" calcext:value-type="float">
            <text:p>19586,19167</text:p>
          </table:table-cell>
          <table:table-cell office:value-type="float" office:value="11.8259069919586" calcext:value-type="float">
            <text:p>11,8259069919586</text:p>
          </table:table-cell>
          <table:table-cell table:formula="of:=100*([.$D4]-[.V4])/[.$D4]" office:value-type="float" office:value="0.00478497897423238" calcext:value-type="float">
            <text:p>0,004784978974232</text:p>
          </table:table-cell>
          <table:table-cell/>
          <table:table-cell office:value-type="string" calcext:value-type="string">
            <text:p>GKD-c_11_n500_m50</text:p>
          </table:table-cell>
          <table:table-cell office:value-type="float" office:value="19587.12018" calcext:value-type="float">
            <text:p>19587,12018</text:p>
          </table:table-cell>
          <table:table-cell office:value-type="float" office:value="0.762014389038086" calcext:value-type="float">
            <text:p>0,762014389038086</text:p>
          </table:table-cell>
          <table:table-cell table:formula="of:=100*([.$D4]-[.AA4])/[.$D4]" office:value-type="float" office:value="0.0000445700849667833" calcext:value-type="float">
            <text:p>4,45700849667833E-05</text:p>
          </table:table-cell>
          <table:table-cell/>
          <table:table-cell office:value-type="string" calcext:value-type="string">
            <text:p>GKD-c_11_n500_m50</text:p>
          </table:table-cell>
          <table:table-cell office:value-type="float" office:value="19587.12018" calcext:value-type="float">
            <text:p>19587,12018</text:p>
          </table:table-cell>
          <table:table-cell office:value-type="float" office:value="1.87989926338196" calcext:value-type="float">
            <text:p>1,87989926338196</text:p>
          </table:table-cell>
          <table:table-cell table:formula="of:=100*([.$D4]-[.AF4])/[.$D4]" office:value-type="float" office:value="0.0000445700849667833" calcext:value-type="float">
            <text:p>4,45700849667833E-05</text:p>
          </table:table-cell>
          <table:table-cell/>
          <table:table-cell office:value-type="string" calcext:value-type="string">
            <text:p>GKD-c_11_n500_m50</text:p>
          </table:table-cell>
          <table:table-cell office:value-type="float" office:value="19587.12018" calcext:value-type="float">
            <text:p>19587,12018</text:p>
          </table:table-cell>
          <table:table-cell office:value-type="float" office:value="0.857176303863525" calcext:value-type="float">
            <text:p>0,857176303863525</text:p>
          </table:table-cell>
          <table:table-cell table:formula="of:=100*([.$D4]-[.AK4])/[.$D4]" office:value-type="float" office:value="0.0000445700849853566" calcext:value-type="float">
            <text:p>4,45700849853566E-05</text:p>
          </table:table-cell>
          <table:table-cell/>
          <table:table-cell table:style-name="ce45"/>
          <table:table-cell table:style-name="ce49"/>
          <table:table-cell table:style-name="ce51"/>
          <table:table-cell table:style-name="ce53"/>
          <table:table-cell table:style-name="ce31"/>
          <table:table-cell table:style-name="ce45"/>
          <table:table-cell table:style-name="ce49"/>
          <table:table-cell table:style-name="ce51"/>
          <table:table-cell table:style-name="ce53"/>
          <table:table-cell table:style-name="ce46"/>
          <table:table-cell table:style-name="ce58"/>
          <table:table-cell table:style-name="ce59"/>
          <table:table-cell table:style-name="ce61"/>
          <table:table-cell table:style-name="ce62"/>
          <table:table-cell table:number-columns-repeated="5"/>
          <table:table-cell table:style-name="ce31"/>
          <table:table-cell table:style-name="ce37"/>
          <table:table-cell table:style-name="ce39"/>
          <table:table-cell table:number-columns-repeated="11"/>
        </table:table-row>
        <table:table-row table:style-name="ro1">
          <table:table-cell table:style-name="ce4" office:value-type="string" calcext:value-type="string">
            <text:p>GKD-c_12_n500_m50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float" office:value="19360.23633" calcext:value-type="float">
            <text:p>19360,23633</text:p>
          </table:table-cell>
          <table:table-cell/>
          <table:table-cell office:value-type="string" calcext:value-type="string">
            <text:p>GKD-c_12_n500_m50</text:p>
          </table:table-cell>
          <table:table-cell office:value-type="float" office:value="19360.22393" calcext:value-type="float">
            <text:p>19360,22393</text:p>
          </table:table-cell>
          <table:table-cell office:value-type="float" office:value="8.41055035591126" calcext:value-type="float">
            <text:p>8,41055035591126</text:p>
          </table:table-cell>
          <table:table-cell table:formula="of:=100*([.$D5]-[.G5])/[.$D5]" office:value-type="float" office:value="0.0000640488049229089" calcext:value-type="float">
            <text:p>6,40488049229089E-05</text:p>
          </table:table-cell>
          <table:table-cell/>
          <table:table-cell office:value-type="string" calcext:value-type="string">
            <text:p>GKD-c_12_n500_m50</text:p>
          </table:table-cell>
          <table:table-cell office:value-type="float" office:value="19338.70871" calcext:value-type="float">
            <text:p>19338,70871</text:p>
          </table:table-cell>
          <table:table-cell office:value-type="float" office:value="5.94722771644592" calcext:value-type="float">
            <text:p>5,94722771644592</text:p>
          </table:table-cell>
          <table:table-cell table:formula="of:=100*([.$D5]-[.L5])/[.$D5]" office:value-type="float" office:value="0.111195026925587" calcext:value-type="float">
            <text:p>0,111195026925587</text:p>
          </table:table-cell>
          <table:table-cell/>
          <table:table-cell office:value-type="string" calcext:value-type="string">
            <text:p>GKD-c_12_n500_m50</text:p>
          </table:table-cell>
          <table:table-cell office:value-type="float" office:value="19360.22393" calcext:value-type="float">
            <text:p>19360,22393</text:p>
          </table:table-cell>
          <table:table-cell office:value-type="float" office:value="12.6761085987091" calcext:value-type="float">
            <text:p>12,6761085987091</text:p>
          </table:table-cell>
          <table:table-cell table:formula="of:=100*([.$D5]-[.Q5])/[.$D5]" office:value-type="float" office:value="0.0000640488049229089" calcext:value-type="float">
            <text:p>6,40488049229089E-05</text:p>
          </table:table-cell>
          <table:table-cell/>
          <table:table-cell office:value-type="string" calcext:value-type="string">
            <text:p>GKD-c_12_n500_m50</text:p>
          </table:table-cell>
          <table:table-cell office:value-type="float" office:value="19360.22393" calcext:value-type="float">
            <text:p>19360,22393</text:p>
          </table:table-cell>
          <table:table-cell office:value-type="float" office:value="12.3636028766632" calcext:value-type="float">
            <text:p>12,3636028766632</text:p>
          </table:table-cell>
          <table:table-cell table:formula="of:=100*([.$D5]-[.V5])/[.$D5]" office:value-type="float" office:value="0.0000640488049229089" calcext:value-type="float">
            <text:p>6,40488049229089E-05</text:p>
          </table:table-cell>
          <table:table-cell/>
          <table:table-cell office:value-type="string" calcext:value-type="string">
            <text:p>GKD-c_12_n500_m50</text:p>
          </table:table-cell>
          <table:table-cell office:value-type="float" office:value="19360.22393" calcext:value-type="float">
            <text:p>19360,22393</text:p>
          </table:table-cell>
          <table:table-cell office:value-type="float" office:value="0.772420167922974" calcext:value-type="float">
            <text:p>0,772420167922974</text:p>
          </table:table-cell>
          <table:table-cell table:formula="of:=100*([.$D5]-[.AA5])/[.$D5]" office:value-type="float" office:value="0.0000640488049229089" calcext:value-type="float">
            <text:p>6,40488049229089E-05</text:p>
          </table:table-cell>
          <table:table-cell/>
          <table:table-cell office:value-type="string" calcext:value-type="string">
            <text:p>GKD-c_12_n500_m50</text:p>
          </table:table-cell>
          <table:table-cell office:value-type="float" office:value="19360.22393" calcext:value-type="float">
            <text:p>19360,22393</text:p>
          </table:table-cell>
          <table:table-cell office:value-type="float" office:value="1.97918248176575" calcext:value-type="float">
            <text:p>1,97918248176575</text:p>
          </table:table-cell>
          <table:table-cell table:formula="of:=100*([.$D5]-[.AF5])/[.$D5]" office:value-type="float" office:value="0.0000640488049229089" calcext:value-type="float">
            <text:p>6,40488049229089E-05</text:p>
          </table:table-cell>
          <table:table-cell/>
          <table:table-cell office:value-type="string" calcext:value-type="string">
            <text:p>GKD-c_12_n500_m50</text:p>
          </table:table-cell>
          <table:table-cell office:value-type="float" office:value="19360.05736" calcext:value-type="float">
            <text:p>19360,05736</text:p>
          </table:table-cell>
          <table:table-cell office:value-type="float" office:value="0.883621692657471" calcext:value-type="float">
            <text:p>0,883621692657471</text:p>
          </table:table-cell>
          <table:table-cell table:formula="of:=100*([.$D5]-[.AK5])/[.$D5]" office:value-type="float" office:value="0.000924420533666312" calcext:value-type="float">
            <text:p>0,000924420533666</text:p>
          </table:table-cell>
          <table:table-cell/>
          <table:table-cell table:style-name="ce45"/>
          <table:table-cell table:style-name="ce49"/>
          <table:table-cell table:style-name="ce51"/>
          <table:table-cell table:style-name="ce53"/>
          <table:table-cell table:style-name="ce31"/>
          <table:table-cell table:style-name="ce45"/>
          <table:table-cell table:style-name="ce49"/>
          <table:table-cell table:style-name="ce51"/>
          <table:table-cell table:style-name="ce53"/>
          <table:table-cell table:style-name="ce46"/>
          <table:table-cell table:style-name="ce45"/>
          <table:table-cell table:style-name="ce53"/>
          <table:table-cell table:style-name="ce51"/>
          <table:table-cell table:style-name="ce53"/>
          <table:table-cell table:number-columns-repeated="5"/>
          <table:table-cell table:style-name="ce31"/>
          <table:table-cell table:style-name="ce37"/>
          <table:table-cell table:style-name="ce39"/>
          <table:table-cell table:number-columns-repeated="11"/>
        </table:table-row>
        <table:table-row table:style-name="ro2">
          <table:table-cell table:style-name="ce4" office:value-type="string" calcext:value-type="string">
            <text:p>GKD-c_13_n500_m50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float" office:value="19366.69922" calcext:value-type="float">
            <text:p>19366,69922</text:p>
          </table:table-cell>
          <table:table-cell/>
          <table:table-cell office:value-type="string" calcext:value-type="string">
            <text:p>GKD-c_13_n500_m50</text:p>
          </table:table-cell>
          <table:table-cell office:value-type="float" office:value="19366.14942" calcext:value-type="float">
            <text:p>19366,14942</text:p>
          </table:table-cell>
          <table:table-cell office:value-type="float" office:value="8.26353168487549" calcext:value-type="float">
            <text:p>8,26353168487549</text:p>
          </table:table-cell>
          <table:table-cell table:formula="of:=100*([.$D6]-[.G6])/[.$D6]" office:value-type="float" office:value="0.00283889367904919" calcext:value-type="float">
            <text:p>0,002838893679049</text:p>
          </table:table-cell>
          <table:table-cell/>
          <table:table-cell office:value-type="string" calcext:value-type="string">
            <text:p>GKD-c_13_n500_m50</text:p>
          </table:table-cell>
          <table:table-cell office:value-type="float" office:value="19362.81843" calcext:value-type="float">
            <text:p>19362,81843</text:p>
          </table:table-cell>
          <table:table-cell office:value-type="float" office:value="5.73391222953796" calcext:value-type="float">
            <text:p>5,73391222953796</text:p>
          </table:table-cell>
          <table:table-cell table:formula="of:=100*([.$D6]-[.L6])/[.$D6]" office:value-type="float" office:value="0.0200384688991894" calcext:value-type="float">
            <text:p>0,020038468899189</text:p>
          </table:table-cell>
          <table:table-cell/>
          <table:table-cell office:value-type="string" calcext:value-type="string">
            <text:p>GKD-c_13_n500_m50</text:p>
          </table:table-cell>
          <table:table-cell office:value-type="float" office:value="19366.69852" calcext:value-type="float">
            <text:p>19366,69852</text:p>
          </table:table-cell>
          <table:table-cell office:value-type="float" office:value="12.6739885807037" calcext:value-type="float">
            <text:p>12,6739885807037</text:p>
          </table:table-cell>
          <table:table-cell table:formula="of:=100*([.$D6]-[.Q6])/[.$D6]" office:value-type="float" office:value="0.00000361445173964151" calcext:value-type="float">
            <text:p>3,61445173964151E-06</text:p>
          </table:table-cell>
          <table:table-cell/>
          <table:table-cell office:value-type="string" calcext:value-type="string">
            <text:p>GKD-c_13_n500_m50</text:p>
          </table:table-cell>
          <table:table-cell office:value-type="float" office:value="19366.69852" calcext:value-type="float">
            <text:p>19366,69852</text:p>
          </table:table-cell>
          <table:table-cell office:value-type="float" office:value="12.3852469921112" calcext:value-type="float">
            <text:p>12,3852469921112</text:p>
          </table:table-cell>
          <table:table-cell table:formula="of:=100*([.$D6]-[.V6])/[.$D6]" office:value-type="float" office:value="0.00000361445173964151" calcext:value-type="float">
            <text:p>3,61445173964151E-06</text:p>
          </table:table-cell>
          <table:table-cell/>
          <table:table-cell office:value-type="string" calcext:value-type="string">
            <text:p>GKD-c_13_n500_m50</text:p>
          </table:table-cell>
          <table:table-cell office:value-type="float" office:value="19366.69852" calcext:value-type="float">
            <text:p>19366,69852</text:p>
          </table:table-cell>
          <table:table-cell office:value-type="float" office:value="0.757076740264893" calcext:value-type="float">
            <text:p>0,757076740264893</text:p>
          </table:table-cell>
          <table:table-cell table:formula="of:=100*([.$D6]-[.AA6])/[.$D6]" office:value-type="float" office:value="0.00000361445173964151" calcext:value-type="float">
            <text:p>3,61445173964151E-06</text:p>
          </table:table-cell>
          <table:table-cell/>
          <table:table-cell office:value-type="string" calcext:value-type="string">
            <text:p>GKD-c_13_n500_m50</text:p>
          </table:table-cell>
          <table:table-cell office:value-type="float" office:value="19366.69852" calcext:value-type="float">
            <text:p>19366,69852</text:p>
          </table:table-cell>
          <table:table-cell office:value-type="float" office:value="1.98632597923279" calcext:value-type="float">
            <text:p>1,98632597923279</text:p>
          </table:table-cell>
          <table:table-cell table:formula="of:=100*([.$D6]-[.AF6])/[.$D6]" office:value-type="float" office:value="0.00000361445173964151" calcext:value-type="float">
            <text:p>3,61445173964151E-06</text:p>
          </table:table-cell>
          <table:table-cell/>
          <table:table-cell office:value-type="string" calcext:value-type="string">
            <text:p>GKD-c_13_n500_m50</text:p>
          </table:table-cell>
          <table:table-cell office:value-type="float" office:value="19366.69852" calcext:value-type="float">
            <text:p>19366,69852</text:p>
          </table:table-cell>
          <table:table-cell office:value-type="float" office:value="0.861713409423828" calcext:value-type="float">
            <text:p>0,861713409423828</text:p>
          </table:table-cell>
          <table:table-cell table:formula="of:=100*([.$D6]-[.AK6])/[.$D6]" office:value-type="float" office:value="0.00000361445175842622" calcext:value-type="float">
            <text:p>3,61445175842622E-06</text:p>
          </table:table-cell>
          <table:table-cell/>
          <table:table-cell table:style-name="ce45"/>
          <table:table-cell table:style-name="ce49"/>
          <table:table-cell table:style-name="ce51"/>
          <table:table-cell table:style-name="ce53"/>
          <table:table-cell table:style-name="ce31"/>
          <table:table-cell table:style-name="ce45"/>
          <table:table-cell table:style-name="ce49"/>
          <table:table-cell table:style-name="ce51"/>
          <table:table-cell table:style-name="ce53"/>
          <table:table-cell table:style-name="ce46"/>
          <table:table-cell table:style-name="ce45"/>
          <table:table-cell table:style-name="ce53"/>
          <table:table-cell table:style-name="ce51"/>
          <table:table-cell table:style-name="ce53"/>
          <table:table-cell table:number-columns-repeated="5"/>
          <table:table-cell table:style-name="ce31"/>
          <table:table-cell table:style-name="ce34"/>
          <table:table-cell table:style-name="ce40"/>
          <table:table-cell table:number-columns-repeated="11"/>
        </table:table-row>
        <table:table-row table:style-name="ro2">
          <table:table-cell table:style-name="ce4" office:value-type="string" calcext:value-type="string">
            <text:p>GKD-c_14_n500_m50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float" office:value="19458.56641" calcext:value-type="float">
            <text:p>19458,56641</text:p>
          </table:table-cell>
          <table:table-cell/>
          <table:table-cell office:value-type="string" calcext:value-type="string">
            <text:p>GKD-c_14_n500_m50</text:p>
          </table:table-cell>
          <table:table-cell office:value-type="float" office:value="19458.56466" calcext:value-type="float">
            <text:p>19458,56466</text:p>
          </table:table-cell>
          <table:table-cell office:value-type="float" office:value="7.83197927474976" calcext:value-type="float">
            <text:p>7,83197927474976</text:p>
          </table:table-cell>
          <table:table-cell table:formula="of:=100*([.$D7]-[.G7])/[.$D7]" office:value-type="float" office:value="0.00000899346828833023" calcext:value-type="float">
            <text:p>8,99346828833023E-06</text:p>
          </table:table-cell>
          <table:table-cell/>
          <table:table-cell office:value-type="string" calcext:value-type="string">
            <text:p>GKD-c_14_n500_m50</text:p>
          </table:table-cell>
          <table:table-cell office:value-type="float" office:value="19440.42216" calcext:value-type="float">
            <text:p>19440,42216</text:p>
          </table:table-cell>
          <table:table-cell office:value-type="float" office:value="5.46622014045715" calcext:value-type="float">
            <text:p>5,46622014045715</text:p>
          </table:table-cell>
          <table:table-cell table:formula="of:=100*([.$D7]-[.L7])/[.$D7]" office:value-type="float" office:value="0.0932455640240621" calcext:value-type="float">
            <text:p>0,093245564024062</text:p>
          </table:table-cell>
          <table:table-cell/>
          <table:table-cell office:value-type="string" calcext:value-type="string">
            <text:p>GKD-c_14_n500_m50</text:p>
          </table:table-cell>
          <table:table-cell office:value-type="float" office:value="19458.56466" calcext:value-type="float">
            <text:p>19458,56466</text:p>
          </table:table-cell>
          <table:table-cell office:value-type="float" office:value="11.4880313873291" calcext:value-type="float">
            <text:p>11,4880313873291</text:p>
          </table:table-cell>
          <table:table-cell table:formula="of:=100*([.$D7]-[.Q7])/[.$D7]" office:value-type="float" office:value="0.00000899346828833023" calcext:value-type="float">
            <text:p>8,99346828833023E-06</text:p>
          </table:table-cell>
          <table:table-cell/>
          <table:table-cell office:value-type="string" calcext:value-type="string">
            <text:p>GKD-c_14_n500_m50</text:p>
          </table:table-cell>
          <table:table-cell office:value-type="float" office:value="19455.76116" calcext:value-type="float">
            <text:p>19455,76116</text:p>
          </table:table-cell>
          <table:table-cell office:value-type="float" office:value="11.92365026474" calcext:value-type="float">
            <text:p>11,92365026474</text:p>
          </table:table-cell>
          <table:table-cell table:formula="of:=100*([.$D7]-[.V7])/[.$D7]" office:value-type="float" office:value="0.0144165296707552" calcext:value-type="float">
            <text:p>0,014416529670755</text:p>
          </table:table-cell>
          <table:table-cell/>
          <table:table-cell office:value-type="string" calcext:value-type="string">
            <text:p>GKD-c_14_n500_m50</text:p>
          </table:table-cell>
          <table:table-cell office:value-type="float" office:value="19458.56466" calcext:value-type="float">
            <text:p>19458,56466</text:p>
          </table:table-cell>
          <table:table-cell office:value-type="float" office:value="0.75183629989624" calcext:value-type="float">
            <text:p>0,75183629989624</text:p>
          </table:table-cell>
          <table:table-cell table:formula="of:=100*([.$D7]-[.AA7])/[.$D7]" office:value-type="float" office:value="0.0000089934682696342" calcext:value-type="float">
            <text:p>8,9934682696342E-06</text:p>
          </table:table-cell>
          <table:table-cell/>
          <table:table-cell office:value-type="string" calcext:value-type="string">
            <text:p>GKD-c_14_n500_m50</text:p>
          </table:table-cell>
          <table:table-cell office:value-type="float" office:value="19458.56466" calcext:value-type="float">
            <text:p>19458,56466</text:p>
          </table:table-cell>
          <table:table-cell office:value-type="float" office:value="1.90309929847717" calcext:value-type="float">
            <text:p>1,90309929847717</text:p>
          </table:table-cell>
          <table:table-cell table:formula="of:=100*([.$D7]-[.AF7])/[.$D7]" office:value-type="float" office:value="0.0000089934682696342" calcext:value-type="float">
            <text:p>8,9934682696342E-06</text:p>
          </table:table-cell>
          <table:table-cell/>
          <table:table-cell office:value-type="string" calcext:value-type="string">
            <text:p>GKD-c_14_n500_m50</text:p>
          </table:table-cell>
          <table:table-cell office:value-type="float" office:value="19458.56466" calcext:value-type="float">
            <text:p>19458,56466</text:p>
          </table:table-cell>
          <table:table-cell office:value-type="float" office:value="0.865350484848022" calcext:value-type="float">
            <text:p>0,865350484848022</text:p>
          </table:table-cell>
          <table:table-cell table:formula="of:=100*([.$D7]-[.AK7])/[.$D7]" office:value-type="float" office:value="0.00000899346828833023" calcext:value-type="float">
            <text:p>8,99346828833023E-06</text:p>
          </table:table-cell>
          <table:table-cell/>
          <table:table-cell table:style-name="ce45"/>
          <table:table-cell table:style-name="ce49"/>
          <table:table-cell table:style-name="ce51"/>
          <table:table-cell table:style-name="ce53"/>
          <table:table-cell table:style-name="ce31"/>
          <table:table-cell table:style-name="ce45"/>
          <table:table-cell table:style-name="ce49"/>
          <table:table-cell table:style-name="ce51"/>
          <table:table-cell table:style-name="ce53"/>
          <table:table-cell table:style-name="ce46"/>
          <table:table-cell table:style-name="ce45"/>
          <table:table-cell table:style-name="ce53"/>
          <table:table-cell table:style-name="ce51"/>
          <table:table-cell table:style-name="ce53"/>
          <table:table-cell table:number-columns-repeated="5"/>
          <table:table-cell table:style-name="ce31"/>
          <table:table-cell table:style-name="ce34"/>
          <table:table-cell table:style-name="ce40"/>
          <table:table-cell table:number-columns-repeated="11"/>
        </table:table-row>
        <table:table-row table:style-name="ro1">
          <table:table-cell table:style-name="ce4" office:value-type="string" calcext:value-type="string">
            <text:p>GKD-c_15_n500_m50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float" office:value="19422.15039" calcext:value-type="float">
            <text:p>19422,15039</text:p>
          </table:table-cell>
          <table:table-cell/>
          <table:table-cell office:value-type="string" calcext:value-type="string">
            <text:p>GKD-c_15_n500_m50</text:p>
          </table:table-cell>
          <table:table-cell office:value-type="float" office:value="19422.1464" calcext:value-type="float">
            <text:p>19422,1464</text:p>
          </table:table-cell>
          <table:table-cell office:value-type="float" office:value="8.14662146568298" calcext:value-type="float">
            <text:p>8,14662146568298</text:p>
          </table:table-cell>
          <table:table-cell table:formula="of:=100*([.$D8]-[.G8])/[.$D8]" office:value-type="float" office:value="0.0000205435542270536" calcext:value-type="float">
            <text:p>2,05435542270536E-05</text:p>
          </table:table-cell>
          <table:table-cell/>
          <table:table-cell office:value-type="string" calcext:value-type="string">
            <text:p>GKD-c_15_n500_m50</text:p>
          </table:table-cell>
          <table:table-cell office:value-type="float" office:value="19417.93845" calcext:value-type="float">
            <text:p>19417,93845</text:p>
          </table:table-cell>
          <table:table-cell office:value-type="float" office:value="5.6173849105835" calcext:value-type="float">
            <text:p>5,6173849105835</text:p>
          </table:table-cell>
          <table:table-cell table:formula="of:=100*([.$D8]-[.L8])/[.$D8]" office:value-type="float" office:value="0.0216862701370392" calcext:value-type="float">
            <text:p>0,021686270137039</text:p>
          </table:table-cell>
          <table:table-cell/>
          <table:table-cell office:value-type="string" calcext:value-type="string">
            <text:p>GKD-c_15_n500_m50</text:p>
          </table:table-cell>
          <table:table-cell office:value-type="float" office:value="19422.1464" calcext:value-type="float">
            <text:p>19422,1464</text:p>
          </table:table-cell>
          <table:table-cell office:value-type="float" office:value="11.8861770629883" calcext:value-type="float">
            <text:p>11,8861770629883</text:p>
          </table:table-cell>
          <table:table-cell table:formula="of:=100*([.$D8]-[.Q8])/[.$D8]" office:value-type="float" office:value="0.0000205435542270536" calcext:value-type="float">
            <text:p>2,05435542270536E-05</text:p>
          </table:table-cell>
          <table:table-cell/>
          <table:table-cell office:value-type="string" calcext:value-type="string">
            <text:p>GKD-c_15_n500_m50</text:p>
          </table:table-cell>
          <table:table-cell office:value-type="float" office:value="19419.76753" calcext:value-type="float">
            <text:p>19419,76753</text:p>
          </table:table-cell>
          <table:table-cell office:value-type="float" office:value="11.1880042552948" calcext:value-type="float">
            <text:p>11,1880042552948</text:p>
          </table:table-cell>
          <table:table-cell table:formula="of:=100*([.$D8]-[.V8])/[.$D8]" office:value-type="float" office:value="0.012268775352624" calcext:value-type="float">
            <text:p>0,012268775352624</text:p>
          </table:table-cell>
          <table:table-cell/>
          <table:table-cell office:value-type="string" calcext:value-type="string">
            <text:p>GKD-c_15_n500_m50</text:p>
          </table:table-cell>
          <table:table-cell office:value-type="float" office:value="19422.1464" calcext:value-type="float">
            <text:p>19422,1464</text:p>
          </table:table-cell>
          <table:table-cell office:value-type="float" office:value="0.760011196136475" calcext:value-type="float">
            <text:p>0,760011196136475</text:p>
          </table:table-cell>
          <table:table-cell table:formula="of:=100*([.$D8]-[.AA8])/[.$D8]" office:value-type="float" office:value="0.0000205435542270536" calcext:value-type="float">
            <text:p>2,05435542270536E-05</text:p>
          </table:table-cell>
          <table:table-cell/>
          <table:table-cell office:value-type="string" calcext:value-type="string">
            <text:p>GKD-c_15_n500_m50</text:p>
          </table:table-cell>
          <table:table-cell office:value-type="float" office:value="19422.1464" calcext:value-type="float">
            <text:p>19422,1464</text:p>
          </table:table-cell>
          <table:table-cell office:value-type="float" office:value="1.89866399765015" calcext:value-type="float">
            <text:p>1,89866399765015</text:p>
          </table:table-cell>
          <table:table-cell table:formula="of:=100*([.$D8]-[.AF8])/[.$D8]" office:value-type="float" office:value="0.0000205435542270536" calcext:value-type="float">
            <text:p>2,05435542270536E-05</text:p>
          </table:table-cell>
          <table:table-cell/>
          <table:table-cell office:value-type="string" calcext:value-type="string">
            <text:p>GKD-c_15_n500_m50</text:p>
          </table:table-cell>
          <table:table-cell office:value-type="float" office:value="19422.1464" calcext:value-type="float">
            <text:p>19422,1464</text:p>
          </table:table-cell>
          <table:table-cell office:value-type="float" office:value="0.884692907333374" calcext:value-type="float">
            <text:p>0,884692907333374</text:p>
          </table:table-cell>
          <table:table-cell table:formula="of:=100*([.$D8]-[.AK8])/[.$D8]" office:value-type="float" office:value="0.0000205435542270536" calcext:value-type="float">
            <text:p>2,05435542270536E-05</text:p>
          </table:table-cell>
          <table:table-cell/>
          <table:table-cell table:style-name="ce45"/>
          <table:table-cell table:style-name="ce49"/>
          <table:table-cell table:style-name="ce51"/>
          <table:table-cell table:style-name="ce53"/>
          <table:table-cell table:style-name="ce31"/>
          <table:table-cell table:style-name="ce45"/>
          <table:table-cell table:style-name="ce49"/>
          <table:table-cell table:style-name="ce51"/>
          <table:table-cell table:style-name="ce53"/>
          <table:table-cell table:style-name="ce46"/>
          <table:table-cell table:style-name="ce45"/>
          <table:table-cell table:style-name="ce53"/>
          <table:table-cell table:style-name="ce51"/>
          <table:table-cell table:style-name="ce53"/>
          <table:table-cell table:number-columns-repeated="5"/>
          <table:table-cell table:style-name="ce31"/>
          <table:table-cell table:style-name="ce37"/>
          <table:table-cell table:style-name="ce39"/>
          <table:table-cell table:number-columns-repeated="11"/>
        </table:table-row>
        <table:table-row table:style-name="ro1">
          <table:table-cell table:style-name="ce4" office:value-type="string" calcext:value-type="string">
            <text:p>GKD-c_16_n500_m50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float" office:value="19680.20898" calcext:value-type="float">
            <text:p>19680,20898</text:p>
          </table:table-cell>
          <table:table-cell/>
          <table:table-cell office:value-type="string" calcext:value-type="string">
            <text:p>GKD-c_16_n500_m50</text:p>
          </table:table-cell>
          <table:table-cell office:value-type="float" office:value="19679.45825" calcext:value-type="float">
            <text:p>19679,45825</text:p>
          </table:table-cell>
          <table:table-cell office:value-type="float" office:value="7.53678178787231" calcext:value-type="float">
            <text:p>7,53678178787231</text:p>
          </table:table-cell>
          <table:table-cell table:formula="of:=100*([.$D9]-[.G9])/[.$D9]" office:value-type="float" office:value="0.00381464445201104" calcext:value-type="float">
            <text:p>0,003814644452011</text:p>
          </table:table-cell>
          <table:table-cell/>
          <table:table-cell office:value-type="string" calcext:value-type="string">
            <text:p>GKD-c_16_n500_m50</text:p>
          </table:table-cell>
          <table:table-cell office:value-type="float" office:value="19651.76291" calcext:value-type="float">
            <text:p>19651,76291</text:p>
          </table:table-cell>
          <table:table-cell office:value-type="float" office:value="5.37922286987305" calcext:value-type="float">
            <text:p>5,37922286987305</text:p>
          </table:table-cell>
          <table:table-cell table:formula="of:=100*([.$D9]-[.L9])/[.$D9]" office:value-type="float" office:value="0.14454150374575" calcext:value-type="float">
            <text:p>0,14454150374575</text:p>
          </table:table-cell>
          <table:table-cell/>
          <table:table-cell office:value-type="string" calcext:value-type="string">
            <text:p>GKD-c_16_n500_m50</text:p>
          </table:table-cell>
          <table:table-cell office:value-type="float" office:value="19680.20477" calcext:value-type="float">
            <text:p>19680,20477</text:p>
          </table:table-cell>
          <table:table-cell office:value-type="float" office:value="11.3557198047638" calcext:value-type="float">
            <text:p>11,3557198047638</text:p>
          </table:table-cell>
          <table:table-cell table:formula="of:=100*([.$D9]-[.Q9])/[.$D9]" office:value-type="float" office:value="0.0000213920492583501" calcext:value-type="float">
            <text:p>2,13920492583501E-05</text:p>
          </table:table-cell>
          <table:table-cell/>
          <table:table-cell office:value-type="string" calcext:value-type="string">
            <text:p>GKD-c_16_n500_m50</text:p>
          </table:table-cell>
          <table:table-cell office:value-type="float" office:value="19680.20477" calcext:value-type="float">
            <text:p>19680,20477</text:p>
          </table:table-cell>
          <table:table-cell office:value-type="float" office:value="11.9884195327759" calcext:value-type="float">
            <text:p>11,9884195327759</text:p>
          </table:table-cell>
          <table:table-cell table:formula="of:=100*([.$D9]-[.V9])/[.$D9]" office:value-type="float" office:value="0.0000213920492583501" calcext:value-type="float">
            <text:p>2,13920492583501E-05</text:p>
          </table:table-cell>
          <table:table-cell/>
          <table:table-cell office:value-type="string" calcext:value-type="string">
            <text:p>GKD-c_16_n500_m50</text:p>
          </table:table-cell>
          <table:table-cell office:value-type="float" office:value="19680.20477" calcext:value-type="float">
            <text:p>19680,20477</text:p>
          </table:table-cell>
          <table:table-cell office:value-type="float" office:value="0.780059814453125" calcext:value-type="float">
            <text:p>0,780059814453125</text:p>
          </table:table-cell>
          <table:table-cell table:formula="of:=100*([.$D9]-[.AA9])/[.$D9]" office:value-type="float" office:value="0.0000213920492398646" calcext:value-type="float">
            <text:p>2,13920492398646E-05</text:p>
          </table:table-cell>
          <table:table-cell/>
          <table:table-cell office:value-type="string" calcext:value-type="string">
            <text:p>GKD-c_16_n500_m50</text:p>
          </table:table-cell>
          <table:table-cell office:value-type="float" office:value="19680.20477" calcext:value-type="float">
            <text:p>19680,20477</text:p>
          </table:table-cell>
          <table:table-cell office:value-type="float" office:value="1.96976733207703" calcext:value-type="float">
            <text:p>1,96976733207703</text:p>
          </table:table-cell>
          <table:table-cell table:formula="of:=100*([.$D9]-[.AF9])/[.$D9]" office:value-type="float" office:value="0.0000213920492583501" calcext:value-type="float">
            <text:p>2,13920492583501E-05</text:p>
          </table:table-cell>
          <table:table-cell/>
          <table:table-cell office:value-type="string" calcext:value-type="string">
            <text:p>GKD-c_16_n500_m50</text:p>
          </table:table-cell>
          <table:table-cell office:value-type="float" office:value="19680.20477" calcext:value-type="float">
            <text:p>19680,20477</text:p>
          </table:table-cell>
          <table:table-cell office:value-type="float" office:value="0.844119071960449" calcext:value-type="float">
            <text:p>0,844119071960449</text:p>
          </table:table-cell>
          <table:table-cell table:formula="of:=100*([.$D9]-[.AK9])/[.$D9]" office:value-type="float" office:value="0.0000213920492768356" calcext:value-type="float">
            <text:p>2,13920492768356E-05</text:p>
          </table:table-cell>
          <table:table-cell/>
          <table:table-cell table:style-name="ce45"/>
          <table:table-cell table:style-name="ce49"/>
          <table:table-cell table:style-name="ce51"/>
          <table:table-cell table:style-name="ce53"/>
          <table:table-cell table:style-name="ce31"/>
          <table:table-cell table:style-name="ce45"/>
          <table:table-cell table:style-name="ce49"/>
          <table:table-cell table:style-name="ce51"/>
          <table:table-cell table:style-name="ce53"/>
          <table:table-cell table:style-name="ce46"/>
          <table:table-cell table:style-name="ce45"/>
          <table:table-cell table:style-name="ce53"/>
          <table:table-cell table:style-name="ce51"/>
          <table:table-cell table:style-name="ce53"/>
          <table:table-cell table:number-columns-repeated="5"/>
          <table:table-cell table:style-name="ce31"/>
          <table:table-cell table:style-name="ce37"/>
          <table:table-cell table:style-name="ce39"/>
          <table:table-cell table:number-columns-repeated="11"/>
        </table:table-row>
        <table:table-row table:style-name="ro1">
          <table:table-cell table:style-name="ce4" office:value-type="string" calcext:value-type="string">
            <text:p>GKD-c_17_n500_m50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float" office:value="19331.38867" calcext:value-type="float">
            <text:p>19331,38867</text:p>
          </table:table-cell>
          <table:table-cell/>
          <table:table-cell office:value-type="string" calcext:value-type="string">
            <text:p>GKD-c_17_n500_m50</text:p>
          </table:table-cell>
          <table:table-cell office:value-type="float" office:value="19331.38841" calcext:value-type="float">
            <text:p>19331,38841</text:p>
          </table:table-cell>
          <table:table-cell office:value-type="float" office:value="7.71183800697327" calcext:value-type="float">
            <text:p>7,71183800697327</text:p>
          </table:table-cell>
          <table:table-cell table:formula="of:=100*([.$D10]-[.G10])/[.$D10]" office:value-type="float" office:value="0.00000134496287435002" calcext:value-type="float">
            <text:p>1,34496287435002E-06</text:p>
          </table:table-cell>
          <table:table-cell/>
          <table:table-cell office:value-type="string" calcext:value-type="string">
            <text:p>GKD-c_17_n500_m50</text:p>
          </table:table-cell>
          <table:table-cell office:value-type="float" office:value="19321.93358" calcext:value-type="float">
            <text:p>19321,93358</text:p>
          </table:table-cell>
          <table:table-cell office:value-type="float" office:value="5.45099067687988" calcext:value-type="float">
            <text:p>5,45099067687988</text:p>
          </table:table-cell>
          <table:table-cell table:formula="of:=100*([.$D10]-[.L10])/[.$D10]" office:value-type="float" office:value="0.0489105576500701" calcext:value-type="float">
            <text:p>0,04891055765007</text:p>
          </table:table-cell>
          <table:table-cell/>
          <table:table-cell office:value-type="string" calcext:value-type="string">
            <text:p>GKD-c_17_n500_m50</text:p>
          </table:table-cell>
          <table:table-cell office:value-type="float" office:value="19327.7844" calcext:value-type="float">
            <text:p>19327,7844</text:p>
          </table:table-cell>
          <table:table-cell office:value-type="float" office:value="11.5560622215271" calcext:value-type="float">
            <text:p>11,5560622215271</text:p>
          </table:table-cell>
          <table:table-cell table:formula="of:=100*([.$D10]-[.Q10])/[.$D10]" office:value-type="float" office:value="0.0186446512536019" calcext:value-type="float">
            <text:p>0,018644651253602</text:p>
          </table:table-cell>
          <table:table-cell/>
          <table:table-cell office:value-type="string" calcext:value-type="string">
            <text:p>GKD-c_17_n500_m50</text:p>
          </table:table-cell>
          <table:table-cell office:value-type="float" office:value="19328.59453" calcext:value-type="float">
            <text:p>19328,59453</text:p>
          </table:table-cell>
          <table:table-cell office:value-type="float" office:value="11.3419091701508" calcext:value-type="float">
            <text:p>11,3419091701508</text:p>
          </table:table-cell>
          <table:table-cell table:formula="of:=100*([.$D10]-[.V10])/[.$D10]" office:value-type="float" office:value="0.01445390213657" calcext:value-type="float">
            <text:p>0,01445390213657</text:p>
          </table:table-cell>
          <table:table-cell/>
          <table:table-cell office:value-type="string" calcext:value-type="string">
            <text:p>GKD-c_17_n500_m50</text:p>
          </table:table-cell>
          <table:table-cell office:value-type="float" office:value="19331.38841" calcext:value-type="float">
            <text:p>19331,38841</text:p>
          </table:table-cell>
          <table:table-cell office:value-type="float" office:value="0.757266521453857" calcext:value-type="float">
            <text:p>0,757266521453857</text:p>
          </table:table-cell>
          <table:table-cell table:formula="of:=100*([.$D10]-[.AA10])/[.$D10]" office:value-type="float" office:value="0.00000134496287435002" calcext:value-type="float">
            <text:p>1,34496287435002E-06</text:p>
          </table:table-cell>
          <table:table-cell/>
          <table:table-cell office:value-type="string" calcext:value-type="string">
            <text:p>GKD-c_17_n500_m50</text:p>
          </table:table-cell>
          <table:table-cell office:value-type="float" office:value="19331.38841" calcext:value-type="float">
            <text:p>19331,38841</text:p>
          </table:table-cell>
          <table:table-cell office:value-type="float" office:value="1.87707042694092" calcext:value-type="float">
            <text:p>1,87707042694092</text:p>
          </table:table-cell>
          <table:table-cell table:formula="of:=100*([.$D10]-[.AF10])/[.$D10]" office:value-type="float" office:value="0.00000134496287435002" calcext:value-type="float">
            <text:p>1,34496287435002E-06</text:p>
          </table:table-cell>
          <table:table-cell/>
          <table:table-cell office:value-type="string" calcext:value-type="string">
            <text:p>GKD-c_17_n500_m50</text:p>
          </table:table-cell>
          <table:table-cell office:value-type="float" office:value="19331.38841" calcext:value-type="float">
            <text:p>19331,38841</text:p>
          </table:table-cell>
          <table:table-cell office:value-type="float" office:value="0.855089902877808" calcext:value-type="float">
            <text:p>0,855089902877808</text:p>
          </table:table-cell>
          <table:table-cell table:formula="of:=100*([.$D10]-[.AK10])/[.$D10]" office:value-type="float" office:value="0.00000134496287435002" calcext:value-type="float">
            <text:p>1,34496287435002E-06</text:p>
          </table:table-cell>
          <table:table-cell/>
          <table:table-cell table:style-name="ce45"/>
          <table:table-cell table:style-name="ce49"/>
          <table:table-cell table:style-name="ce51"/>
          <table:table-cell table:style-name="ce53"/>
          <table:table-cell table:style-name="ce31"/>
          <table:table-cell table:style-name="ce45"/>
          <table:table-cell table:style-name="ce49"/>
          <table:table-cell table:style-name="ce51"/>
          <table:table-cell table:style-name="ce53"/>
          <table:table-cell table:style-name="ce46"/>
          <table:table-cell table:style-name="ce45"/>
          <table:table-cell table:style-name="ce53"/>
          <table:table-cell table:style-name="ce51"/>
          <table:table-cell table:style-name="ce53"/>
          <table:table-cell table:number-columns-repeated="5"/>
          <table:table-cell table:style-name="ce31"/>
          <table:table-cell table:style-name="ce37"/>
          <table:table-cell table:style-name="ce39"/>
          <table:table-cell table:number-columns-repeated="11"/>
        </table:table-row>
        <table:table-row table:style-name="ro1">
          <table:table-cell table:style-name="ce4" office:value-type="string" calcext:value-type="string">
            <text:p>GKD-c_18_n500_m50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float" office:value="19461.39453" calcext:value-type="float">
            <text:p>19461,39453</text:p>
          </table:table-cell>
          <table:table-cell/>
          <table:table-cell office:value-type="string" calcext:value-type="string">
            <text:p>GKD-c_18_n500_m50</text:p>
          </table:table-cell>
          <table:table-cell office:value-type="float" office:value="19461.3946" calcext:value-type="float">
            <text:p>19461,3946</text:p>
          </table:table-cell>
          <table:table-cell office:value-type="float" office:value="8.02229189872742" calcext:value-type="float">
            <text:p>8,02229189872742</text:p>
          </table:table-cell>
          <table:table-cell table:formula="of:=100*([.$D11]-[.G11])/[.$D11]" office:value-type="float" office:value="-0.000000359686445510086" calcext:value-type="float">
            <text:p>-3,59686445510086E-07</text:p>
          </table:table-cell>
          <table:table-cell/>
          <table:table-cell office:value-type="string" calcext:value-type="string">
            <text:p>GKD-c_18_n500_m50</text:p>
          </table:table-cell>
          <table:table-cell office:value-type="float" office:value="19444.38164" calcext:value-type="float">
            <text:p>19444,38164</text:p>
          </table:table-cell>
          <table:table-cell office:value-type="float" office:value="5.74914145469666" calcext:value-type="float">
            <text:p>5,74914145469666</text:p>
          </table:table-cell>
          <table:table-cell table:formula="of:=100*([.$D11]-[.L11])/[.$D11]" office:value-type="float" office:value="0.0874186583791629" calcext:value-type="float">
            <text:p>0,087418658379163</text:p>
          </table:table-cell>
          <table:table-cell/>
          <table:table-cell office:value-type="string" calcext:value-type="string">
            <text:p>GKD-c_18_n500_m50</text:p>
          </table:table-cell>
          <table:table-cell office:value-type="float" office:value="19461.3946" calcext:value-type="float">
            <text:p>19461,3946</text:p>
          </table:table-cell>
          <table:table-cell office:value-type="float" office:value="11.9130461215973" calcext:value-type="float">
            <text:p>11,9130461215973</text:p>
          </table:table-cell>
          <table:table-cell table:formula="of:=100*([.$D11]-[.Q11])/[.$D11]" office:value-type="float" office:value="-0.000000359686445510086" calcext:value-type="float">
            <text:p>-3,59686445510086E-07</text:p>
          </table:table-cell>
          <table:table-cell/>
          <table:table-cell office:value-type="string" calcext:value-type="string">
            <text:p>GKD-c_18_n500_m50</text:p>
          </table:table-cell>
          <table:table-cell office:value-type="float" office:value="19461.3946" calcext:value-type="float">
            <text:p>19461,3946</text:p>
          </table:table-cell>
          <table:table-cell office:value-type="float" office:value="11.5199129581451" calcext:value-type="float">
            <text:p>11,5199129581451</text:p>
          </table:table-cell>
          <table:table-cell table:formula="of:=100*([.$D11]-[.V11])/[.$D11]" office:value-type="float" office:value="-0.000000359686445510086" calcext:value-type="float">
            <text:p>-3,59686445510086E-07</text:p>
          </table:table-cell>
          <table:table-cell/>
          <table:table-cell office:value-type="string" calcext:value-type="string">
            <text:p>GKD-c_18_n500_m50</text:p>
          </table:table-cell>
          <table:table-cell office:value-type="float" office:value="19461.3946" calcext:value-type="float">
            <text:p>19461,3946</text:p>
          </table:table-cell>
          <table:table-cell office:value-type="float" office:value="0.746049880981445" calcext:value-type="float">
            <text:p>0,746049880981445</text:p>
          </table:table-cell>
          <table:table-cell table:formula="of:=100*([.$D11]-[.AA11])/[.$D11]" office:value-type="float" office:value="-0.000000359686445510086" calcext:value-type="float">
            <text:p>-3,59686445510086E-07</text:p>
          </table:table-cell>
          <table:table-cell/>
          <table:table-cell office:value-type="string" calcext:value-type="string">
            <text:p>GKD-c_18_n500_m50</text:p>
          </table:table-cell>
          <table:table-cell office:value-type="float" office:value="19461.3946" calcext:value-type="float">
            <text:p>19461,3946</text:p>
          </table:table-cell>
          <table:table-cell office:value-type="float" office:value="1.97521591186523" calcext:value-type="float">
            <text:p>1,97521591186523</text:p>
          </table:table-cell>
          <table:table-cell table:formula="of:=100*([.$D11]-[.AF11])/[.$D11]" office:value-type="float" office:value="-0.000000359686445510086" calcext:value-type="float">
            <text:p>-3,59686445510086E-07</text:p>
          </table:table-cell>
          <table:table-cell/>
          <table:table-cell office:value-type="string" calcext:value-type="string">
            <text:p>GKD-c_18_n500_m50</text:p>
          </table:table-cell>
          <table:table-cell office:value-type="float" office:value="19461.3946" calcext:value-type="float">
            <text:p>19461,3946</text:p>
          </table:table-cell>
          <table:table-cell office:value-type="float" office:value="0.900877952575684" calcext:value-type="float">
            <text:p>0,900877952575684</text:p>
          </table:table-cell>
          <table:table-cell table:formula="of:=100*([.$D11]-[.AK11])/[.$D11]" office:value-type="float" office:value="-0.000000359686445510086" calcext:value-type="float">
            <text:p>-3,59686445510086E-07</text:p>
          </table:table-cell>
          <table:table-cell/>
          <table:table-cell table:style-name="ce45"/>
          <table:table-cell table:style-name="ce49"/>
          <table:table-cell table:style-name="ce51"/>
          <table:table-cell table:style-name="ce53"/>
          <table:table-cell table:style-name="ce31"/>
          <table:table-cell table:style-name="ce45"/>
          <table:table-cell table:style-name="ce49"/>
          <table:table-cell table:style-name="ce51"/>
          <table:table-cell table:style-name="ce53"/>
          <table:table-cell table:style-name="ce46"/>
          <table:table-cell table:style-name="ce45"/>
          <table:table-cell table:style-name="ce53"/>
          <table:table-cell table:style-name="ce51"/>
          <table:table-cell table:style-name="ce53"/>
          <table:table-cell table:number-columns-repeated="5"/>
          <table:table-cell table:style-name="ce31"/>
          <table:table-cell table:style-name="ce37"/>
          <table:table-cell table:style-name="ce39"/>
          <table:table-cell table:number-columns-repeated="11"/>
        </table:table-row>
        <table:table-row table:style-name="ro1">
          <table:table-cell table:style-name="ce4" office:value-type="string" calcext:value-type="string">
            <text:p>GKD-c_19_n500_m50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float" office:value="19477.32813" calcext:value-type="float">
            <text:p>19477,32813</text:p>
          </table:table-cell>
          <table:table-cell/>
          <table:table-cell office:value-type="string" calcext:value-type="string">
            <text:p>GKD-c_19_n500_m50</text:p>
          </table:table-cell>
          <table:table-cell office:value-type="float" office:value="19477.32577" calcext:value-type="float">
            <text:p>19477,32577</text:p>
          </table:table-cell>
          <table:table-cell office:value-type="float" office:value="8.5447883605957" calcext:value-type="float">
            <text:p>8,5447883605957</text:p>
          </table:table-cell>
          <table:table-cell table:formula="of:=100*([.$D12]-[.G12])/[.$D12]" office:value-type="float" office:value="0.000012116651660204" calcext:value-type="float">
            <text:p>1,2116651660204E-05</text:p>
          </table:table-cell>
          <table:table-cell/>
          <table:table-cell office:value-type="string" calcext:value-type="string">
            <text:p>GKD-c_19_n500_m50</text:p>
          </table:table-cell>
          <table:table-cell office:value-type="float" office:value="19448.92753" calcext:value-type="float">
            <text:p>19448,92753</text:p>
          </table:table-cell>
          <table:table-cell office:value-type="float" office:value="5.92185139656067" calcext:value-type="float">
            <text:p>5,92185139656067</text:p>
          </table:table-cell>
          <table:table-cell table:formula="of:=100*([.$D12]-[.L12])/[.$D12]" office:value-type="float" office:value="0.145813634244097" calcext:value-type="float">
            <text:p>0,145813634244097</text:p>
          </table:table-cell>
          <table:table-cell/>
          <table:table-cell office:value-type="string" calcext:value-type="string">
            <text:p>GKD-c_19_n500_m50</text:p>
          </table:table-cell>
          <table:table-cell office:value-type="float" office:value="19477.32577" calcext:value-type="float">
            <text:p>19477,32577</text:p>
          </table:table-cell>
          <table:table-cell office:value-type="float" office:value="12.8763699531555" calcext:value-type="float">
            <text:p>12,8763699531555</text:p>
          </table:table-cell>
          <table:table-cell table:formula="of:=100*([.$D12]-[.Q12])/[.$D12]" office:value-type="float" office:value="0.000012116651660204" calcext:value-type="float">
            <text:p>1,2116651660204E-05</text:p>
          </table:table-cell>
          <table:table-cell/>
          <table:table-cell office:value-type="string" calcext:value-type="string">
            <text:p>GKD-c_19_n500_m50</text:p>
          </table:table-cell>
          <table:table-cell office:value-type="float" office:value="19477.32577" calcext:value-type="float">
            <text:p>19477,32577</text:p>
          </table:table-cell>
          <table:table-cell office:value-type="float" office:value="14.7237229347229" calcext:value-type="float">
            <text:p>14,7237229347229</text:p>
          </table:table-cell>
          <table:table-cell table:formula="of:=100*([.$D12]-[.V12])/[.$D12]" office:value-type="float" office:value="0.000012116651660204" calcext:value-type="float">
            <text:p>1,2116651660204E-05</text:p>
          </table:table-cell>
          <table:table-cell/>
          <table:table-cell office:value-type="string" calcext:value-type="string">
            <text:p>GKD-c_19_n500_m50</text:p>
          </table:table-cell>
          <table:table-cell office:value-type="float" office:value="19477.32577" calcext:value-type="float">
            <text:p>19477,32577</text:p>
          </table:table-cell>
          <table:table-cell office:value-type="float" office:value="0.767509937286377" calcext:value-type="float">
            <text:p>0,767509937286377</text:p>
          </table:table-cell>
          <table:table-cell table:formula="of:=100*([.$D12]-[.AA12])/[.$D12]" office:value-type="float" office:value="0.000012116651641526" calcext:value-type="float">
            <text:p>1,2116651641526E-05</text:p>
          </table:table-cell>
          <table:table-cell/>
          <table:table-cell office:value-type="string" calcext:value-type="string">
            <text:p>GKD-c_19_n500_m50</text:p>
          </table:table-cell>
          <table:table-cell office:value-type="float" office:value="19477.32577" calcext:value-type="float">
            <text:p>19477,32577</text:p>
          </table:table-cell>
          <table:table-cell office:value-type="float" office:value="1.91665363311768" calcext:value-type="float">
            <text:p>1,91665363311768</text:p>
          </table:table-cell>
          <table:table-cell table:formula="of:=100*([.$D12]-[.AF12])/[.$D12]" office:value-type="float" office:value="0.000012116651641526" calcext:value-type="float">
            <text:p>1,2116651641526E-05</text:p>
          </table:table-cell>
          <table:table-cell/>
          <table:table-cell office:value-type="string" calcext:value-type="string">
            <text:p>GKD-c_19_n500_m50</text:p>
          </table:table-cell>
          <table:table-cell office:value-type="float" office:value="19473.85993" calcext:value-type="float">
            <text:p>19473,85993</text:p>
          </table:table-cell>
          <table:table-cell office:value-type="float" office:value="0.875752449035645" calcext:value-type="float">
            <text:p>0,875752449035645</text:p>
          </table:table-cell>
          <table:table-cell table:formula="of:=100*([.$D12]-[.AK12])/[.$D12]" office:value-type="float" office:value="0.0178063437492798" calcext:value-type="float">
            <text:p>0,01780634374928</text:p>
          </table:table-cell>
          <table:table-cell/>
          <table:table-cell table:style-name="ce45"/>
          <table:table-cell table:style-name="ce49"/>
          <table:table-cell table:style-name="ce51"/>
          <table:table-cell table:style-name="ce53"/>
          <table:table-cell table:style-name="ce31"/>
          <table:table-cell table:style-name="ce45"/>
          <table:table-cell table:style-name="ce49"/>
          <table:table-cell table:style-name="ce51"/>
          <table:table-cell table:style-name="ce53"/>
          <table:table-cell table:style-name="ce46"/>
          <table:table-cell table:style-name="ce45"/>
          <table:table-cell table:style-name="ce53"/>
          <table:table-cell table:style-name="ce51"/>
          <table:table-cell table:style-name="ce53"/>
          <table:table-cell table:number-columns-repeated="5"/>
          <table:table-cell table:style-name="ce31"/>
          <table:table-cell table:style-name="ce37"/>
          <table:table-cell table:style-name="ce39"/>
          <table:table-cell table:number-columns-repeated="11"/>
        </table:table-row>
        <table:table-row table:style-name="ro1">
          <table:table-cell table:style-name="ce4" office:value-type="string" calcext:value-type="string">
            <text:p>GKD-c_20_n500_m50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float" office:value="19604.84375" calcext:value-type="float">
            <text:p>19604,84375</text:p>
          </table:table-cell>
          <table:table-cell/>
          <table:table-cell office:value-type="string" calcext:value-type="string">
            <text:p>GKD-c_20_n500_m50</text:p>
          </table:table-cell>
          <table:table-cell office:value-type="float" office:value="19604.84356" calcext:value-type="float">
            <text:p>19604,84356</text:p>
          </table:table-cell>
          <table:table-cell office:value-type="float" office:value="10.4677588939667" calcext:value-type="float">
            <text:p>10,4677588939667</text:p>
          </table:table-cell>
          <table:table-cell table:formula="of:=100*([.$D13]-[.G13])/[.$D13]" office:value-type="float" office:value="0.000000969148243470061" calcext:value-type="float">
            <text:p>9,69148243470061E-07</text:p>
          </table:table-cell>
          <table:table-cell/>
          <table:table-cell office:value-type="string" calcext:value-type="string">
            <text:p>GKD-c_20_n500_m50</text:p>
          </table:table-cell>
          <table:table-cell office:value-type="float" office:value="19593.08971" calcext:value-type="float">
            <text:p>19593,08971</text:p>
          </table:table-cell>
          <table:table-cell office:value-type="float" office:value="7.3533353805542" calcext:value-type="float">
            <text:p>7,3533353805542</text:p>
          </table:table-cell>
          <table:table-cell table:formula="of:=100*([.$D13]-[.L13])/[.$D13]" office:value-type="float" office:value="0.059954775207019" calcext:value-type="float">
            <text:p>0,059954775207019</text:p>
          </table:table-cell>
          <table:table-cell/>
          <table:table-cell office:value-type="string" calcext:value-type="string">
            <text:p>GKD-c_20_n500_m50</text:p>
          </table:table-cell>
          <table:table-cell office:value-type="float" office:value="19604.84356" calcext:value-type="float">
            <text:p>19604,84356</text:p>
          </table:table-cell>
          <table:table-cell office:value-type="float" office:value="15.3403375148773" calcext:value-type="float">
            <text:p>15,3403375148773</text:p>
          </table:table-cell>
          <table:table-cell table:formula="of:=100*([.$D13]-[.Q13])/[.$D13]" office:value-type="float" office:value="0.000000969148243470061" calcext:value-type="float">
            <text:p>9,69148243470061E-07</text:p>
          </table:table-cell>
          <table:table-cell/>
          <table:table-cell office:value-type="string" calcext:value-type="string">
            <text:p>GKD-c_20_n500_m50</text:p>
          </table:table-cell>
          <table:table-cell office:value-type="float" office:value="19604.84356" calcext:value-type="float">
            <text:p>19604,84356</text:p>
          </table:table-cell>
          <table:table-cell office:value-type="float" office:value="15.1942374706268" calcext:value-type="float">
            <text:p>15,1942374706268</text:p>
          </table:table-cell>
          <table:table-cell table:formula="of:=100*([.$D13]-[.V13])/[.$D13]" office:value-type="float" office:value="0.000000969148243470061" calcext:value-type="float">
            <text:p>9,69148243470061E-07</text:p>
          </table:table-cell>
          <table:table-cell/>
          <table:table-cell office:value-type="string" calcext:value-type="string">
            <text:p>GKD-c_20_n500_m50</text:p>
          </table:table-cell>
          <table:table-cell office:value-type="float" office:value="19604.84356" calcext:value-type="float">
            <text:p>19604,84356</text:p>
          </table:table-cell>
          <table:table-cell office:value-type="float" office:value="0.76043701171875" calcext:value-type="float">
            <text:p>0,76043701171875</text:p>
          </table:table-cell>
          <table:table-cell table:formula="of:=100*([.$D13]-[.AA13])/[.$D13]" office:value-type="float" office:value="0.000000969148243470061" calcext:value-type="float">
            <text:p>9,69148243470061E-07</text:p>
          </table:table-cell>
          <table:table-cell/>
          <table:table-cell office:value-type="string" calcext:value-type="string">
            <text:p>GKD-c_20_n500_m50</text:p>
          </table:table-cell>
          <table:table-cell office:value-type="float" office:value="19604.84356" calcext:value-type="float">
            <text:p>19604,84356</text:p>
          </table:table-cell>
          <table:table-cell office:value-type="float" office:value="1.99799776077271" calcext:value-type="float">
            <text:p>1,99799776077271</text:p>
          </table:table-cell>
          <table:table-cell table:formula="of:=100*([.$D13]-[.AF13])/[.$D13]" office:value-type="float" office:value="0.000000969148243470061" calcext:value-type="float">
            <text:p>9,69148243470061E-07</text:p>
          </table:table-cell>
          <table:table-cell/>
          <table:table-cell office:value-type="string" calcext:value-type="string">
            <text:p>GKD-c_20_n500_m50</text:p>
          </table:table-cell>
          <table:table-cell office:value-type="float" office:value="19604.84356" calcext:value-type="float">
            <text:p>19604,84356</text:p>
          </table:table-cell>
          <table:table-cell office:value-type="float" office:value="0.889018297195435" calcext:value-type="float">
            <text:p>0,889018297195435</text:p>
          </table:table-cell>
          <table:table-cell table:formula="of:=100*([.$D13]-[.AK13])/[.$D13]" office:value-type="float" office:value="0.000000969148243470061" calcext:value-type="float">
            <text:p>9,69148243470061E-07</text:p>
          </table:table-cell>
          <table:table-cell/>
          <table:table-cell table:style-name="ce45"/>
          <table:table-cell table:style-name="ce49"/>
          <table:table-cell table:style-name="ce51"/>
          <table:table-cell table:style-name="ce53"/>
          <table:table-cell table:style-name="ce31"/>
          <table:table-cell table:style-name="ce45"/>
          <table:table-cell table:style-name="ce49"/>
          <table:table-cell table:style-name="ce51"/>
          <table:table-cell table:style-name="ce53"/>
          <table:table-cell table:style-name="ce46"/>
          <table:table-cell table:style-name="ce45"/>
          <table:table-cell table:style-name="ce53"/>
          <table:table-cell table:style-name="ce51"/>
          <table:table-cell table:style-name="ce53"/>
          <table:table-cell table:number-columns-repeated="5"/>
          <table:table-cell table:style-name="ce31"/>
          <table:table-cell table:style-name="ce37"/>
          <table:table-cell table:style-name="ce39"/>
          <table:table-cell table:number-columns-repeated="11"/>
        </table:table-row>
        <table:table-row table:style-name="ro1">
          <table:table-cell table:style-name="ce4" office:value-type="string" calcext:value-type="string">
            <text:p>MDG-b_1_n500_m50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float" office:value="778030.625" calcext:value-type="float">
            <text:p>778030,625</text:p>
          </table:table-cell>
          <table:table-cell/>
          <table:table-cell office:value-type="string" calcext:value-type="string">
            <text:p>MDG-b_1_n500_m50</text:p>
          </table:table-cell>
          <table:table-cell office:value-type="float" office:value="777741.94" calcext:value-type="float">
            <text:p>777741,94</text:p>
          </table:table-cell>
          <table:table-cell office:value-type="float" office:value="9.49688911437988" calcext:value-type="float">
            <text:p>9,49688911437988</text:p>
          </table:table-cell>
          <table:table-cell table:formula="of:=100*([.$D14]-[.G14])/[.$D14]" office:value-type="float" office:value="0.0371045805555605" calcext:value-type="float">
            <text:p>0,037104580555561</text:p>
          </table:table-cell>
          <table:table-cell/>
          <table:table-cell office:value-type="string" calcext:value-type="string">
            <text:p>MDG-b_1_n500_m50</text:p>
          </table:table-cell>
          <table:table-cell office:value-type="float" office:value="764186.91" calcext:value-type="float">
            <text:p>764186,91</text:p>
          </table:table-cell>
          <table:table-cell office:value-type="float" office:value="6.8163423538208" calcext:value-type="float">
            <text:p>6,8163423538208</text:p>
          </table:table-cell>
          <table:table-cell table:formula="of:=100*([.$D14]-[.L14])/[.$D14]" office:value-type="float" office:value="1.77932777389064" calcext:value-type="float">
            <text:p>1,77932777389064</text:p>
          </table:table-cell>
          <table:table-cell/>
          <table:table-cell office:value-type="string" calcext:value-type="string">
            <text:p>MDG-b_1_n500_m50</text:p>
          </table:table-cell>
          <table:table-cell office:value-type="float" office:value="760504.2" calcext:value-type="float">
            <text:p>760504,2</text:p>
          </table:table-cell>
          <table:table-cell office:value-type="float" office:value="14.1636941432953" calcext:value-type="float">
            <text:p>14,1636941432953</text:p>
          </table:table-cell>
          <table:table-cell table:formula="of:=100*([.$D14]-[.Q14])/[.$D14]" office:value-type="float" office:value="2.25266518268481" calcext:value-type="float">
            <text:p>2,25266518268481</text:p>
          </table:table-cell>
          <table:table-cell/>
          <table:table-cell office:value-type="string" calcext:value-type="string">
            <text:p>MDG-b_1_n500_m50</text:p>
          </table:table-cell>
          <table:table-cell office:value-type="float" office:value="760359.4" calcext:value-type="float">
            <text:p>760359,4</text:p>
          </table:table-cell>
          <table:table-cell office:value-type="float" office:value="13.987982749939" calcext:value-type="float">
            <text:p>13,987982749939</text:p>
          </table:table-cell>
          <table:table-cell table:formula="of:=100*([.$D14]-[.V14])/[.$D14]" office:value-type="float" office:value="2.27127627527515" calcext:value-type="float">
            <text:p>2,27127627527515</text:p>
          </table:table-cell>
          <table:table-cell/>
          <table:table-cell office:value-type="string" calcext:value-type="string">
            <text:p>MDG-b_1_n500_m50</text:p>
          </table:table-cell>
          <table:table-cell office:value-type="float" office:value="774046.04" calcext:value-type="float">
            <text:p>774046,04</text:p>
          </table:table-cell>
          <table:table-cell office:value-type="float" office:value="0.842287302017212" calcext:value-type="float">
            <text:p>0,842287302017212</text:p>
          </table:table-cell>
          <table:table-cell table:formula="of:=100*([.$D14]-[.AA14])/[.$D14]" office:value-type="float" office:value="0.512137295366742" calcext:value-type="float">
            <text:p>0,512137295366742</text:p>
          </table:table-cell>
          <table:table-cell/>
          <table:table-cell office:value-type="string" calcext:value-type="string">
            <text:p>MDG-b_1_n500_m50</text:p>
          </table:table-cell>
          <table:table-cell office:value-type="float" office:value="770268.56" calcext:value-type="float">
            <text:p>770268,56</text:p>
          </table:table-cell>
          <table:table-cell office:value-type="float" office:value="1.97180223464966" calcext:value-type="float">
            <text:p>1,97180223464966</text:p>
          </table:table-cell>
          <table:table-cell table:formula="of:=100*([.$D14]-[.AF14])/[.$D14]" office:value-type="float" office:value="0.997655458613849" calcext:value-type="float">
            <text:p>0,997655458613849</text:p>
          </table:table-cell>
          <table:table-cell/>
          <table:table-cell office:value-type="string" calcext:value-type="string">
            <text:p>MDG-b_1_n500_m50</text:p>
          </table:table-cell>
          <table:table-cell office:value-type="float" office:value="765141.64" calcext:value-type="float">
            <text:p>765141,64</text:p>
          </table:table-cell>
          <table:table-cell office:value-type="float" office:value="0.966935396194458" calcext:value-type="float">
            <text:p>0,966935396194458</text:p>
          </table:table-cell>
          <table:table-cell table:formula="of:=100*([.$D14]-[.AK14])/[.$D14]" office:value-type="float" office:value="1.65661666595707" calcext:value-type="float">
            <text:p>1,65661666595707</text:p>
          </table:table-cell>
          <table:table-cell/>
          <table:table-cell table:style-name="ce45"/>
          <table:table-cell table:style-name="ce49"/>
          <table:table-cell table:style-name="ce51"/>
          <table:table-cell table:style-name="ce53"/>
          <table:table-cell table:style-name="ce31"/>
          <table:table-cell table:style-name="ce45"/>
          <table:table-cell table:style-name="ce49"/>
          <table:table-cell table:style-name="ce51"/>
          <table:table-cell table:style-name="ce53"/>
          <table:table-cell table:style-name="ce46"/>
          <table:table-cell table:style-name="ce45"/>
          <table:table-cell table:style-name="ce53"/>
          <table:table-cell table:style-name="ce51"/>
          <table:table-cell table:style-name="ce53"/>
          <table:table-cell table:number-columns-repeated="5"/>
          <table:table-cell table:style-name="ce31"/>
          <table:table-cell table:style-name="ce37"/>
          <table:table-cell table:style-name="ce39"/>
          <table:table-cell table:number-columns-repeated="11"/>
        </table:table-row>
        <table:table-row table:style-name="ro1">
          <table:table-cell table:style-name="ce4" office:value-type="string" calcext:value-type="string">
            <text:p>MDG-b_2_n500_m50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float" office:value="779963.6875" calcext:value-type="float">
            <text:p>779963,6875</text:p>
          </table:table-cell>
          <table:table-cell/>
          <table:table-cell office:value-type="string" calcext:value-type="string">
            <text:p>MDG-b_2_n500_m50</text:p>
          </table:table-cell>
          <table:table-cell office:value-type="float" office:value="764068.25" calcext:value-type="float">
            <text:p>764068,25</text:p>
          </table:table-cell>
          <table:table-cell office:value-type="float" office:value="9.35153698921204" calcext:value-type="float">
            <text:p>9,35153698921204</text:p>
          </table:table-cell>
          <table:table-cell table:formula="of:=100*([.$D15]-[.G15])/[.$D15]" office:value-type="float" office:value="2.03797147928121" calcext:value-type="float">
            <text:p>2,03797147928121</text:p>
          </table:table-cell>
          <table:table-cell/>
          <table:table-cell office:value-type="string" calcext:value-type="string">
            <text:p>MDG-b_2_n500_m50</text:p>
          </table:table-cell>
          <table:table-cell office:value-type="float" office:value="760511.61" calcext:value-type="float">
            <text:p>760511,61</text:p>
          </table:table-cell>
          <table:table-cell office:value-type="float" office:value="6.34250664710999" calcext:value-type="float">
            <text:p>6,34250664710999</text:p>
          </table:table-cell>
          <table:table-cell table:formula="of:=100*([.$D15]-[.L15])/[.$D15]" office:value-type="float" office:value="2.49397219534019" calcext:value-type="float">
            <text:p>2,49397219534019</text:p>
          </table:table-cell>
          <table:table-cell/>
          <table:table-cell office:value-type="string" calcext:value-type="string">
            <text:p>MDG-b_2_n500_m50</text:p>
          </table:table-cell>
          <table:table-cell office:value-type="float" office:value="763697.58" calcext:value-type="float">
            <text:p>763697,58</text:p>
          </table:table-cell>
          <table:table-cell office:value-type="float" office:value="13.1911976337433" calcext:value-type="float">
            <text:p>13,1911976337433</text:p>
          </table:table-cell>
          <table:table-cell table:formula="of:=100*([.$D15]-[.Q15])/[.$D15]" office:value-type="float" office:value="2.0854954866088" calcext:value-type="float">
            <text:p>2,0854954866088</text:p>
          </table:table-cell>
          <table:table-cell/>
          <table:table-cell office:value-type="string" calcext:value-type="string">
            <text:p>MDG-b_2_n500_m50</text:p>
          </table:table-cell>
          <table:table-cell office:value-type="float" office:value="760500.55" calcext:value-type="float">
            <text:p>760500,55</text:p>
          </table:table-cell>
          <table:table-cell office:value-type="float" office:value="12.9313864707947" calcext:value-type="float">
            <text:p>12,9313864707947</text:p>
          </table:table-cell>
          <table:table-cell table:formula="of:=100*([.$D15]-[.V15])/[.$D15]" office:value-type="float" office:value="2.49539021007308" calcext:value-type="float">
            <text:p>2,49539021007308</text:p>
          </table:table-cell>
          <table:table-cell/>
          <table:table-cell office:value-type="string" calcext:value-type="string">
            <text:p>MDG-b_2_n500_m50</text:p>
          </table:table-cell>
          <table:table-cell office:value-type="float" office:value="768860.31" calcext:value-type="float">
            <text:p>768860,31</text:p>
          </table:table-cell>
          <table:table-cell office:value-type="float" office:value="0.831032991409302" calcext:value-type="float">
            <text:p>0,831032991409302</text:p>
          </table:table-cell>
          <table:table-cell table:formula="of:=100*([.$D15]-[.AA15])/[.$D15]" office:value-type="float" office:value="1.42357620975783" calcext:value-type="float">
            <text:p>1,42357620975783</text:p>
          </table:table-cell>
          <table:table-cell/>
          <table:table-cell office:value-type="string" calcext:value-type="string">
            <text:p>MDG-b_2_n500_m50</text:p>
          </table:table-cell>
          <table:table-cell office:value-type="float" office:value="774323.74" calcext:value-type="float">
            <text:p>774323,74</text:p>
          </table:table-cell>
          <table:table-cell office:value-type="float" office:value="1.92287445068359" calcext:value-type="float">
            <text:p>1,92287445068359</text:p>
          </table:table-cell>
          <table:table-cell table:formula="of:=100*([.$D15]-[.AF15])/[.$D15]" office:value-type="float" office:value="0.723103856036889" calcext:value-type="float">
            <text:p>0,723103856036889</text:p>
          </table:table-cell>
          <table:table-cell/>
          <table:table-cell office:value-type="string" calcext:value-type="string">
            <text:p>MDG-b_2_n500_m50</text:p>
          </table:table-cell>
          <table:table-cell office:value-type="float" office:value="766733.57" calcext:value-type="float">
            <text:p>766733,57</text:p>
          </table:table-cell>
          <table:table-cell office:value-type="float" office:value="0.959617614746094" calcext:value-type="float">
            <text:p>0,959617614746094</text:p>
          </table:table-cell>
          <table:table-cell table:formula="of:=100*([.$D15]-[.AK15])/[.$D15]" office:value-type="float" office:value="1.69624787820652" calcext:value-type="float">
            <text:p>1,69624787820652</text:p>
          </table:table-cell>
          <table:table-cell/>
          <table:table-cell table:style-name="ce45"/>
          <table:table-cell table:style-name="ce49"/>
          <table:table-cell table:style-name="ce51"/>
          <table:table-cell table:style-name="ce53"/>
          <table:table-cell table:style-name="ce31"/>
          <table:table-cell table:style-name="ce45"/>
          <table:table-cell table:style-name="ce49"/>
          <table:table-cell table:style-name="ce51"/>
          <table:table-cell table:style-name="ce53"/>
          <table:table-cell table:style-name="ce46"/>
          <table:table-cell table:style-name="ce45"/>
          <table:table-cell table:style-name="ce53"/>
          <table:table-cell table:style-name="ce51"/>
          <table:table-cell table:style-name="ce53"/>
          <table:table-cell table:number-columns-repeated="5"/>
          <table:table-cell table:style-name="ce31"/>
          <table:table-cell table:style-name="ce37"/>
          <table:table-cell table:style-name="ce39"/>
          <table:table-cell table:number-columns-repeated="11"/>
        </table:table-row>
        <table:table-row table:style-name="ro1">
          <table:table-cell table:style-name="ce4" office:value-type="string" calcext:value-type="string">
            <text:p>MDG-b_3_n500_m50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float" office:value="776768.4375" calcext:value-type="float">
            <text:p>776768,4375</text:p>
          </table:table-cell>
          <table:table-cell/>
          <table:table-cell office:value-type="string" calcext:value-type="string">
            <text:p>MDG-b_3_n500_m50</text:p>
          </table:table-cell>
          <table:table-cell office:value-type="float" office:value="763778.43" calcext:value-type="float">
            <text:p>763778,43</text:p>
          </table:table-cell>
          <table:table-cell office:value-type="float" office:value="8.38567852973938" calcext:value-type="float">
            <text:p>8,38567852973938</text:p>
          </table:table-cell>
          <table:table-cell table:formula="of:=100*([.$D16]-[.G16])/[.$D16]" office:value-type="float" office:value="1.67231402215669" calcext:value-type="float">
            <text:p>1,67231402215669</text:p>
          </table:table-cell>
          <table:table-cell/>
          <table:table-cell office:value-type="string" calcext:value-type="string">
            <text:p>MDG-b_3_n500_m50</text:p>
          </table:table-cell>
          <table:table-cell office:value-type="float" office:value="762226.28" calcext:value-type="float">
            <text:p>762226,28</text:p>
          </table:table-cell>
          <table:table-cell office:value-type="float" office:value="5.93490695953369" calcext:value-type="float">
            <text:p>5,93490695953369</text:p>
          </table:table-cell>
          <table:table-cell table:formula="of:=100*([.$D16]-[.L16])/[.$D16]" office:value-type="float" office:value="1.87213547795574" calcext:value-type="float">
            <text:p>1,87213547795574</text:p>
          </table:table-cell>
          <table:table-cell/>
          <table:table-cell office:value-type="string" calcext:value-type="string">
            <text:p>MDG-b_3_n500_m50</text:p>
          </table:table-cell>
          <table:table-cell office:value-type="float" office:value="764641.91" calcext:value-type="float">
            <text:p>764641,91</text:p>
          </table:table-cell>
          <table:table-cell office:value-type="float" office:value="13.060759305954" calcext:value-type="float">
            <text:p>13,060759305954</text:p>
          </table:table-cell>
          <table:table-cell table:formula="of:=100*([.$D16]-[.Q16])/[.$D16]" office:value-type="float" office:value="1.5611509060575" calcext:value-type="float">
            <text:p>1,5611509060575</text:p>
          </table:table-cell>
          <table:table-cell/>
          <table:table-cell office:value-type="string" calcext:value-type="string">
            <text:p>MDG-b_3_n500_m50</text:p>
          </table:table-cell>
          <table:table-cell office:value-type="float" office:value="756758.07" calcext:value-type="float">
            <text:p>756758,07</text:p>
          </table:table-cell>
          <table:table-cell office:value-type="float" office:value="12.4194626808167" calcext:value-type="float">
            <text:p>12,4194626808167</text:p>
          </table:table-cell>
          <table:table-cell table:formula="of:=100*([.$D16]-[.V16])/[.$D16]" office:value-type="float" office:value="2.57610460646453" calcext:value-type="float">
            <text:p>2,57610460646453</text:p>
          </table:table-cell>
          <table:table-cell/>
          <table:table-cell office:value-type="string" calcext:value-type="string">
            <text:p>MDG-b_3_n500_m50</text:p>
          </table:table-cell>
          <table:table-cell office:value-type="float" office:value="774122.57" calcext:value-type="float">
            <text:p>774122,57</text:p>
          </table:table-cell>
          <table:table-cell office:value-type="float" office:value="0.839118003845215" calcext:value-type="float">
            <text:p>0,839118003845215</text:p>
          </table:table-cell>
          <table:table-cell table:formula="of:=100*([.$D16]-[.AA16])/[.$D16]" office:value-type="float" office:value="0.340625001257203" calcext:value-type="float">
            <text:p>0,340625001257203</text:p>
          </table:table-cell>
          <table:table-cell/>
          <table:table-cell office:value-type="string" calcext:value-type="string">
            <text:p>MDG-b_3_n500_m50</text:p>
          </table:table-cell>
          <table:table-cell office:value-type="float" office:value="768818.85" calcext:value-type="float">
            <text:p>768818,85</text:p>
          </table:table-cell>
          <table:table-cell office:value-type="float" office:value="1.98685693740845" calcext:value-type="float">
            <text:p>1,98685693740845</text:p>
          </table:table-cell>
          <table:table-cell table:formula="of:=100*([.$D16]-[.AF16])/[.$D16]" office:value-type="float" office:value="1.02341793464027" calcext:value-type="float">
            <text:p>1,02341793464027</text:p>
          </table:table-cell>
          <table:table-cell/>
          <table:table-cell office:value-type="string" calcext:value-type="string">
            <text:p>MDG-b_3_n500_m50</text:p>
          </table:table-cell>
          <table:table-cell office:value-type="float" office:value="766989.35" calcext:value-type="float">
            <text:p>766989,35</text:p>
          </table:table-cell>
          <table:table-cell office:value-type="float" office:value="0.952848434448242" calcext:value-type="float">
            <text:p>0,952848434448242</text:p>
          </table:table-cell>
          <table:table-cell table:formula="of:=100*([.$D16]-[.AK16])/[.$D16]" office:value-type="float" office:value="1.25894501216779" calcext:value-type="float">
            <text:p>1,25894501216779</text:p>
          </table:table-cell>
          <table:table-cell/>
          <table:table-cell table:style-name="ce45"/>
          <table:table-cell table:style-name="ce49"/>
          <table:table-cell table:style-name="ce51"/>
          <table:table-cell table:style-name="ce53"/>
          <table:table-cell table:style-name="ce31"/>
          <table:table-cell table:style-name="ce45"/>
          <table:table-cell table:style-name="ce49"/>
          <table:table-cell table:style-name="ce51"/>
          <table:table-cell table:style-name="ce53"/>
          <table:table-cell table:style-name="ce46"/>
          <table:table-cell table:style-name="ce45"/>
          <table:table-cell table:style-name="ce53"/>
          <table:table-cell table:style-name="ce51"/>
          <table:table-cell table:style-name="ce53"/>
          <table:table-cell table:number-columns-repeated="5"/>
          <table:table-cell table:style-name="ce31"/>
          <table:table-cell table:style-name="ce37"/>
          <table:table-cell table:style-name="ce39"/>
          <table:table-cell table:number-columns-repeated="11"/>
        </table:table-row>
        <table:table-row table:style-name="ro1">
          <table:table-cell table:style-name="ce4" office:value-type="string" calcext:value-type="string">
            <text:p>MDG-b_4_n500_m50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float" office:value="775394.625" calcext:value-type="float">
            <text:p>775394,625</text:p>
          </table:table-cell>
          <table:table-cell/>
          <table:table-cell office:value-type="string" calcext:value-type="string">
            <text:p>MDG-b_4_n500_m50</text:p>
          </table:table-cell>
          <table:table-cell office:value-type="float" office:value="760879.02" calcext:value-type="float">
            <text:p>760879,02</text:p>
          </table:table-cell>
          <table:table-cell office:value-type="float" office:value="8.46549463272095" calcext:value-type="float">
            <text:p>8,46549463272095</text:p>
          </table:table-cell>
          <table:table-cell table:formula="of:=100*([.$D17]-[.G17])/[.$D17]" office:value-type="float" office:value="1.87202806570912" calcext:value-type="float">
            <text:p>1,87202806570912</text:p>
          </table:table-cell>
          <table:table-cell/>
          <table:table-cell office:value-type="string" calcext:value-type="string">
            <text:p>MDG-b_4_n500_m50</text:p>
          </table:table-cell>
          <table:table-cell office:value-type="float" office:value="760122" calcext:value-type="float">
            <text:p>760122</text:p>
          </table:table-cell>
          <table:table-cell office:value-type="float" office:value="5.83316040039063" calcext:value-type="float">
            <text:p>5,83316040039063</text:p>
          </table:table-cell>
          <table:table-cell table:formula="of:=100*([.$D17]-[.L17])/[.$D17]" office:value-type="float" office:value="1.96965835299671" calcext:value-type="float">
            <text:p>1,96965835299671</text:p>
          </table:table-cell>
          <table:table-cell/>
          <table:table-cell office:value-type="string" calcext:value-type="string">
            <text:p>MDG-b_4_n500_m50</text:p>
          </table:table-cell>
          <table:table-cell office:value-type="float" office:value="760559.13" calcext:value-type="float">
            <text:p>760559,13</text:p>
          </table:table-cell>
          <table:table-cell office:value-type="float" office:value="12.4554595947266" calcext:value-type="float">
            <text:p>12,4554595947266</text:p>
          </table:table-cell>
          <table:table-cell table:formula="of:=100*([.$D17]-[.Q17])/[.$D17]" office:value-type="float" office:value="1.91328318789932" calcext:value-type="float">
            <text:p>1,91328318789932</text:p>
          </table:table-cell>
          <table:table-cell/>
          <table:table-cell office:value-type="string" calcext:value-type="string">
            <text:p>MDG-b_4_n500_m50</text:p>
          </table:table-cell>
          <table:table-cell office:value-type="float" office:value="759896.61" calcext:value-type="float">
            <text:p>759896,61</text:p>
          </table:table-cell>
          <table:table-cell office:value-type="float" office:value="12.4315626621246" calcext:value-type="float">
            <text:p>12,4315626621246</text:p>
          </table:table-cell>
          <table:table-cell table:formula="of:=100*([.$D17]-[.V17])/[.$D17]" office:value-type="float" office:value="1.99872613251607" calcext:value-type="float">
            <text:p>1,99872613251607</text:p>
          </table:table-cell>
          <table:table-cell/>
          <table:table-cell office:value-type="string" calcext:value-type="string">
            <text:p>MDG-b_4_n500_m50</text:p>
          </table:table-cell>
          <table:table-cell office:value-type="float" office:value="766606.86" calcext:value-type="float">
            <text:p>766606,86</text:p>
          </table:table-cell>
          <table:table-cell office:value-type="float" office:value="0.857656478881836" calcext:value-type="float">
            <text:p>0,857656478881836</text:p>
          </table:table-cell>
          <table:table-cell table:formula="of:=100*([.$D17]-[.AA17])/[.$D17]" office:value-type="float" office:value="1.13332807794483" calcext:value-type="float">
            <text:p>1,13332807794483</text:p>
          </table:table-cell>
          <table:table-cell/>
          <table:table-cell office:value-type="string" calcext:value-type="string">
            <text:p>MDG-b_4_n500_m50</text:p>
          </table:table-cell>
          <table:table-cell office:value-type="float" office:value="770560.45" calcext:value-type="float">
            <text:p>770560,45</text:p>
          </table:table-cell>
          <table:table-cell office:value-type="float" office:value="1.97273468971252" calcext:value-type="float">
            <text:p>1,97273468971252</text:p>
          </table:table-cell>
          <table:table-cell table:formula="of:=100*([.$D17]-[.AF17])/[.$D17]" office:value-type="float" office:value="0.623447060907863" calcext:value-type="float">
            <text:p>0,623447060907863</text:p>
          </table:table-cell>
          <table:table-cell/>
          <table:table-cell office:value-type="string" calcext:value-type="string">
            <text:p>MDG-b_4_n500_m50</text:p>
          </table:table-cell>
          <table:table-cell office:value-type="float" office:value="765529.96" calcext:value-type="float">
            <text:p>765529,96</text:p>
          </table:table-cell>
          <table:table-cell office:value-type="float" office:value="0.974847316741943" calcext:value-type="float">
            <text:p>0,974847316741943</text:p>
          </table:table-cell>
          <table:table-cell table:formula="of:=100*([.$D17]-[.AK17])/[.$D17]" office:value-type="float" office:value="1.27221219775673" calcext:value-type="float">
            <text:p>1,27221219775673</text:p>
          </table:table-cell>
          <table:table-cell/>
          <table:table-cell table:style-name="ce45"/>
          <table:table-cell table:style-name="ce49"/>
          <table:table-cell table:style-name="ce51"/>
          <table:table-cell table:style-name="ce53"/>
          <table:table-cell table:style-name="ce31"/>
          <table:table-cell table:style-name="ce45"/>
          <table:table-cell table:style-name="ce49"/>
          <table:table-cell table:style-name="ce51"/>
          <table:table-cell table:style-name="ce53"/>
          <table:table-cell table:style-name="ce46"/>
          <table:table-cell table:style-name="ce45"/>
          <table:table-cell table:style-name="ce53"/>
          <table:table-cell table:style-name="ce51"/>
          <table:table-cell table:style-name="ce53"/>
          <table:table-cell table:number-columns-repeated="5"/>
          <table:table-cell table:style-name="ce31"/>
          <table:table-cell table:style-name="ce37"/>
          <table:table-cell table:style-name="ce39"/>
          <table:table-cell table:number-columns-repeated="11"/>
        </table:table-row>
        <table:table-row table:style-name="ro1">
          <table:table-cell table:style-name="ce4" office:value-type="string" calcext:value-type="string">
            <text:p>MDG-b_5_n500_m50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float" office:value="775611.0625" calcext:value-type="float">
            <text:p>775611,0625</text:p>
          </table:table-cell>
          <table:table-cell/>
          <table:table-cell office:value-type="string" calcext:value-type="string">
            <text:p>MDG-b_5_n500_m50</text:p>
          </table:table-cell>
          <table:table-cell office:value-type="float" office:value="763337.01" calcext:value-type="float">
            <text:p>763337,01</text:p>
          </table:table-cell>
          <table:table-cell office:value-type="float" office:value="8.88689589500427" calcext:value-type="float">
            <text:p>8,88689589500427</text:p>
          </table:table-cell>
          <table:table-cell table:formula="of:=100*([.$D18]-[.G18])/[.$D18]" office:value-type="float" office:value="1.58250095871989" calcext:value-type="float">
            <text:p>1,58250095871989</text:p>
          </table:table-cell>
          <table:table-cell/>
          <table:table-cell office:value-type="string" calcext:value-type="string">
            <text:p>MDG-b_5_n500_m50</text:p>
          </table:table-cell>
          <table:table-cell office:value-type="float" office:value="753599.36" calcext:value-type="float">
            <text:p>753599,36</text:p>
          </table:table-cell>
          <table:table-cell office:value-type="float" office:value="5.99312329292297" calcext:value-type="float">
            <text:p>5,99312329292297</text:p>
          </table:table-cell>
          <table:table-cell table:formula="of:=100*([.$D18]-[.L18])/[.$D18]" office:value-type="float" office:value="2.83798202014428" calcext:value-type="float">
            <text:p>2,83798202014428</text:p>
          </table:table-cell>
          <table:table-cell/>
          <table:table-cell office:value-type="string" calcext:value-type="string">
            <text:p>MDG-b_5_n500_m50</text:p>
          </table:table-cell>
          <table:table-cell office:value-type="float" office:value="762066.41" calcext:value-type="float">
            <text:p>762066,41</text:p>
          </table:table-cell>
          <table:table-cell office:value-type="float" office:value="12.768660068512" calcext:value-type="float">
            <text:p>12,768660068512</text:p>
          </table:table-cell>
          <table:table-cell table:formula="of:=100*([.$D18]-[.Q18])/[.$D18]" office:value-type="float" office:value="1.74632017964545" calcext:value-type="float">
            <text:p>1,74632017964545</text:p>
          </table:table-cell>
          <table:table-cell/>
          <table:table-cell office:value-type="string" calcext:value-type="string">
            <text:p>MDG-b_5_n500_m50</text:p>
          </table:table-cell>
          <table:table-cell office:value-type="float" office:value="757254.76" calcext:value-type="float">
            <text:p>757254,76</text:p>
          </table:table-cell>
          <table:table-cell office:value-type="float" office:value="12.1161677837372" calcext:value-type="float">
            <text:p>12,1161677837372</text:p>
          </table:table-cell>
          <table:table-cell table:formula="of:=100*([.$D18]-[.V18])/[.$D18]" office:value-type="float" office:value="2.3666891032772" calcext:value-type="float">
            <text:p>2,3666891032772</text:p>
          </table:table-cell>
          <table:table-cell/>
          <table:table-cell office:value-type="string" calcext:value-type="string">
            <text:p>MDG-b_5_n500_m50</text:p>
          </table:table-cell>
          <table:table-cell office:value-type="float" office:value="762665.74" calcext:value-type="float">
            <text:p>762665,74</text:p>
          </table:table-cell>
          <table:table-cell office:value-type="float" office:value="0.858426094055176" calcext:value-type="float">
            <text:p>0,858426094055176</text:p>
          </table:table-cell>
          <table:table-cell table:formula="of:=100*([.$D18]-[.AA18])/[.$D18]" office:value-type="float" office:value="1.66904820288067" calcext:value-type="float">
            <text:p>1,66904820288067</text:p>
          </table:table-cell>
          <table:table-cell/>
          <table:table-cell office:value-type="string" calcext:value-type="string">
            <text:p>MDG-b_5_n500_m50</text:p>
          </table:table-cell>
          <table:table-cell office:value-type="float" office:value="764810.61" calcext:value-type="float">
            <text:p>764810,61</text:p>
          </table:table-cell>
          <table:table-cell office:value-type="float" office:value="2.13282632827759" calcext:value-type="float">
            <text:p>2,13282632827759</text:p>
          </table:table-cell>
          <table:table-cell table:formula="of:=100*([.$D18]-[.AF18])/[.$D18]" office:value-type="float" office:value="1.39250882590395" calcext:value-type="float">
            <text:p>1,39250882590395</text:p>
          </table:table-cell>
          <table:table-cell/>
          <table:table-cell office:value-type="string" calcext:value-type="string">
            <text:p>MDG-b_5_n500_m50</text:p>
          </table:table-cell>
          <table:table-cell office:value-type="float" office:value="763703.83" calcext:value-type="float">
            <text:p>763703,83</text:p>
          </table:table-cell>
          <table:table-cell office:value-type="float" office:value="0.956753969192505" calcext:value-type="float">
            <text:p>0,956753969192505</text:p>
          </table:table-cell>
          <table:table-cell table:formula="of:=100*([.$D18]-[.AK18])/[.$D18]" office:value-type="float" office:value="1.5352066358646" calcext:value-type="float">
            <text:p>1,5352066358646</text:p>
          </table:table-cell>
          <table:table-cell/>
          <table:table-cell table:style-name="ce45"/>
          <table:table-cell table:style-name="ce49"/>
          <table:table-cell table:style-name="ce51"/>
          <table:table-cell table:style-name="ce53"/>
          <table:table-cell table:style-name="ce56"/>
          <table:table-cell table:style-name="ce45"/>
          <table:table-cell table:style-name="ce49"/>
          <table:table-cell table:style-name="ce51"/>
          <table:table-cell table:style-name="ce53"/>
          <table:table-cell table:style-name="ce46"/>
          <table:table-cell table:style-name="ce45"/>
          <table:table-cell table:style-name="ce53"/>
          <table:table-cell table:style-name="ce51"/>
          <table:table-cell table:style-name="ce53"/>
          <table:table-cell table:number-columns-repeated="5"/>
          <table:table-cell table:style-name="ce32" table:number-columns-repeated="3"/>
          <table:table-cell table:number-columns-repeated="11"/>
        </table:table-row>
        <table:table-row table:style-name="ro1">
          <table:table-cell table:style-name="ce4" office:value-type="string" calcext:value-type="string">
            <text:p>MDG-b_6_n500_m50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float" office:value="775153.6875" calcext:value-type="float">
            <text:p>775153,6875</text:p>
          </table:table-cell>
          <table:table-cell/>
          <table:table-cell office:value-type="string" calcext:value-type="string">
            <text:p>MDG-b_6_n500_m50</text:p>
          </table:table-cell>
          <table:table-cell office:value-type="float" office:value="767325.34" calcext:value-type="float">
            <text:p>767325,34</text:p>
          </table:table-cell>
          <table:table-cell office:value-type="float" office:value="9.35751819610596" calcext:value-type="float">
            <text:p>9,35751819610596</text:p>
          </table:table-cell>
          <table:table-cell table:formula="of:=100*([.$D19]-[.G19])/[.$D19]" office:value-type="float" office:value="1.00990908335194" calcext:value-type="float">
            <text:p>1,00990908335194</text:p>
          </table:table-cell>
          <table:table-cell/>
          <table:table-cell office:value-type="string" calcext:value-type="string">
            <text:p>MDG-b_6_n500_m50</text:p>
          </table:table-cell>
          <table:table-cell office:value-type="float" office:value="759304.86" calcext:value-type="float">
            <text:p>759304,86</text:p>
          </table:table-cell>
          <table:table-cell office:value-type="float" office:value="6.32648754119873" calcext:value-type="float">
            <text:p>6,32648754119873</text:p>
          </table:table-cell>
          <table:table-cell table:formula="of:=100*([.$D19]-[.L19])/[.$D19]" office:value-type="float" office:value="2.04460454172838" calcext:value-type="float">
            <text:p>2,04460454172838</text:p>
          </table:table-cell>
          <table:table-cell/>
          <table:table-cell office:value-type="string" calcext:value-type="string">
            <text:p>MDG-b_6_n500_m50</text:p>
          </table:table-cell>
          <table:table-cell office:value-type="float" office:value="759651" calcext:value-type="float">
            <text:p>759651</text:p>
          </table:table-cell>
          <table:table-cell office:value-type="float" office:value="13.2923851013184" calcext:value-type="float">
            <text:p>13,2923851013184</text:p>
          </table:table-cell>
          <table:table-cell table:formula="of:=100*([.$D19]-[.Q19])/[.$D19]" office:value-type="float" office:value="1.9999501711717" calcext:value-type="float">
            <text:p>1,9999501711717</text:p>
          </table:table-cell>
          <table:table-cell/>
          <table:table-cell office:value-type="string" calcext:value-type="string">
            <text:p>MDG-b_6_n500_m50</text:p>
          </table:table-cell>
          <table:table-cell office:value-type="float" office:value="761268.73" calcext:value-type="float">
            <text:p>761268,73</text:p>
          </table:table-cell>
          <table:table-cell office:value-type="float" office:value="12.9805102348328" calcext:value-type="float">
            <text:p>12,9805102348328</text:p>
          </table:table-cell>
          <table:table-cell table:formula="of:=100*([.$D19]-[.V19])/[.$D19]" office:value-type="float" office:value="1.79125220248662" calcext:value-type="float">
            <text:p>1,79125220248662</text:p>
          </table:table-cell>
          <table:table-cell/>
          <table:table-cell office:value-type="string" calcext:value-type="string">
            <text:p>MDG-b_6_n500_m50</text:p>
          </table:table-cell>
          <table:table-cell office:value-type="float" office:value="766927.81" calcext:value-type="float">
            <text:p>766927,81</text:p>
          </table:table-cell>
          <table:table-cell office:value-type="float" office:value="0.874520540237427" calcext:value-type="float">
            <text:p>0,874520540237427</text:p>
          </table:table-cell>
          <table:table-cell table:formula="of:=100*([.$D19]-[.AA19])/[.$D19]" office:value-type="float" office:value="1.06119310694759" calcext:value-type="float">
            <text:p>1,06119310694759</text:p>
          </table:table-cell>
          <table:table-cell/>
          <table:table-cell office:value-type="string" calcext:value-type="string">
            <text:p>MDG-b_6_n500_m50</text:p>
          </table:table-cell>
          <table:table-cell office:value-type="float" office:value="773819.6" calcext:value-type="float">
            <text:p>773819,6</text:p>
          </table:table-cell>
          <table:table-cell office:value-type="float" office:value="1.97050619125366" calcext:value-type="float">
            <text:p>1,97050619125366</text:p>
          </table:table-cell>
          <table:table-cell table:formula="of:=100*([.$D19]-[.AF19])/[.$D19]" office:value-type="float" office:value="0.172106192812236" calcext:value-type="float">
            <text:p>0,172106192812236</text:p>
          </table:table-cell>
          <table:table-cell/>
          <table:table-cell office:value-type="string" calcext:value-type="string">
            <text:p>MDG-b_6_n500_m50</text:p>
          </table:table-cell>
          <table:table-cell office:value-type="float" office:value="761722.45" calcext:value-type="float">
            <text:p>761722,45</text:p>
          </table:table-cell>
          <table:table-cell office:value-type="float" office:value="0.96597695350647" calcext:value-type="float">
            <text:p>0,96597695350647</text:p>
          </table:table-cell>
          <table:table-cell table:formula="of:=100*([.$D19]-[.AK19])/[.$D19]" office:value-type="float" office:value="1.732719293811" calcext:value-type="float">
            <text:p>1,732719293811</text:p>
          </table:table-cell>
          <table:table-cell/>
          <table:table-cell table:style-name="ce45"/>
          <table:table-cell table:style-name="ce49"/>
          <table:table-cell table:style-name="ce51"/>
          <table:table-cell table:style-name="ce53"/>
          <table:table-cell table:style-name="ce57"/>
          <table:table-cell table:style-name="ce45"/>
          <table:table-cell table:style-name="ce49"/>
          <table:table-cell table:style-name="ce51"/>
          <table:table-cell table:style-name="ce53"/>
          <table:table-cell table:style-name="ce46"/>
          <table:table-cell table:style-name="ce45"/>
          <table:table-cell table:style-name="ce53"/>
          <table:table-cell table:style-name="ce51"/>
          <table:table-cell table:style-name="ce53"/>
          <table:table-cell table:number-columns-repeated="5"/>
          <table:table-cell table:style-name="ce33" table:number-columns-repeated="3"/>
          <table:table-cell table:number-columns-repeated="11"/>
        </table:table-row>
        <table:table-row table:style-name="ro2">
          <table:table-cell table:style-name="ce4" office:value-type="string" calcext:value-type="string">
            <text:p>MDG-b_7_n500_m50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float" office:value="777232.875" calcext:value-type="float">
            <text:p>777232,875</text:p>
          </table:table-cell>
          <table:table-cell/>
          <table:table-cell office:value-type="string" calcext:value-type="string">
            <text:p>MDG-b_7_n500_m50</text:p>
          </table:table-cell>
          <table:table-cell office:value-type="float" office:value="764438.36" calcext:value-type="float">
            <text:p>764438,36</text:p>
          </table:table-cell>
          <table:table-cell office:value-type="float" office:value="9.24458312988281" calcext:value-type="float">
            <text:p>9,24458312988281</text:p>
          </table:table-cell>
          <table:table-cell table:formula="of:=100*([.$D20]-[.G20])/[.$D20]" office:value-type="float" office:value="1.64616235513713" calcext:value-type="float">
            <text:p>1,64616235513713</text:p>
          </table:table-cell>
          <table:table-cell/>
          <table:table-cell office:value-type="string" calcext:value-type="string">
            <text:p>MDG-b_7_n500_m50</text:p>
          </table:table-cell>
          <table:table-cell office:value-type="float" office:value="762206.77" calcext:value-type="float">
            <text:p>762206,77</text:p>
          </table:table-cell>
          <table:table-cell office:value-type="float" office:value="6.64724802970886" calcext:value-type="float">
            <text:p>6,64724802970886</text:p>
          </table:table-cell>
          <table:table-cell table:formula="of:=100*([.$D20]-[.L20])/[.$D20]" office:value-type="float" office:value="1.93328222252565" calcext:value-type="float">
            <text:p>1,93328222252565</text:p>
          </table:table-cell>
          <table:table-cell/>
          <table:table-cell office:value-type="string" calcext:value-type="string">
            <text:p>MDG-b_7_n500_m50</text:p>
          </table:table-cell>
          <table:table-cell office:value-type="float" office:value="773092.72" calcext:value-type="float">
            <text:p>773092,72</text:p>
          </table:table-cell>
          <table:table-cell office:value-type="float" office:value="13.1715834140778" calcext:value-type="float">
            <text:p>13,1715834140778</text:p>
          </table:table-cell>
          <table:table-cell table:formula="of:=100*([.$D20]-[.Q20])/[.$D20]" office:value-type="float" office:value="0.53267883193953" calcext:value-type="float">
            <text:p>0,53267883193953</text:p>
          </table:table-cell>
          <table:table-cell/>
          <table:table-cell office:value-type="string" calcext:value-type="string">
            <text:p>MDG-b_7_n500_m50</text:p>
          </table:table-cell>
          <table:table-cell office:value-type="float" office:value="769762.57" calcext:value-type="float">
            <text:p>769762,57</text:p>
          </table:table-cell>
          <table:table-cell office:value-type="float" office:value="13.1648488044739" calcext:value-type="float">
            <text:p>13,1648488044739</text:p>
          </table:table-cell>
          <table:table-cell table:formula="of:=100*([.$D20]-[.V20])/[.$D20]" office:value-type="float" office:value="0.961141150906677" calcext:value-type="float">
            <text:p>0,961141150906677</text:p>
          </table:table-cell>
          <table:table-cell/>
          <table:table-cell office:value-type="string" calcext:value-type="string">
            <text:p>MDG-b_7_n500_m50</text:p>
          </table:table-cell>
          <table:table-cell office:value-type="float" office:value="767102.16" calcext:value-type="float">
            <text:p>767102,16</text:p>
          </table:table-cell>
          <table:table-cell office:value-type="float" office:value="0.883879661560059" calcext:value-type="float">
            <text:p>0,883879661560059</text:p>
          </table:table-cell>
          <table:table-cell table:formula="of:=100*([.$D20]-[.AA20])/[.$D20]" office:value-type="float" office:value="1.30343367166502" calcext:value-type="float">
            <text:p>1,30343367166502</text:p>
          </table:table-cell>
          <table:table-cell/>
          <table:table-cell office:value-type="string" calcext:value-type="string">
            <text:p>MDG-b_7_n500_m50</text:p>
          </table:table-cell>
          <table:table-cell office:value-type="float" office:value="772325.79" calcext:value-type="float">
            <text:p>772325,79</text:p>
          </table:table-cell>
          <table:table-cell office:value-type="float" office:value="2.15120601654053" calcext:value-type="float">
            <text:p>2,15120601654053</text:p>
          </table:table-cell>
          <table:table-cell table:formula="of:=100*([.$D20]-[.AF20])/[.$D20]" office:value-type="float" office:value="0.631353247892398" calcext:value-type="float">
            <text:p>0,631353247892398</text:p>
          </table:table-cell>
          <table:table-cell/>
          <table:table-cell office:value-type="string" calcext:value-type="string">
            <text:p>MDG-b_7_n500_m50</text:p>
          </table:table-cell>
          <table:table-cell office:value-type="float" office:value="773226.92" calcext:value-type="float">
            <text:p>773226,92</text:p>
          </table:table-cell>
          <table:table-cell office:value-type="float" office:value="0.922306776046753" calcext:value-type="float">
            <text:p>0,922306776046753</text:p>
          </table:table-cell>
          <table:table-cell table:formula="of:=100*([.$D20]-[.AK20])/[.$D20]" office:value-type="float" office:value="0.515412449582768" calcext:value-type="float">
            <text:p>0,515412449582768</text:p>
          </table:table-cell>
          <table:table-cell/>
          <table:table-cell table:style-name="ce45"/>
          <table:table-cell table:style-name="ce49"/>
          <table:table-cell table:style-name="ce51"/>
          <table:table-cell table:style-name="ce53"/>
          <table:table-cell table:style-name="ce30"/>
          <table:table-cell table:style-name="ce45"/>
          <table:table-cell table:style-name="ce49"/>
          <table:table-cell table:style-name="ce51"/>
          <table:table-cell table:style-name="ce53"/>
          <table:table-cell table:style-name="ce46"/>
          <table:table-cell table:style-name="ce45"/>
          <table:table-cell table:style-name="ce53"/>
          <table:table-cell table:style-name="ce51"/>
          <table:table-cell table:style-name="ce53"/>
          <table:table-cell table:number-columns-repeated="5"/>
          <table:table-cell table:style-name="ce34" table:number-columns-repeated="2"/>
          <table:table-cell table:style-name="ce41"/>
          <table:table-cell table:number-columns-repeated="11"/>
        </table:table-row>
        <table:table-row table:style-name="ro2">
          <table:table-cell table:style-name="ce4" office:value-type="string" calcext:value-type="string">
            <text:p>MDG-b_8_n500_m50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float" office:value="779168.75" calcext:value-type="float">
            <text:p>779168,75</text:p>
          </table:table-cell>
          <table:table-cell/>
          <table:table-cell office:value-type="string" calcext:value-type="string">
            <text:p>MDG-b_8_n500_m50</text:p>
          </table:table-cell>
          <table:table-cell office:value-type="float" office:value="772949.39" calcext:value-type="float">
            <text:p>772949,39</text:p>
          </table:table-cell>
          <table:table-cell office:value-type="float" office:value="9.22407865524292" calcext:value-type="float">
            <text:p>9,22407865524292</text:p>
          </table:table-cell>
          <table:table-cell table:formula="of:=100*([.$D21]-[.G21])/[.$D21]" office:value-type="float" office:value="0.798204496779419" calcext:value-type="float">
            <text:p>0,798204496779419</text:p>
          </table:table-cell>
          <table:table-cell/>
          <table:table-cell office:value-type="string" calcext:value-type="string">
            <text:p>MDG-b_8_n500_m50</text:p>
          </table:table-cell>
          <table:table-cell office:value-type="float" office:value="759113.3" calcext:value-type="float">
            <text:p>759113,3</text:p>
          </table:table-cell>
          <table:table-cell office:value-type="float" office:value="6.44736742973328" calcext:value-type="float">
            <text:p>6,44736742973328</text:p>
          </table:table-cell>
          <table:table-cell table:formula="of:=100*([.$D21]-[.L21])/[.$D21]" office:value-type="float" office:value="2.57395461509461" calcext:value-type="float">
            <text:p>2,57395461509461</text:p>
          </table:table-cell>
          <table:table-cell/>
          <table:table-cell office:value-type="string" calcext:value-type="string">
            <text:p>MDG-b_8_n500_m50</text:p>
          </table:table-cell>
          <table:table-cell office:value-type="float" office:value="768377.58" calcext:value-type="float">
            <text:p>768377,58</text:p>
          </table:table-cell>
          <table:table-cell office:value-type="float" office:value="13.5453946590424" calcext:value-type="float">
            <text:p>13,5453946590424</text:p>
          </table:table-cell>
          <table:table-cell table:formula="of:=100*([.$D21]-[.Q21])/[.$D21]" office:value-type="float" office:value="1.3849592915527" calcext:value-type="float">
            <text:p>1,3849592915527</text:p>
          </table:table-cell>
          <table:table-cell/>
          <table:table-cell office:value-type="string" calcext:value-type="string">
            <text:p>MDG-b_8_n500_m50</text:p>
          </table:table-cell>
          <table:table-cell office:value-type="float" office:value="760940.95" calcext:value-type="float">
            <text:p>760940,95</text:p>
          </table:table-cell>
          <table:table-cell office:value-type="float" office:value="12.5332903862" calcext:value-type="float">
            <text:p>12,5332903862</text:p>
          </table:table-cell>
          <table:table-cell table:formula="of:=100*([.$D21]-[.V21])/[.$D21]" office:value-type="float" office:value="2.33939053638895" calcext:value-type="float">
            <text:p>2,33939053638895</text:p>
          </table:table-cell>
          <table:table-cell/>
          <table:table-cell office:value-type="string" calcext:value-type="string">
            <text:p>MDG-b_8_n500_m50</text:p>
          </table:table-cell>
          <table:table-cell office:value-type="float" office:value="771351.6" calcext:value-type="float">
            <text:p>771351,6</text:p>
          </table:table-cell>
          <table:table-cell office:value-type="float" office:value="0.872281551361084" calcext:value-type="float">
            <text:p>0,872281551361084</text:p>
          </table:table-cell>
          <table:table-cell table:formula="of:=100*([.$D21]-[.AA21])/[.$D21]" office:value-type="float" office:value="1.00326790570079" calcext:value-type="float">
            <text:p>1,00326790570079</text:p>
          </table:table-cell>
          <table:table-cell/>
          <table:table-cell office:value-type="string" calcext:value-type="string">
            <text:p>MDG-b_8_n500_m50</text:p>
          </table:table-cell>
          <table:table-cell office:value-type="float" office:value="775188.28" calcext:value-type="float">
            <text:p>775188,28</text:p>
          </table:table-cell>
          <table:table-cell office:value-type="float" office:value="2.02798843383789" calcext:value-type="float">
            <text:p>2,02798843383789</text:p>
          </table:table-cell>
          <table:table-cell table:formula="of:=100*([.$D21]-[.AF21])/[.$D21]" office:value-type="float" office:value="0.510861093954291" calcext:value-type="float">
            <text:p>0,510861093954291</text:p>
          </table:table-cell>
          <table:table-cell/>
          <table:table-cell office:value-type="string" calcext:value-type="string">
            <text:p>MDG-b_8_n500_m50</text:p>
          </table:table-cell>
          <table:table-cell office:value-type="float" office:value="765114.95" calcext:value-type="float">
            <text:p>765114,95</text:p>
          </table:table-cell>
          <table:table-cell office:value-type="float" office:value="0.9369215965271" calcext:value-type="float">
            <text:p>0,9369215965271</text:p>
          </table:table-cell>
          <table:table-cell table:formula="of:=100*([.$D21]-[.AK21])/[.$D21]" office:value-type="float" office:value="1.80369143398013" calcext:value-type="float">
            <text:p>1,80369143398013</text:p>
          </table:table-cell>
          <table:table-cell/>
          <table:table-cell table:style-name="ce45"/>
          <table:table-cell table:style-name="ce49"/>
          <table:table-cell table:style-name="ce51"/>
          <table:table-cell table:style-name="ce53"/>
          <table:table-cell table:style-name="ce30"/>
          <table:table-cell table:style-name="ce45"/>
          <table:table-cell table:style-name="ce49"/>
          <table:table-cell table:style-name="ce51"/>
          <table:table-cell table:style-name="ce53"/>
          <table:table-cell table:style-name="ce46"/>
          <table:table-cell table:style-name="ce45"/>
          <table:table-cell table:style-name="ce53"/>
          <table:table-cell table:style-name="ce51"/>
          <table:table-cell table:style-name="ce53"/>
          <table:table-cell table:number-columns-repeated="5"/>
          <table:table-cell table:style-name="ce34" table:number-columns-repeated="2"/>
          <table:table-cell table:style-name="ce41"/>
          <table:table-cell table:number-columns-repeated="11"/>
        </table:table-row>
        <table:table-row table:style-name="ro2">
          <table:table-cell table:style-name="ce4" office:value-type="string" calcext:value-type="string">
            <text:p>MDG-b_9_n500_m50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float" office:value="774802.1875" calcext:value-type="float">
            <text:p>774802,1875</text:p>
          </table:table-cell>
          <table:table-cell/>
          <table:table-cell office:value-type="string" calcext:value-type="string">
            <text:p>MDG-b_9_n500_m50</text:p>
          </table:table-cell>
          <table:table-cell office:value-type="float" office:value="759387.93" calcext:value-type="float">
            <text:p>759387,93</text:p>
          </table:table-cell>
          <table:table-cell office:value-type="float" office:value="8.92494797706604" calcext:value-type="float">
            <text:p>8,92494797706604</text:p>
          </table:table-cell>
          <table:table-cell table:formula="of:=100*([.$D22]-[.G22])/[.$D22]" office:value-type="float" office:value="1.98944424121156" calcext:value-type="float">
            <text:p>1,98944424121156</text:p>
          </table:table-cell>
          <table:table-cell/>
          <table:table-cell office:value-type="string" calcext:value-type="string">
            <text:p>MDG-b_9_n500_m50</text:p>
          </table:table-cell>
          <table:table-cell office:value-type="float" office:value="749554.47" calcext:value-type="float">
            <text:p>749554,47</text:p>
          </table:table-cell>
          <table:table-cell office:value-type="float" office:value="6.19542980194092" calcext:value-type="float">
            <text:p>6,19542980194092</text:p>
          </table:table-cell>
          <table:table-cell table:formula="of:=100*([.$D22]-[.L22])/[.$D22]" office:value-type="float" office:value="3.258601731813" calcext:value-type="float">
            <text:p>3,258601731813</text:p>
          </table:table-cell>
          <table:table-cell/>
          <table:table-cell office:value-type="string" calcext:value-type="string">
            <text:p>MDG-b_9_n500_m50</text:p>
          </table:table-cell>
          <table:table-cell office:value-type="float" office:value="764184.22" calcext:value-type="float">
            <text:p>764184,22</text:p>
          </table:table-cell>
          <table:table-cell office:value-type="float" office:value="14.0823302268982" calcext:value-type="float">
            <text:p>14,0823302268982</text:p>
          </table:table-cell>
          <table:table-cell table:formula="of:=100*([.$D22]-[.Q22])/[.$D22]" office:value-type="float" office:value="1.3704101087092" calcext:value-type="float">
            <text:p>1,3704101087092</text:p>
          </table:table-cell>
          <table:table-cell/>
          <table:table-cell office:value-type="string" calcext:value-type="string">
            <text:p>MDG-b_9_n500_m50</text:p>
          </table:table-cell>
          <table:table-cell office:value-type="float" office:value="754930.6" calcext:value-type="float">
            <text:p>754930,6</text:p>
          </table:table-cell>
          <table:table-cell office:value-type="float" office:value="12.8340139389038" calcext:value-type="float">
            <text:p>12,8340139389038</text:p>
          </table:table-cell>
          <table:table-cell table:formula="of:=100*([.$D22]-[.V22])/[.$D22]" office:value-type="float" office:value="2.56473043321138" calcext:value-type="float">
            <text:p>2,56473043321138</text:p>
          </table:table-cell>
          <table:table-cell/>
          <table:table-cell office:value-type="string" calcext:value-type="string">
            <text:p>MDG-b_9_n500_m50</text:p>
          </table:table-cell>
          <table:table-cell office:value-type="float" office:value="767139.19" calcext:value-type="float">
            <text:p>767139,19</text:p>
          </table:table-cell>
          <table:table-cell office:value-type="float" office:value="0.849502325057983" calcext:value-type="float">
            <text:p>0,849502325057983</text:p>
          </table:table-cell>
          <table:table-cell table:formula="of:=100*([.$D22]-[.AA22])/[.$D22]" office:value-type="float" office:value="0.989026311957843" calcext:value-type="float">
            <text:p>0,989026311957843</text:p>
          </table:table-cell>
          <table:table-cell/>
          <table:table-cell office:value-type="string" calcext:value-type="string">
            <text:p>MDG-b_9_n500_m50</text:p>
          </table:table-cell>
          <table:table-cell office:value-type="float" office:value="771413.78" calcext:value-type="float">
            <text:p>771413,78</text:p>
          </table:table-cell>
          <table:table-cell office:value-type="float" office:value="2.089848279953" calcext:value-type="float">
            <text:p>2,089848279953</text:p>
          </table:table-cell>
          <table:table-cell table:formula="of:=100*([.$D22]-[.AF22])/[.$D22]" office:value-type="float" office:value="0.437325494773461" calcext:value-type="float">
            <text:p>0,437325494773461</text:p>
          </table:table-cell>
          <table:table-cell/>
          <table:table-cell office:value-type="string" calcext:value-type="string">
            <text:p>MDG-b_9_n500_m50</text:p>
          </table:table-cell>
          <table:table-cell office:value-type="float" office:value="768480.42" calcext:value-type="float">
            <text:p>768480,42</text:p>
          </table:table-cell>
          <table:table-cell office:value-type="float" office:value="0.976813793182373" calcext:value-type="float">
            <text:p>0,976813793182373</text:p>
          </table:table-cell>
          <table:table-cell table:formula="of:=100*([.$D22]-[.AK22])/[.$D22]" office:value-type="float" office:value="0.815920192533008" calcext:value-type="float">
            <text:p>0,815920192533008</text:p>
          </table:table-cell>
          <table:table-cell/>
          <table:table-cell table:style-name="ce45"/>
          <table:table-cell table:style-name="ce49"/>
          <table:table-cell table:style-name="ce51"/>
          <table:table-cell table:style-name="ce53"/>
          <table:table-cell table:style-name="ce31"/>
          <table:table-cell table:style-name="ce45"/>
          <table:table-cell table:style-name="ce49"/>
          <table:table-cell table:style-name="ce51"/>
          <table:table-cell table:style-name="ce53"/>
          <table:table-cell table:style-name="ce46"/>
          <table:table-cell table:style-name="ce45"/>
          <table:table-cell table:style-name="ce53"/>
          <table:table-cell table:style-name="ce51"/>
          <table:table-cell table:style-name="ce53"/>
          <table:table-cell table:number-columns-repeated="5"/>
          <table:table-cell table:style-name="ce35" table:number-columns-repeated="2"/>
          <table:table-cell table:style-name="ce42"/>
          <table:table-cell table:number-columns-repeated="11"/>
        </table:table-row>
        <table:table-row table:style-name="ro2">
          <table:table-cell table:style-name="ce4" office:value-type="string" calcext:value-type="string">
            <text:p>MDG-b_10_n500_m50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50" calcext:value-type="float">
            <text:p>50</text:p>
          </table:table-cell>
          <table:table-cell table:style-name="ce9" office:value-type="float" office:value="774961.3125" calcext:value-type="float">
            <text:p>774961,3125</text:p>
          </table:table-cell>
          <table:table-cell/>
          <table:table-cell office:value-type="string" calcext:value-type="string">
            <text:p>MDG-b_10_n500_m50</text:p>
          </table:table-cell>
          <table:table-cell office:value-type="float" office:value="769063.53" calcext:value-type="float">
            <text:p>769063,53</text:p>
          </table:table-cell>
          <table:table-cell office:value-type="float" office:value="9.40545988082886" calcext:value-type="float">
            <text:p>9,40545988082886</text:p>
          </table:table-cell>
          <table:table-cell table:formula="of:=100*([.$D23]-[.G23])/[.$D23]" office:value-type="float" office:value="0.761042184283228" calcext:value-type="float">
            <text:p>0,761042184283228</text:p>
          </table:table-cell>
          <table:table-cell/>
          <table:table-cell office:value-type="string" calcext:value-type="string">
            <text:p>MDG-b_10_n500_m50</text:p>
          </table:table-cell>
          <table:table-cell office:value-type="float" office:value="758962.74" calcext:value-type="float">
            <text:p>758962,74</text:p>
          </table:table-cell>
          <table:table-cell office:value-type="float" office:value="6.50718879699707" calcext:value-type="float">
            <text:p>6,50718879699707</text:p>
          </table:table-cell>
          <table:table-cell table:formula="of:=100*([.$D23]-[.L23])/[.$D23]" office:value-type="float" office:value="2.06443499074672" calcext:value-type="float">
            <text:p>2,06443499074672</text:p>
          </table:table-cell>
          <table:table-cell/>
          <table:table-cell office:value-type="string" calcext:value-type="string">
            <text:p>MDG-b_10_n500_m50</text:p>
          </table:table-cell>
          <table:table-cell office:value-type="float" office:value="764403.33" calcext:value-type="float">
            <text:p>764403,33</text:p>
          </table:table-cell>
          <table:table-cell office:value-type="float" office:value="14.2338871955872" calcext:value-type="float">
            <text:p>14,2338871955872</text:p>
          </table:table-cell>
          <table:table-cell table:formula="of:=100*([.$D23]-[.Q23])/[.$D23]" office:value-type="float" office:value="1.36238833212723" calcext:value-type="float">
            <text:p>1,36238833212723</text:p>
          </table:table-cell>
          <table:table-cell/>
          <table:table-cell office:value-type="string" calcext:value-type="string">
            <text:p>MDG-b_10_n500_m50</text:p>
          </table:table-cell>
          <table:table-cell office:value-type="float" office:value="755684.04" calcext:value-type="float">
            <text:p>755684,04</text:p>
          </table:table-cell>
          <table:table-cell office:value-type="float" office:value="13.9468019008636" calcext:value-type="float">
            <text:p>13,9468019008636</text:p>
          </table:table-cell>
          <table:table-cell table:formula="of:=100*([.$D23]-[.V23])/[.$D23]" office:value-type="float" office:value="2.48751417510277" calcext:value-type="float">
            <text:p>2,48751417510277</text:p>
          </table:table-cell>
          <table:table-cell/>
          <table:table-cell office:value-type="string" calcext:value-type="string">
            <text:p>MDG-b_10_n500_m50</text:p>
          </table:table-cell>
          <table:table-cell office:value-type="float" office:value="773815.46" calcext:value-type="float">
            <text:p>773815,46</text:p>
          </table:table-cell>
          <table:table-cell office:value-type="float" office:value="0.864303112030029" calcext:value-type="float">
            <text:p>0,864303112030029</text:p>
          </table:table-cell>
          <table:table-cell table:formula="of:=100*([.$D23]-[.AA23])/[.$D23]" office:value-type="float" office:value="0.147859316525549" calcext:value-type="float">
            <text:p>0,147859316525549</text:p>
          </table:table-cell>
          <table:table-cell/>
          <table:table-cell office:value-type="string" calcext:value-type="string">
            <text:p>MDG-b_10_n500_m50</text:p>
          </table:table-cell>
          <table:table-cell office:value-type="float" office:value="774285.85" calcext:value-type="float">
            <text:p>774285,85</text:p>
          </table:table-cell>
          <table:table-cell office:value-type="float" office:value="2.00970983505249" calcext:value-type="float">
            <text:p>2,00970983505249</text:p>
          </table:table-cell>
          <table:table-cell table:formula="of:=100*([.$D23]-[.AF23])/[.$D23]" office:value-type="float" office:value="0.0871608026239254" calcext:value-type="float">
            <text:p>0,087160802623926</text:p>
          </table:table-cell>
          <table:table-cell/>
          <table:table-cell office:value-type="string" calcext:value-type="string">
            <text:p>MDG-b_10_n500_m50</text:p>
          </table:table-cell>
          <table:table-cell office:value-type="float" office:value="764517.56" calcext:value-type="float">
            <text:p>764517,56</text:p>
          </table:table-cell>
          <table:table-cell office:value-type="float" office:value="0.953728437423706" calcext:value-type="float">
            <text:p>0,953728437423706</text:p>
          </table:table-cell>
          <table:table-cell table:formula="of:=100*([.$D23]-[.AK23])/[.$D23]" office:value-type="float" office:value="1.34764824147269" calcext:value-type="float">
            <text:p>1,34764824147269</text:p>
          </table:table-cell>
          <table:table-cell/>
          <table:table-cell table:style-name="ce45"/>
          <table:table-cell table:style-name="ce49"/>
          <table:table-cell table:style-name="ce51"/>
          <table:table-cell table:style-name="ce53"/>
          <table:table-cell table:style-name="ce31"/>
          <table:table-cell table:style-name="ce45"/>
          <table:table-cell table:style-name="ce49"/>
          <table:table-cell table:style-name="ce51"/>
          <table:table-cell table:style-name="ce53"/>
          <table:table-cell table:style-name="ce46"/>
          <table:table-cell table:style-name="ce45"/>
          <table:table-cell table:style-name="ce53"/>
          <table:table-cell table:style-name="ce51"/>
          <table:table-cell table:style-name="ce53"/>
          <table:table-cell table:number-columns-repeated="5"/>
          <table:table-cell table:style-name="ce35" table:number-columns-repeated="2"/>
          <table:table-cell table:style-name="ce42"/>
          <table:table-cell table:number-columns-repeated="11"/>
        </table:table-row>
        <table:table-row table:style-name="ro2">
          <table:table-cell table:style-name="ce4" office:value-type="string" calcext:value-type="string">
            <text:p>MDG-a_31_n2000_m200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200" calcext:value-type="float">
            <text:p>200</text:p>
          </table:table-cell>
          <table:table-cell table:style-name="ce9" office:value-type="float" office:value="114139" calcext:value-type="float">
            <text:p>114139</text:p>
          </table:table-cell>
          <table:table-cell/>
          <table:table-cell office:value-type="string" calcext:value-type="string">
            <text:p>MDG-a_31_n2000_m200</text:p>
          </table:table-cell>
          <table:table-cell office:value-type="float" office:value="112816" calcext:value-type="float">
            <text:p>112816</text:p>
          </table:table-cell>
          <table:table-cell office:value-type="float" office:value="120.017668485641" calcext:value-type="float">
            <text:p>120,017668485641</text:p>
          </table:table-cell>
          <table:table-cell table:formula="of:=100*([.$D24]-[.G24])/[.$D24]" office:value-type="float" office:value="1.15911301132829" calcext:value-type="float">
            <text:p>1,15911301132829</text:p>
          </table:table-cell>
          <table:table-cell/>
          <table:table-cell office:value-type="string" calcext:value-type="string">
            <text:p>MDG-a_31_n2000_m200</text:p>
          </table:table-cell>
          <table:table-cell office:value-type="float" office:value="107415" calcext:value-type="float">
            <text:p>107415</text:p>
          </table:table-cell>
          <table:table-cell office:value-type="float" office:value="35.0878019332886" calcext:value-type="float">
            <text:p>35,0878019332886</text:p>
          </table:table-cell>
          <table:table-cell table:formula="of:=100*([.$D24]-[.L24])/[.$D24]" office:value-type="float" office:value="5.89106265167909" calcext:value-type="float">
            <text:p>5,89106265167909</text:p>
          </table:table-cell>
          <table:table-cell/>
          <table:table-cell office:value-type="string" calcext:value-type="string">
            <text:p>MDG-a_31_n2000_m200</text:p>
          </table:table-cell>
          <table:table-cell office:value-type="float" office:value="112540" calcext:value-type="float">
            <text:p>112540</text:p>
          </table:table-cell>
          <table:table-cell office:value-type="float" office:value="63.7171194553375" calcext:value-type="float">
            <text:p>63,7171194553375</text:p>
          </table:table-cell>
          <table:table-cell table:formula="of:=100*([.$D24]-[.Q24])/[.$D24]" office:value-type="float" office:value="1.40092343546027" calcext:value-type="float">
            <text:p>1,40092343546027</text:p>
          </table:table-cell>
          <table:table-cell/>
          <table:table-cell office:value-type="string" calcext:value-type="string">
            <text:p>MDG-a_31_n2000_m200</text:p>
          </table:table-cell>
          <table:table-cell office:value-type="float" office:value="111880" calcext:value-type="float">
            <text:p>111880</text:p>
          </table:table-cell>
          <table:table-cell office:value-type="float" office:value="51.9396312236786" calcext:value-type="float">
            <text:p>51,9396312236786</text:p>
          </table:table-cell>
          <table:table-cell table:formula="of:=100*([.$D24]-[.V24])/[.$D24]" office:value-type="float" office:value="1.97916575403674" calcext:value-type="float">
            <text:p>1,97916575403674</text:p>
          </table:table-cell>
          <table:table-cell/>
          <table:table-cell office:value-type="string" calcext:value-type="string">
            <text:p>MDG-a_31_n2000_m200</text:p>
          </table:table-cell>
          <table:table-cell office:value-type="float" office:value="112563" calcext:value-type="float">
            <text:p>112563</text:p>
          </table:table-cell>
          <table:table-cell office:value-type="float" office:value="3.48569774627686" calcext:value-type="float">
            <text:p>3,48569774627686</text:p>
          </table:table-cell>
          <table:table-cell table:formula="of:=100*([.$D24]-[.AA24])/[.$D24]" office:value-type="float" office:value="1.38077256678261" calcext:value-type="float">
            <text:p>1,38077256678261</text:p>
          </table:table-cell>
          <table:table-cell/>
          <table:table-cell office:value-type="string" calcext:value-type="string">
            <text:p>MDG-a_31_n2000_m200</text:p>
          </table:table-cell>
          <table:table-cell office:value-type="float" office:value="112512" calcext:value-type="float">
            <text:p>112512</text:p>
          </table:table-cell>
          <table:table-cell office:value-type="float" office:value="14.4891576766968" calcext:value-type="float">
            <text:p>14,4891576766968</text:p>
          </table:table-cell>
          <table:table-cell table:formula="of:=100*([.$D24]-[.AF24])/[.$D24]" office:value-type="float" office:value="1.42545492776352" calcext:value-type="float">
            <text:p>1,42545492776352</text:p>
          </table:table-cell>
          <table:table-cell/>
          <table:table-cell office:value-type="string" calcext:value-type="string">
            <text:p>MDG-a_31_n2000_m200</text:p>
          </table:table-cell>
          <table:table-cell office:value-type="float" office:value="113170" calcext:value-type="float">
            <text:p>113170</text:p>
          </table:table-cell>
          <table:table-cell office:value-type="float" office:value="3.94202494621277" calcext:value-type="float">
            <text:p>3,94202494621277</text:p>
          </table:table-cell>
          <table:table-cell table:formula="of:=100*([.$D24]-[.AK24])/[.$D24]" office:value-type="float" office:value="0.848964858637276" calcext:value-type="float">
            <text:p>0,848964858637276</text:p>
          </table:table-cell>
          <table:table-cell/>
          <table:table-cell table:style-name="ce45"/>
          <table:table-cell table:style-name="ce50"/>
          <table:table-cell table:style-name="ce51"/>
          <table:table-cell table:style-name="ce53"/>
          <table:table-cell table:style-name="ce31"/>
          <table:table-cell table:style-name="ce45"/>
          <table:table-cell table:style-name="ce50"/>
          <table:table-cell table:style-name="ce51"/>
          <table:table-cell table:style-name="ce53"/>
          <table:table-cell table:style-name="ce46"/>
          <table:table-cell table:style-name="ce45"/>
          <table:table-cell table:style-name="ce53"/>
          <table:table-cell table:style-name="ce51"/>
          <table:table-cell table:style-name="ce53"/>
          <table:table-cell table:number-columns-repeated="5"/>
          <table:table-cell table:style-name="ce35" table:number-columns-repeated="2"/>
          <table:table-cell table:style-name="ce42"/>
          <table:table-cell table:number-columns-repeated="11"/>
        </table:table-row>
        <table:table-row table:style-name="ro1">
          <table:table-cell table:style-name="ce4" office:value-type="string" calcext:value-type="string">
            <text:p>MDG-a_32_n2000_m200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200" calcext:value-type="float">
            <text:p>200</text:p>
          </table:table-cell>
          <table:table-cell table:style-name="ce9" office:value-type="float" office:value="114092" calcext:value-type="float">
            <text:p>114092</text:p>
          </table:table-cell>
          <table:table-cell/>
          <table:table-cell office:value-type="string" calcext:value-type="string">
            <text:p>MDG-a_32_n2000_m200</text:p>
          </table:table-cell>
          <table:table-cell office:value-type="float" office:value="113044" calcext:value-type="float">
            <text:p>113044</text:p>
          </table:table-cell>
          <table:table-cell office:value-type="float" office:value="97.3892977237701" calcext:value-type="float">
            <text:p>97,3892977237701</text:p>
          </table:table-cell>
          <table:table-cell table:formula="of:=100*([.$D25]-[.G25])/[.$D25]" office:value-type="float" office:value="0.918556954037093" calcext:value-type="float">
            <text:p>0,918556954037093</text:p>
          </table:table-cell>
          <table:table-cell/>
          <table:table-cell office:value-type="string" calcext:value-type="string">
            <text:p>MDG-a_32_n2000_m200</text:p>
          </table:table-cell>
          <table:table-cell office:value-type="float" office:value="107862" calcext:value-type="float">
            <text:p>107862</text:p>
          </table:table-cell>
          <table:table-cell office:value-type="float" office:value="27.2695484161377" calcext:value-type="float">
            <text:p>27,2695484161377</text:p>
          </table:table-cell>
          <table:table-cell table:formula="of:=100*([.$D25]-[.L25])/[.$D25]" office:value-type="float" office:value="5.46050555691898" calcext:value-type="float">
            <text:p>5,46050555691898</text:p>
          </table:table-cell>
          <table:table-cell/>
          <table:table-cell office:value-type="string" calcext:value-type="string">
            <text:p>MDG-a_32_n2000_m200</text:p>
          </table:table-cell>
          <table:table-cell office:value-type="float" office:value="112914" calcext:value-type="float">
            <text:p>112914</text:p>
          </table:table-cell>
          <table:table-cell office:value-type="float" office:value="63.4469707012177" calcext:value-type="float">
            <text:p>63,4469707012177</text:p>
          </table:table-cell>
          <table:table-cell table:formula="of:=100*([.$D25]-[.Q25])/[.$D25]" office:value-type="float" office:value="1.03250008764856" calcext:value-type="float">
            <text:p>1,03250008764856</text:p>
          </table:table-cell>
          <table:table-cell/>
          <table:table-cell office:value-type="string" calcext:value-type="string">
            <text:p>MDG-a_32_n2000_m200</text:p>
          </table:table-cell>
          <table:table-cell office:value-type="float" office:value="111450" calcext:value-type="float">
            <text:p>111450</text:p>
          </table:table-cell>
          <table:table-cell office:value-type="float" office:value="33.8716199398041" calcext:value-type="float">
            <text:p>33,8716199398041</text:p>
          </table:table-cell>
          <table:table-cell table:formula="of:=100*([.$D25]-[.V25])/[.$D25]" office:value-type="float" office:value="2.31567506924237" calcext:value-type="float">
            <text:p>2,31567506924237</text:p>
          </table:table-cell>
          <table:table-cell/>
          <table:table-cell office:value-type="string" calcext:value-type="string">
            <text:p>MDG-a_32_n2000_m200</text:p>
          </table:table-cell>
          <table:table-cell office:value-type="float" office:value="111961" calcext:value-type="float">
            <text:p>111961</text:p>
          </table:table-cell>
          <table:table-cell office:value-type="float" office:value="3.70256924629211" calcext:value-type="float">
            <text:p>3,70256924629211</text:p>
          </table:table-cell>
          <table:table-cell table:formula="of:=100*([.$D25]-[.AA25])/[.$D25]" office:value-type="float" office:value="1.86779090558497" calcext:value-type="float">
            <text:p>1,86779090558497</text:p>
          </table:table-cell>
          <table:table-cell/>
          <table:table-cell office:value-type="string" calcext:value-type="string">
            <text:p>MDG-a_32_n2000_m200</text:p>
          </table:table-cell>
          <table:table-cell office:value-type="float" office:value="112133" calcext:value-type="float">
            <text:p>112133</text:p>
          </table:table-cell>
          <table:table-cell office:value-type="float" office:value="14.5392944812775" calcext:value-type="float">
            <text:p>14,5392944812775</text:p>
          </table:table-cell>
          <table:table-cell table:formula="of:=100*([.$D25]-[.AF25])/[.$D25]" office:value-type="float" office:value="1.71703537496056" calcext:value-type="float">
            <text:p>1,71703537496056</text:p>
          </table:table-cell>
          <table:table-cell/>
          <table:table-cell office:value-type="string" calcext:value-type="string">
            <text:p>MDG-a_32_n2000_m200</text:p>
          </table:table-cell>
          <table:table-cell office:value-type="float" office:value="112691" calcext:value-type="float">
            <text:p>112691</text:p>
          </table:table-cell>
          <table:table-cell office:value-type="float" office:value="4.23382568359375" calcext:value-type="float">
            <text:p>4,23382568359375</text:p>
          </table:table-cell>
          <table:table-cell table:formula="of:=100*([.$D25]-[.AK25])/[.$D25]" office:value-type="float" office:value="1.2279563860744" calcext:value-type="float">
            <text:p>1,2279563860744</text:p>
          </table:table-cell>
          <table:table-cell/>
          <table:table-cell table:style-name="ce45"/>
          <table:table-cell table:style-name="ce50"/>
          <table:table-cell table:style-name="ce51"/>
          <table:table-cell table:style-name="ce53"/>
          <table:table-cell table:style-name="ce46"/>
          <table:table-cell table:style-name="ce45"/>
          <table:table-cell table:style-name="ce50"/>
          <table:table-cell table:style-name="ce51"/>
          <table:table-cell table:style-name="ce53"/>
          <table:table-cell table:style-name="ce46"/>
          <table:table-cell table:style-name="ce45"/>
          <table:table-cell table:style-name="ce53"/>
          <table:table-cell table:style-name="ce51"/>
          <table:table-cell table:style-name="ce53"/>
          <table:table-cell table:number-columns-repeated="6"/>
          <table:table-cell table:style-name="ce38"/>
          <table:table-cell table:number-columns-repeated="12"/>
        </table:table-row>
        <table:table-row table:style-name="ro1">
          <table:table-cell table:style-name="ce4" office:value-type="string" calcext:value-type="string">
            <text:p>MDG-a_33_n2000_m200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200" calcext:value-type="float">
            <text:p>200</text:p>
          </table:table-cell>
          <table:table-cell table:style-name="ce9" office:value-type="float" office:value="114124" calcext:value-type="float">
            <text:p>114124</text:p>
          </table:table-cell>
          <table:table-cell/>
          <table:table-cell office:value-type="string" calcext:value-type="string">
            <text:p>MDG-a_33_n2000_m200</text:p>
          </table:table-cell>
          <table:table-cell office:value-type="float" office:value="112883" calcext:value-type="float">
            <text:p>112883</text:p>
          </table:table-cell>
          <table:table-cell office:value-type="float" office:value="85.2010850906372" calcext:value-type="float">
            <text:p>85,2010850906372</text:p>
          </table:table-cell>
          <table:table-cell table:formula="of:=100*([.$D26]-[.G26])/[.$D26]" office:value-type="float" office:value="1.08741369037188" calcext:value-type="float">
            <text:p>1,08741369037188</text:p>
          </table:table-cell>
          <table:table-cell/>
          <table:table-cell office:value-type="string" calcext:value-type="string">
            <text:p>MDG-a_33_n2000_m200</text:p>
          </table:table-cell>
          <table:table-cell office:value-type="float" office:value="107279" calcext:value-type="float">
            <text:p>107279</text:p>
          </table:table-cell>
          <table:table-cell office:value-type="float" office:value="24.3678138256073" calcext:value-type="float">
            <text:p>24,3678138256073</text:p>
          </table:table-cell>
          <table:table-cell table:formula="of:=100*([.$D26]-[.L26])/[.$D26]" office:value-type="float" office:value="5.99786197469419" calcext:value-type="float">
            <text:p>5,99786197469419</text:p>
          </table:table-cell>
          <table:table-cell/>
          <table:table-cell office:value-type="string" calcext:value-type="string">
            <text:p>MDG-a_33_n2000_m200</text:p>
          </table:table-cell>
          <table:table-cell office:value-type="float" office:value="112692" calcext:value-type="float">
            <text:p>112692</text:p>
          </table:table-cell>
          <table:table-cell office:value-type="float" office:value="45.6065349578857" calcext:value-type="float">
            <text:p>45,6065349578857</text:p>
          </table:table-cell>
          <table:table-cell table:formula="of:=100*([.$D26]-[.Q26])/[.$D26]" office:value-type="float" office:value="1.25477550734289" calcext:value-type="float">
            <text:p>1,25477550734289</text:p>
          </table:table-cell>
          <table:table-cell/>
          <table:table-cell office:value-type="string" calcext:value-type="string">
            <text:p>MDG-a_33_n2000_m200</text:p>
          </table:table-cell>
          <table:table-cell office:value-type="float" office:value="111582" calcext:value-type="float">
            <text:p>111582</text:p>
          </table:table-cell>
          <table:table-cell office:value-type="float" office:value="30.2722787857056" calcext:value-type="float">
            <text:p>30,2722787857056</text:p>
          </table:table-cell>
          <table:table-cell table:formula="of:=100*([.$D26]-[.V26])/[.$D26]" office:value-type="float" office:value="2.22740177350952" calcext:value-type="float">
            <text:p>2,22740177350952</text:p>
          </table:table-cell>
          <table:table-cell/>
          <table:table-cell office:value-type="string" calcext:value-type="string">
            <text:p>MDG-a_33_n2000_m200</text:p>
          </table:table-cell>
          <table:table-cell office:value-type="float" office:value="111619" calcext:value-type="float">
            <text:p>111619</text:p>
          </table:table-cell>
          <table:table-cell office:value-type="float" office:value="3.56198072433472" calcext:value-type="float">
            <text:p>3,56198072433472</text:p>
          </table:table-cell>
          <table:table-cell table:formula="of:=100*([.$D26]-[.AA26])/[.$D26]" office:value-type="float" office:value="2.19498089797063" calcext:value-type="float">
            <text:p>2,19498089797063</text:p>
          </table:table-cell>
          <table:table-cell/>
          <table:table-cell office:value-type="string" calcext:value-type="string">
            <text:p>MDG-a_33_n2000_m200</text:p>
          </table:table-cell>
          <table:table-cell office:value-type="float" office:value="112059" calcext:value-type="float">
            <text:p>112059</text:p>
          </table:table-cell>
          <table:table-cell office:value-type="float" office:value="14.5223174095154" calcext:value-type="float">
            <text:p>14,5223174095154</text:p>
          </table:table-cell>
          <table:table-cell table:formula="of:=100*([.$D26]-[.AF26])/[.$D26]" office:value-type="float" office:value="1.8094353510217" calcext:value-type="float">
            <text:p>1,8094353510217</text:p>
          </table:table-cell>
          <table:table-cell/>
          <table:table-cell office:value-type="string" calcext:value-type="string">
            <text:p>MDG-a_33_n2000_m200</text:p>
          </table:table-cell>
          <table:table-cell office:value-type="float" office:value="113039" calcext:value-type="float">
            <text:p>113039</text:p>
          </table:table-cell>
          <table:table-cell office:value-type="float" office:value="4.38494038581848" calcext:value-type="float">
            <text:p>4,38494038581848</text:p>
          </table:table-cell>
          <table:table-cell table:formula="of:=100*([.$D26]-[.AK26])/[.$D26]" office:value-type="float" office:value="0.950720269180891" calcext:value-type="float">
            <text:p>0,950720269180891</text:p>
          </table:table-cell>
          <table:table-cell/>
          <table:table-cell table:style-name="ce45"/>
          <table:table-cell table:style-name="ce50"/>
          <table:table-cell table:style-name="ce51"/>
          <table:table-cell table:style-name="ce53"/>
          <table:table-cell table:style-name="ce46"/>
          <table:table-cell table:style-name="ce45"/>
          <table:table-cell table:style-name="ce50"/>
          <table:table-cell table:style-name="ce51"/>
          <table:table-cell table:style-name="ce53"/>
          <table:table-cell table:style-name="ce46"/>
          <table:table-cell table:style-name="ce45"/>
          <table:table-cell table:style-name="ce53"/>
          <table:table-cell table:style-name="ce51"/>
          <table:table-cell table:style-name="ce53"/>
          <table:table-cell table:number-columns-repeated="6"/>
          <table:table-cell table:style-name="ce38"/>
          <table:table-cell table:number-columns-repeated="12"/>
        </table:table-row>
        <table:table-row table:style-name="ro1">
          <table:table-cell table:style-name="ce4" office:value-type="string" calcext:value-type="string">
            <text:p>MDG-a_34_n2000_m200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200" calcext:value-type="float">
            <text:p>200</text:p>
          </table:table-cell>
          <table:table-cell table:style-name="ce9" office:value-type="float" office:value="114203" calcext:value-type="float">
            <text:p>114203</text:p>
          </table:table-cell>
          <table:table-cell/>
          <table:table-cell office:value-type="string" calcext:value-type="string">
            <text:p>MDG-a_34_n2000_m200</text:p>
          </table:table-cell>
          <table:table-cell office:value-type="float" office:value="113022" calcext:value-type="float">
            <text:p>113022</text:p>
          </table:table-cell>
          <table:table-cell office:value-type="float" office:value="93.2612586021423" calcext:value-type="float">
            <text:p>93,2612586021423</text:p>
          </table:table-cell>
          <table:table-cell table:formula="of:=100*([.$D27]-[.G27])/[.$D27]" office:value-type="float" office:value="1.03412344684465" calcext:value-type="float">
            <text:p>1,03412344684465</text:p>
          </table:table-cell>
          <table:table-cell/>
          <table:table-cell office:value-type="string" calcext:value-type="string">
            <text:p>MDG-a_34_n2000_m200</text:p>
          </table:table-cell>
          <table:table-cell office:value-type="float" office:value="107463" calcext:value-type="float">
            <text:p>107463</text:p>
          </table:table-cell>
          <table:table-cell office:value-type="float" office:value="26.9301135540009" calcext:value-type="float">
            <text:p>26,9301135540009</text:p>
          </table:table-cell>
          <table:table-cell table:formula="of:=100*([.$D27]-[.L27])/[.$D27]" office:value-type="float" office:value="5.90177140705586" calcext:value-type="float">
            <text:p>5,90177140705586</text:p>
          </table:table-cell>
          <table:table-cell/>
          <table:table-cell office:value-type="string" calcext:value-type="string">
            <text:p>MDG-a_34_n2000_m200</text:p>
          </table:table-cell>
          <table:table-cell office:value-type="float" office:value="112452" calcext:value-type="float">
            <text:p>112452</text:p>
          </table:table-cell>
          <table:table-cell office:value-type="float" office:value="49.315313577652" calcext:value-type="float">
            <text:p>49,315313577652</text:p>
          </table:table-cell>
          <table:table-cell table:formula="of:=100*([.$D27]-[.Q27])/[.$D27]" office:value-type="float" office:value="1.53323467859864" calcext:value-type="float">
            <text:p>1,53323467859864</text:p>
          </table:table-cell>
          <table:table-cell/>
          <table:table-cell office:value-type="string" calcext:value-type="string">
            <text:p>MDG-a_34_n2000_m200</text:p>
          </table:table-cell>
          <table:table-cell office:value-type="float" office:value="111594" calcext:value-type="float">
            <text:p>111594</text:p>
          </table:table-cell>
          <table:table-cell office:value-type="float" office:value="35.8235380649567" calcext:value-type="float">
            <text:p>35,8235380649567</text:p>
          </table:table-cell>
          <table:table-cell table:formula="of:=100*([.$D27]-[.V27])/[.$D27]" office:value-type="float" office:value="2.28452842744937" calcext:value-type="float">
            <text:p>2,28452842744937</text:p>
          </table:table-cell>
          <table:table-cell/>
          <table:table-cell office:value-type="string" calcext:value-type="string">
            <text:p>MDG-a_34_n2000_m200</text:p>
          </table:table-cell>
          <table:table-cell office:value-type="float" office:value="111798" calcext:value-type="float">
            <text:p>111798</text:p>
          </table:table-cell>
          <table:table-cell office:value-type="float" office:value="3.58418250083923" calcext:value-type="float">
            <text:p>3,58418250083923</text:p>
          </table:table-cell>
          <table:table-cell table:formula="of:=100*([.$D27]-[.AA27])/[.$D27]" office:value-type="float" office:value="2.10589914450584" calcext:value-type="float">
            <text:p>2,10589914450584</text:p>
          </table:table-cell>
          <table:table-cell/>
          <table:table-cell office:value-type="string" calcext:value-type="string">
            <text:p>MDG-a_34_n2000_m200</text:p>
          </table:table-cell>
          <table:table-cell office:value-type="float" office:value="111869" calcext:value-type="float">
            <text:p>111869</text:p>
          </table:table-cell>
          <table:table-cell office:value-type="float" office:value="14.1297142505646" calcext:value-type="float">
            <text:p>14,1297142505646</text:p>
          </table:table-cell>
          <table:table-cell table:formula="of:=100*([.$D27]-[.AF27])/[.$D27]" office:value-type="float" office:value="2.04372914897157" calcext:value-type="float">
            <text:p>2,04372914897157</text:p>
          </table:table-cell>
          <table:table-cell/>
          <table:table-cell office:value-type="string" calcext:value-type="string">
            <text:p>MDG-a_34_n2000_m200</text:p>
          </table:table-cell>
          <table:table-cell office:value-type="float" office:value="113030" calcext:value-type="float">
            <text:p>113030</text:p>
          </table:table-cell>
          <table:table-cell office:value-type="float" office:value="4.04629039764404" calcext:value-type="float">
            <text:p>4,04629039764404</text:p>
          </table:table-cell>
          <table:table-cell table:formula="of:=100*([.$D27]-[.AK27])/[.$D27]" office:value-type="float" office:value="1.0271183769253" calcext:value-type="float">
            <text:p>1,0271183769253</text:p>
          </table:table-cell>
          <table:table-cell/>
          <table:table-cell table:style-name="ce45"/>
          <table:table-cell table:style-name="ce50"/>
          <table:table-cell table:style-name="ce51"/>
          <table:table-cell table:style-name="ce53"/>
          <table:table-cell table:style-name="ce46"/>
          <table:table-cell table:style-name="ce45"/>
          <table:table-cell table:style-name="ce50"/>
          <table:table-cell table:style-name="ce51"/>
          <table:table-cell table:style-name="ce53"/>
          <table:table-cell table:style-name="ce46"/>
          <table:table-cell table:style-name="ce45"/>
          <table:table-cell table:style-name="ce53"/>
          <table:table-cell table:style-name="ce51"/>
          <table:table-cell table:style-name="ce53"/>
          <table:table-cell table:number-columns-repeated="6"/>
          <table:table-cell table:style-name="ce38"/>
          <table:table-cell table:number-columns-repeated="12"/>
        </table:table-row>
        <table:table-row table:style-name="ro1">
          <table:table-cell table:style-name="ce4" office:value-type="string" calcext:value-type="string">
            <text:p>MDG-a_35_n2000_m200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200" calcext:value-type="float">
            <text:p>200</text:p>
          </table:table-cell>
          <table:table-cell table:style-name="ce9" office:value-type="float" office:value="114180" calcext:value-type="float">
            <text:p>114180</text:p>
          </table:table-cell>
          <table:table-cell/>
          <table:table-cell office:value-type="string" calcext:value-type="string">
            <text:p>MDG-a_35_n2000_m200</text:p>
          </table:table-cell>
          <table:table-cell office:value-type="float" office:value="112833" calcext:value-type="float">
            <text:p>112833</text:p>
          </table:table-cell>
          <table:table-cell office:value-type="float" office:value="97.9979958534241" calcext:value-type="float">
            <text:p>97,9979958534241</text:p>
          </table:table-cell>
          <table:table-cell table:formula="of:=100*([.$D28]-[.G28])/[.$D28]" office:value-type="float" office:value="1.17971623751971" calcext:value-type="float">
            <text:p>1,17971623751971</text:p>
          </table:table-cell>
          <table:table-cell/>
          <table:table-cell office:value-type="string" calcext:value-type="string">
            <text:p>MDG-a_35_n2000_m200</text:p>
          </table:table-cell>
          <table:table-cell office:value-type="float" office:value="106980" calcext:value-type="float">
            <text:p>106980</text:p>
          </table:table-cell>
          <table:table-cell office:value-type="float" office:value="28.6369144916534" calcext:value-type="float">
            <text:p>28,6369144916534</text:p>
          </table:table-cell>
          <table:table-cell table:formula="of:=100*([.$D28]-[.L28])/[.$D28]" office:value-type="float" office:value="6.30583289542827" calcext:value-type="float">
            <text:p>6,30583289542827</text:p>
          </table:table-cell>
          <table:table-cell/>
          <table:table-cell office:value-type="string" calcext:value-type="string">
            <text:p>MDG-a_35_n2000_m200</text:p>
          </table:table-cell>
          <table:table-cell office:value-type="float" office:value="112484" calcext:value-type="float">
            <text:p>112484</text:p>
          </table:table-cell>
          <table:table-cell office:value-type="float" office:value="47.3250176906586" calcext:value-type="float">
            <text:p>47,3250176906586</text:p>
          </table:table-cell>
          <table:table-cell table:formula="of:=100*([.$D28]-[.Q28])/[.$D28]" office:value-type="float" office:value="1.4853739709231" calcext:value-type="float">
            <text:p>1,4853739709231</text:p>
          </table:table-cell>
          <table:table-cell/>
          <table:table-cell office:value-type="string" calcext:value-type="string">
            <text:p>MDG-a_35_n2000_m200</text:p>
          </table:table-cell>
          <table:table-cell office:value-type="float" office:value="111429" calcext:value-type="float">
            <text:p>111429</text:p>
          </table:table-cell>
          <table:table-cell office:value-type="float" office:value="37.1352009773254" calcext:value-type="float">
            <text:p>37,1352009773254</text:p>
          </table:table-cell>
          <table:table-cell table:formula="of:=100*([.$D28]-[.V28])/[.$D28]" office:value-type="float" office:value="2.40935365212822" calcext:value-type="float">
            <text:p>2,40935365212822</text:p>
          </table:table-cell>
          <table:table-cell/>
          <table:table-cell office:value-type="string" calcext:value-type="string">
            <text:p>MDG-a_35_n2000_m200</text:p>
          </table:table-cell>
          <table:table-cell office:value-type="float" office:value="112226" calcext:value-type="float">
            <text:p>112226</text:p>
          </table:table-cell>
          <table:table-cell office:value-type="float" office:value="3.51824593544006" calcext:value-type="float">
            <text:p>3,51824593544006</text:p>
          </table:table-cell>
          <table:table-cell table:formula="of:=100*([.$D28]-[.AA28])/[.$D28]" office:value-type="float" office:value="1.71133298300928" calcext:value-type="float">
            <text:p>1,71133298300928</text:p>
          </table:table-cell>
          <table:table-cell/>
          <table:table-cell office:value-type="string" calcext:value-type="string">
            <text:p>MDG-a_35_n2000_m200</text:p>
          </table:table-cell>
          <table:table-cell office:value-type="float" office:value="112353" calcext:value-type="float">
            <text:p>112353</text:p>
          </table:table-cell>
          <table:table-cell office:value-type="float" office:value="14.7498769760132" calcext:value-type="float">
            <text:p>14,7498769760132</text:p>
          </table:table-cell>
          <table:table-cell table:formula="of:=100*([.$D28]-[.AF28])/[.$D28]" office:value-type="float" office:value="1.60010509721492" calcext:value-type="float">
            <text:p>1,60010509721492</text:p>
          </table:table-cell>
          <table:table-cell/>
          <table:table-cell office:value-type="string" calcext:value-type="string">
            <text:p>MDG-a_35_n2000_m200</text:p>
          </table:table-cell>
          <table:table-cell office:value-type="float" office:value="113015" calcext:value-type="float">
            <text:p>113015</text:p>
          </table:table-cell>
          <table:table-cell office:value-type="float" office:value="4.21539330482483" calcext:value-type="float">
            <text:p>4,21539330482483</text:p>
          </table:table-cell>
          <table:table-cell table:formula="of:=100*([.$D28]-[.AK28])/[.$D28]" office:value-type="float" office:value="1.02031879488527" calcext:value-type="float">
            <text:p>1,02031879488527</text:p>
          </table:table-cell>
          <table:table-cell/>
          <table:table-cell table:style-name="ce45"/>
          <table:table-cell table:style-name="ce50"/>
          <table:table-cell table:style-name="ce51"/>
          <table:table-cell table:style-name="ce53"/>
          <table:table-cell table:style-name="ce46"/>
          <table:table-cell table:style-name="ce45"/>
          <table:table-cell table:style-name="ce50"/>
          <table:table-cell table:style-name="ce51"/>
          <table:table-cell table:style-name="ce53"/>
          <table:table-cell table:style-name="ce46"/>
          <table:table-cell table:style-name="ce45"/>
          <table:table-cell table:style-name="ce53"/>
          <table:table-cell table:style-name="ce51"/>
          <table:table-cell table:style-name="ce53"/>
          <table:table-cell table:number-columns-repeated="6"/>
          <table:table-cell table:style-name="ce38"/>
          <table:table-cell table:number-columns-repeated="12"/>
        </table:table-row>
        <table:table-row table:style-name="ro1">
          <table:table-cell table:style-name="ce4" office:value-type="string" calcext:value-type="string">
            <text:p>MDG-a_36_n2000_m200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200" calcext:value-type="float">
            <text:p>200</text:p>
          </table:table-cell>
          <table:table-cell table:style-name="ce9" office:value-type="float" office:value="114252" calcext:value-type="float">
            <text:p>114252</text:p>
          </table:table-cell>
          <table:table-cell/>
          <table:table-cell office:value-type="string" calcext:value-type="string">
            <text:p>MDG-a_36_n2000_m200</text:p>
          </table:table-cell>
          <table:table-cell office:value-type="float" office:value="113038" calcext:value-type="float">
            <text:p>113038</text:p>
          </table:table-cell>
          <table:table-cell office:value-type="float" office:value="98.518167257309" calcext:value-type="float">
            <text:p>98,518167257309</text:p>
          </table:table-cell>
          <table:table-cell table:formula="of:=100*([.$D29]-[.G29])/[.$D29]" office:value-type="float" office:value="1.06256345621958" calcext:value-type="float">
            <text:p>1,06256345621958</text:p>
          </table:table-cell>
          <table:table-cell/>
          <table:table-cell office:value-type="string" calcext:value-type="string">
            <text:p>MDG-a_36_n2000_m200</text:p>
          </table:table-cell>
          <table:table-cell office:value-type="float" office:value="107478" calcext:value-type="float">
            <text:p>107478</text:p>
          </table:table-cell>
          <table:table-cell office:value-type="float" office:value="23.7950835227966" calcext:value-type="float">
            <text:p>23,7950835227966</text:p>
          </table:table-cell>
          <table:table-cell table:formula="of:=100*([.$D29]-[.L29])/[.$D29]" office:value-type="float" office:value="5.92899905472114" calcext:value-type="float">
            <text:p>5,92899905472114</text:p>
          </table:table-cell>
          <table:table-cell/>
          <table:table-cell office:value-type="string" calcext:value-type="string">
            <text:p>MDG-a_36_n2000_m200</text:p>
          </table:table-cell>
          <table:table-cell office:value-type="float" office:value="112559" calcext:value-type="float">
            <text:p>112559</text:p>
          </table:table-cell>
          <table:table-cell office:value-type="float" office:value="45.1038658618927" calcext:value-type="float">
            <text:p>45,1038658618927</text:p>
          </table:table-cell>
          <table:table-cell table:formula="of:=100*([.$D29]-[.Q29])/[.$D29]" office:value-type="float" office:value="1.4818121345797" calcext:value-type="float">
            <text:p>1,4818121345797</text:p>
          </table:table-cell>
          <table:table-cell/>
          <table:table-cell office:value-type="string" calcext:value-type="string">
            <text:p>MDG-a_36_n2000_m200</text:p>
          </table:table-cell>
          <table:table-cell office:value-type="float" office:value="111786" calcext:value-type="float">
            <text:p>111786</text:p>
          </table:table-cell>
          <table:table-cell office:value-type="float" office:value="29.949413061142" calcext:value-type="float">
            <text:p>29,949413061142</text:p>
          </table:table-cell>
          <table:table-cell table:formula="of:=100*([.$D29]-[.V29])/[.$D29]" office:value-type="float" office:value="2.1583867240836" calcext:value-type="float">
            <text:p>2,1583867240836</text:p>
          </table:table-cell>
          <table:table-cell/>
          <table:table-cell office:value-type="string" calcext:value-type="string">
            <text:p>MDG-a_36_n2000_m200</text:p>
          </table:table-cell>
          <table:table-cell office:value-type="float" office:value="112119" calcext:value-type="float">
            <text:p>112119</text:p>
          </table:table-cell>
          <table:table-cell office:value-type="float" office:value="3.68995189666748" calcext:value-type="float">
            <text:p>3,68995189666748</text:p>
          </table:table-cell>
          <table:table-cell table:formula="of:=100*([.$D29]-[.AA29])/[.$D29]" office:value-type="float" office:value="1.86692574309421" calcext:value-type="float">
            <text:p>1,86692574309421</text:p>
          </table:table-cell>
          <table:table-cell/>
          <table:table-cell office:value-type="string" calcext:value-type="string">
            <text:p>MDG-a_36_n2000_m200</text:p>
          </table:table-cell>
          <table:table-cell office:value-type="float" office:value="111880" calcext:value-type="float">
            <text:p>111880</text:p>
          </table:table-cell>
          <table:table-cell office:value-type="float" office:value="15.394474029541" calcext:value-type="float">
            <text:p>15,394474029541</text:p>
          </table:table-cell>
          <table:table-cell table:formula="of:=100*([.$D29]-[.AF29])/[.$D29]" office:value-type="float" office:value="2.07611245317369" calcext:value-type="float">
            <text:p>2,07611245317369</text:p>
          </table:table-cell>
          <table:table-cell/>
          <table:table-cell office:value-type="string" calcext:value-type="string">
            <text:p>MDG-a_36_n2000_m200</text:p>
          </table:table-cell>
          <table:table-cell office:value-type="float" office:value="113002" calcext:value-type="float">
            <text:p>113002</text:p>
          </table:table-cell>
          <table:table-cell office:value-type="float" office:value="4.26075744628906" calcext:value-type="float">
            <text:p>4,26075744628906</text:p>
          </table:table-cell>
          <table:table-cell table:formula="of:=100*([.$D29]-[.AK29])/[.$D29]" office:value-type="float" office:value="1.09407275146168" calcext:value-type="float">
            <text:p>1,09407275146168</text:p>
          </table:table-cell>
          <table:table-cell/>
          <table:table-cell table:style-name="ce45"/>
          <table:table-cell table:style-name="ce50"/>
          <table:table-cell table:style-name="ce51"/>
          <table:table-cell table:style-name="ce53"/>
          <table:table-cell table:style-name="ce46"/>
          <table:table-cell table:style-name="ce45"/>
          <table:table-cell table:style-name="ce50"/>
          <table:table-cell table:style-name="ce51"/>
          <table:table-cell table:style-name="ce53"/>
          <table:table-cell table:style-name="ce46"/>
          <table:table-cell table:style-name="ce45"/>
          <table:table-cell table:style-name="ce53"/>
          <table:table-cell table:style-name="ce51"/>
          <table:table-cell table:style-name="ce53"/>
          <table:table-cell table:number-columns-repeated="6"/>
          <table:table-cell table:style-name="ce38"/>
          <table:table-cell table:number-columns-repeated="12"/>
        </table:table-row>
        <table:table-row table:style-name="ro2">
          <table:table-cell table:style-name="ce4" office:value-type="string" calcext:value-type="string">
            <text:p>MDG-a_37_n2000_m200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200" calcext:value-type="float">
            <text:p>200</text:p>
          </table:table-cell>
          <table:table-cell table:style-name="ce9" office:value-type="float" office:value="114213" calcext:value-type="float">
            <text:p>114213</text:p>
          </table:table-cell>
          <table:table-cell/>
          <table:table-cell office:value-type="string" calcext:value-type="string">
            <text:p>MDG-a_37_n2000_m200</text:p>
          </table:table-cell>
          <table:table-cell office:value-type="float" office:value="113069" calcext:value-type="float">
            <text:p>113069</text:p>
          </table:table-cell>
          <table:table-cell office:value-type="float" office:value="100.321685552597" calcext:value-type="float">
            <text:p>100,321685552597</text:p>
          </table:table-cell>
          <table:table-cell table:formula="of:=100*([.$D30]-[.G30])/[.$D30]" office:value-type="float" office:value="1.00163729172686" calcext:value-type="float">
            <text:p>1,00163729172686</text:p>
          </table:table-cell>
          <table:table-cell/>
          <table:table-cell office:value-type="string" calcext:value-type="string">
            <text:p>MDG-a_37_n2000_m200</text:p>
          </table:table-cell>
          <table:table-cell office:value-type="float" office:value="107275" calcext:value-type="float">
            <text:p>107275</text:p>
          </table:table-cell>
          <table:table-cell office:value-type="float" office:value="30.6593866348267" calcext:value-type="float">
            <text:p>30,6593866348267</text:p>
          </table:table-cell>
          <table:table-cell table:formula="of:=100*([.$D30]-[.L30])/[.$D30]" office:value-type="float" office:value="6.07461497377707" calcext:value-type="float">
            <text:p>6,07461497377707</text:p>
          </table:table-cell>
          <table:table-cell/>
          <table:table-cell office:value-type="string" calcext:value-type="string">
            <text:p>MDG-a_37_n2000_m200</text:p>
          </table:table-cell>
          <table:table-cell office:value-type="float" office:value="112082" calcext:value-type="float">
            <text:p>112082</text:p>
          </table:table-cell>
          <table:table-cell office:value-type="float" office:value="49.7878954410553" calcext:value-type="float">
            <text:p>49,7878954410553</text:p>
          </table:table-cell>
          <table:table-cell table:formula="of:=100*([.$D30]-[.Q30])/[.$D30]" office:value-type="float" office:value="1.86581212296324" calcext:value-type="float">
            <text:p>1,86581212296324</text:p>
          </table:table-cell>
          <table:table-cell/>
          <table:table-cell office:value-type="string" calcext:value-type="string">
            <text:p>MDG-a_37_n2000_m200</text:p>
          </table:table-cell>
          <table:table-cell office:value-type="float" office:value="111630" calcext:value-type="float">
            <text:p>111630</text:p>
          </table:table-cell>
          <table:table-cell office:value-type="float" office:value="32.709321975708" calcext:value-type="float">
            <text:p>32,709321975708</text:p>
          </table:table-cell>
          <table:table-cell table:formula="of:=100*([.$D30]-[.V30])/[.$D30]" office:value-type="float" office:value="2.26156392004413" calcext:value-type="float">
            <text:p>2,26156392004413</text:p>
          </table:table-cell>
          <table:table-cell/>
          <table:table-cell office:value-type="string" calcext:value-type="string">
            <text:p>MDG-a_37_n2000_m200</text:p>
          </table:table-cell>
          <table:table-cell office:value-type="float" office:value="112464" calcext:value-type="float">
            <text:p>112464</text:p>
          </table:table-cell>
          <table:table-cell office:value-type="float" office:value="3.73038530349731" calcext:value-type="float">
            <text:p>3,73038530349731</text:p>
          </table:table-cell>
          <table:table-cell table:formula="of:=100*([.$D30]-[.AA30])/[.$D30]" office:value-type="float" office:value="1.53134932100549" calcext:value-type="float">
            <text:p>1,53134932100549</text:p>
          </table:table-cell>
          <table:table-cell/>
          <table:table-cell office:value-type="string" calcext:value-type="string">
            <text:p>MDG-a_37_n2000_m200</text:p>
          </table:table-cell>
          <table:table-cell office:value-type="float" office:value="112059" calcext:value-type="float">
            <text:p>112059</text:p>
          </table:table-cell>
          <table:table-cell office:value-type="float" office:value="15.1713564395905" calcext:value-type="float">
            <text:p>15,1713564395905</text:p>
          </table:table-cell>
          <table:table-cell table:formula="of:=100*([.$D30]-[.AF30])/[.$D30]" office:value-type="float" office:value="1.88594993564656" calcext:value-type="float">
            <text:p>1,88594993564656</text:p>
          </table:table-cell>
          <table:table-cell/>
          <table:table-cell office:value-type="string" calcext:value-type="string">
            <text:p>MDG-a_37_n2000_m200</text:p>
          </table:table-cell>
          <table:table-cell office:value-type="float" office:value="113212" calcext:value-type="float">
            <text:p>113212</text:p>
          </table:table-cell>
          <table:table-cell office:value-type="float" office:value="4.13567590713501" calcext:value-type="float">
            <text:p>4,13567590713501</text:p>
          </table:table-cell>
          <table:table-cell table:formula="of:=100*([.$D30]-[.AK30])/[.$D30]" office:value-type="float" office:value="0.876432630261004" calcext:value-type="float">
            <text:p>0,876432630261004</text:p>
          </table:table-cell>
          <table:table-cell/>
          <table:table-cell table:style-name="ce45"/>
          <table:table-cell table:style-name="ce50"/>
          <table:table-cell table:style-name="ce51"/>
          <table:table-cell table:style-name="ce53"/>
          <table:table-cell table:style-name="ce31"/>
          <table:table-cell table:style-name="ce45"/>
          <table:table-cell table:style-name="ce50"/>
          <table:table-cell table:style-name="ce51"/>
          <table:table-cell table:style-name="ce53"/>
          <table:table-cell table:style-name="ce46"/>
          <table:table-cell table:style-name="ce45"/>
          <table:table-cell table:style-name="ce53"/>
          <table:table-cell table:style-name="ce51"/>
          <table:table-cell table:style-name="ce53"/>
          <table:table-cell table:number-columns-repeated="5"/>
          <table:table-cell table:style-name="ce35" table:number-columns-repeated="2"/>
          <table:table-cell table:style-name="ce42"/>
          <table:table-cell table:number-columns-repeated="11"/>
        </table:table-row>
        <table:table-row table:style-name="ro1">
          <table:table-cell table:style-name="ce4" office:value-type="string" calcext:value-type="string">
            <text:p>MDG-a_38_n2000_m200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200" calcext:value-type="float">
            <text:p>200</text:p>
          </table:table-cell>
          <table:table-cell table:style-name="ce9" office:value-type="float" office:value="114378" calcext:value-type="float">
            <text:p>114378</text:p>
          </table:table-cell>
          <table:table-cell/>
          <table:table-cell office:value-type="string" calcext:value-type="string">
            <text:p>MDG-a_38_n2000_m200</text:p>
          </table:table-cell>
          <table:table-cell office:value-type="float" office:value="113012" calcext:value-type="float">
            <text:p>113012</text:p>
          </table:table-cell>
          <table:table-cell office:value-type="float" office:value="91.4357278347015" calcext:value-type="float">
            <text:p>91,4357278347015</text:p>
          </table:table-cell>
          <table:table-cell table:formula="of:=100*([.$D31]-[.G31])/[.$D31]" office:value-type="float" office:value="1.1942856143664" calcext:value-type="float">
            <text:p>1,1942856143664</text:p>
          </table:table-cell>
          <table:table-cell/>
          <table:table-cell office:value-type="string" calcext:value-type="string">
            <text:p>MDG-a_38_n2000_m200</text:p>
          </table:table-cell>
          <table:table-cell office:value-type="float" office:value="108041" calcext:value-type="float">
            <text:p>108041</text:p>
          </table:table-cell>
          <table:table-cell office:value-type="float" office:value="25.3216474056244" calcext:value-type="float">
            <text:p>25,3216474056244</text:p>
          </table:table-cell>
          <table:table-cell table:formula="of:=100*([.$D31]-[.L31])/[.$D31]" office:value-type="float" office:value="5.54040112609068" calcext:value-type="float">
            <text:p>5,54040112609068</text:p>
          </table:table-cell>
          <table:table-cell/>
          <table:table-cell office:value-type="string" calcext:value-type="string">
            <text:p>MDG-a_38_n2000_m200</text:p>
          </table:table-cell>
          <table:table-cell office:value-type="float" office:value="112173" calcext:value-type="float">
            <text:p>112173</text:p>
          </table:table-cell>
          <table:table-cell office:value-type="float" office:value="49.3022766113281" calcext:value-type="float">
            <text:p>49,3022766113281</text:p>
          </table:table-cell>
          <table:table-cell table:formula="of:=100*([.$D31]-[.Q31])/[.$D31]" office:value-type="float" office:value="1.92781828673346" calcext:value-type="float">
            <text:p>1,92781828673346</text:p>
          </table:table-cell>
          <table:table-cell/>
          <table:table-cell office:value-type="string" calcext:value-type="string">
            <text:p>MDG-a_38_n2000_m200</text:p>
          </table:table-cell>
          <table:table-cell office:value-type="float" office:value="111885" calcext:value-type="float">
            <text:p>111885</text:p>
          </table:table-cell>
          <table:table-cell office:value-type="float" office:value="33.3182733058929" calcext:value-type="float">
            <text:p>33,3182733058929</text:p>
          </table:table-cell>
          <table:table-cell table:formula="of:=100*([.$D31]-[.V31])/[.$D31]" office:value-type="float" office:value="2.17961496091906" calcext:value-type="float">
            <text:p>2,17961496091906</text:p>
          </table:table-cell>
          <table:table-cell/>
          <table:table-cell office:value-type="string" calcext:value-type="string">
            <text:p>MDG-a_38_n2000_m200</text:p>
          </table:table-cell>
          <table:table-cell office:value-type="float" office:value="112308" calcext:value-type="float">
            <text:p>112308</text:p>
          </table:table-cell>
          <table:table-cell office:value-type="float" office:value="3.48890948295593" calcext:value-type="float">
            <text:p>3,48890948295593</text:p>
          </table:table-cell>
          <table:table-cell table:formula="of:=100*([.$D31]-[.AA31])/[.$D31]" office:value-type="float" office:value="1.80978859570897" calcext:value-type="float">
            <text:p>1,80978859570897</text:p>
          </table:table-cell>
          <table:table-cell/>
          <table:table-cell office:value-type="string" calcext:value-type="string">
            <text:p>MDG-a_38_n2000_m200</text:p>
          </table:table-cell>
          <table:table-cell office:value-type="float" office:value="112238" calcext:value-type="float">
            <text:p>112238</text:p>
          </table:table-cell>
          <table:table-cell office:value-type="float" office:value="14.1853342056274" calcext:value-type="float">
            <text:p>14,1853342056274</text:p>
          </table:table-cell>
          <table:table-cell table:formula="of:=100*([.$D31]-[.AF31])/[.$D31]" office:value-type="float" office:value="1.87098917624019" calcext:value-type="float">
            <text:p>1,87098917624019</text:p>
          </table:table-cell>
          <table:table-cell/>
          <table:table-cell office:value-type="string" calcext:value-type="string">
            <text:p>MDG-a_38_n2000_m200</text:p>
          </table:table-cell>
          <table:table-cell office:value-type="float" office:value="113208" calcext:value-type="float">
            <text:p>113208</text:p>
          </table:table-cell>
          <table:table-cell office:value-type="float" office:value="4.12531590461731" calcext:value-type="float">
            <text:p>4,12531590461731</text:p>
          </table:table-cell>
          <table:table-cell table:formula="of:=100*([.$D31]-[.AK31])/[.$D31]" office:value-type="float" office:value="1.02292398887898" calcext:value-type="float">
            <text:p>1,02292398887898</text:p>
          </table:table-cell>
          <table:table-cell/>
          <table:table-cell table:style-name="ce45"/>
          <table:table-cell table:style-name="ce50"/>
          <table:table-cell table:style-name="ce51"/>
          <table:table-cell table:style-name="ce53"/>
          <table:table-cell table:style-name="ce46"/>
          <table:table-cell table:style-name="ce45"/>
          <table:table-cell table:style-name="ce50"/>
          <table:table-cell table:style-name="ce51"/>
          <table:table-cell table:style-name="ce53"/>
          <table:table-cell table:style-name="ce46"/>
          <table:table-cell table:style-name="ce45"/>
          <table:table-cell table:style-name="ce53"/>
          <table:table-cell table:style-name="ce51"/>
          <table:table-cell table:style-name="ce53"/>
          <table:table-cell table:number-columns-repeated="6"/>
          <table:table-cell table:style-name="ce38"/>
          <table:table-cell table:number-columns-repeated="12"/>
        </table:table-row>
        <table:table-row table:style-name="ro1">
          <table:table-cell table:style-name="ce4" office:value-type="string" calcext:value-type="string">
            <text:p>MDG-a_39_n2000_m200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200" calcext:value-type="float">
            <text:p>200</text:p>
          </table:table-cell>
          <table:table-cell table:style-name="ce9" office:value-type="float" office:value="114201" calcext:value-type="float">
            <text:p>114201</text:p>
          </table:table-cell>
          <table:table-cell/>
          <table:table-cell office:value-type="string" calcext:value-type="string">
            <text:p>MDG-a_39_n2000_m200</text:p>
          </table:table-cell>
          <table:table-cell office:value-type="float" office:value="112872" calcext:value-type="float">
            <text:p>112872</text:p>
          </table:table-cell>
          <table:table-cell office:value-type="float" office:value="99.7431526184082" calcext:value-type="float">
            <text:p>99,7431526184082</text:p>
          </table:table-cell>
          <table:table-cell table:formula="of:=100*([.$D32]-[.G32])/[.$D32]" office:value-type="float" office:value="1.1637376205112" calcext:value-type="float">
            <text:p>1,1637376205112</text:p>
          </table:table-cell>
          <table:table-cell/>
          <table:table-cell office:value-type="string" calcext:value-type="string">
            <text:p>MDG-a_39_n2000_m200</text:p>
          </table:table-cell>
          <table:table-cell office:value-type="float" office:value="107588" calcext:value-type="float">
            <text:p>107588</text:p>
          </table:table-cell>
          <table:table-cell office:value-type="float" office:value="29.3139834403992" calcext:value-type="float">
            <text:p>29,3139834403992</text:p>
          </table:table-cell>
          <table:table-cell table:formula="of:=100*([.$D32]-[.L32])/[.$D32]" office:value-type="float" office:value="5.79066733215996" calcext:value-type="float">
            <text:p>5,79066733215996</text:p>
          </table:table-cell>
          <table:table-cell/>
          <table:table-cell office:value-type="string" calcext:value-type="string">
            <text:p>MDG-a_39_n2000_m200</text:p>
          </table:table-cell>
          <table:table-cell office:value-type="float" office:value="112694" calcext:value-type="float">
            <text:p>112694</text:p>
          </table:table-cell>
          <table:table-cell office:value-type="float" office:value="52.4538187980652" calcext:value-type="float">
            <text:p>52,4538187980652</text:p>
          </table:table-cell>
          <table:table-cell table:formula="of:=100*([.$D32]-[.Q32])/[.$D32]" office:value-type="float" office:value="1.31960315583927" calcext:value-type="float">
            <text:p>1,31960315583927</text:p>
          </table:table-cell>
          <table:table-cell/>
          <table:table-cell office:value-type="string" calcext:value-type="string">
            <text:p>MDG-a_39_n2000_m200</text:p>
          </table:table-cell>
          <table:table-cell office:value-type="float" office:value="112046" calcext:value-type="float">
            <text:p>112046</text:p>
          </table:table-cell>
          <table:table-cell office:value-type="float" office:value="37.9752094745636" calcext:value-type="float">
            <text:p>37,9752094745636</text:p>
          </table:table-cell>
          <table:table-cell table:formula="of:=100*([.$D32]-[.V32])/[.$D32]" office:value-type="float" office:value="1.8870237563594" calcext:value-type="float">
            <text:p>1,8870237563594</text:p>
          </table:table-cell>
          <table:table-cell/>
          <table:table-cell office:value-type="string" calcext:value-type="string">
            <text:p>MDG-a_39_n2000_m200</text:p>
          </table:table-cell>
          <table:table-cell office:value-type="float" office:value="112075" calcext:value-type="float">
            <text:p>112075</text:p>
          </table:table-cell>
          <table:table-cell office:value-type="float" office:value="3.81176018714905" calcext:value-type="float">
            <text:p>3,81176018714905</text:p>
          </table:table-cell>
          <table:table-cell table:formula="of:=100*([.$D32]-[.AA32])/[.$D32]" office:value-type="float" office:value="1.86162993318798" calcext:value-type="float">
            <text:p>1,86162993318798</text:p>
          </table:table-cell>
          <table:table-cell/>
          <table:table-cell office:value-type="string" calcext:value-type="string">
            <text:p>MDG-a_39_n2000_m200</text:p>
          </table:table-cell>
          <table:table-cell office:value-type="float" office:value="111866" calcext:value-type="float">
            <text:p>111866</text:p>
          </table:table-cell>
          <table:table-cell office:value-type="float" office:value="14.3524627685547" calcext:value-type="float">
            <text:p>14,3524627685547</text:p>
          </table:table-cell>
          <table:table-cell table:formula="of:=100*([.$D32]-[.AF32])/[.$D32]" office:value-type="float" office:value="2.04464058983722" calcext:value-type="float">
            <text:p>2,04464058983722</text:p>
          </table:table-cell>
          <table:table-cell/>
          <table:table-cell office:value-type="string" calcext:value-type="string">
            <text:p>MDG-a_39_n2000_m200</text:p>
          </table:table-cell>
          <table:table-cell office:value-type="float" office:value="112878" calcext:value-type="float">
            <text:p>112878</text:p>
          </table:table-cell>
          <table:table-cell office:value-type="float" office:value="4.25764060020447" calcext:value-type="float">
            <text:p>4,25764060020447</text:p>
          </table:table-cell>
          <table:table-cell table:formula="of:=100*([.$D32]-[.AK32])/[.$D32]" office:value-type="float" office:value="1.15848372606194" calcext:value-type="float">
            <text:p>1,15848372606194</text:p>
          </table:table-cell>
          <table:table-cell/>
          <table:table-cell table:style-name="ce45"/>
          <table:table-cell table:style-name="ce50"/>
          <table:table-cell table:style-name="ce51"/>
          <table:table-cell table:style-name="ce53"/>
          <table:table-cell table:style-name="ce46"/>
          <table:table-cell table:style-name="ce45"/>
          <table:table-cell table:style-name="ce50"/>
          <table:table-cell table:style-name="ce51"/>
          <table:table-cell table:style-name="ce53"/>
          <table:table-cell table:style-name="ce46"/>
          <table:table-cell table:style-name="ce45"/>
          <table:table-cell table:style-name="ce53"/>
          <table:table-cell table:style-name="ce51"/>
          <table:table-cell table:style-name="ce53"/>
          <table:table-cell table:number-columns-repeated="6"/>
          <table:table-cell table:style-name="ce38"/>
          <table:table-cell table:number-columns-repeated="12"/>
        </table:table-row>
        <table:table-row table:style-name="ro1">
          <table:table-cell table:style-name="ce4" office:value-type="string" calcext:value-type="string">
            <text:p>MDG-a_40_n2000_m200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200" calcext:value-type="float">
            <text:p>200</text:p>
          </table:table-cell>
          <table:table-cell table:style-name="ce9" office:value-type="float" office:value="114191" calcext:value-type="float">
            <text:p>114191</text:p>
          </table:table-cell>
          <table:table-cell/>
          <table:table-cell office:value-type="string" calcext:value-type="string">
            <text:p>MDG-a_40_n2000_m200</text:p>
          </table:table-cell>
          <table:table-cell office:value-type="float" office:value="112965" calcext:value-type="float">
            <text:p>112965</text:p>
          </table:table-cell>
          <table:table-cell office:value-type="float" office:value="92.7724001407623" calcext:value-type="float">
            <text:p>92,7724001407623</text:p>
          </table:table-cell>
          <table:table-cell table:formula="of:=100*([.$D33]-[.G33])/[.$D33]" office:value-type="float" office:value="1.07363977896682" calcext:value-type="float">
            <text:p>1,07363977896682</text:p>
          </table:table-cell>
          <table:table-cell/>
          <table:table-cell office:value-type="string" calcext:value-type="string">
            <text:p>MDG-a_40_n2000_m200</text:p>
          </table:table-cell>
          <table:table-cell office:value-type="float" office:value="107494" calcext:value-type="float">
            <text:p>107494</text:p>
          </table:table-cell>
          <table:table-cell office:value-type="float" office:value="26.5032920837402" calcext:value-type="float">
            <text:p>26,5032920837402</text:p>
          </table:table-cell>
          <table:table-cell table:formula="of:=100*([.$D33]-[.L33])/[.$D33]" office:value-type="float" office:value="5.8647353994623" calcext:value-type="float">
            <text:p>5,8647353994623</text:p>
          </table:table-cell>
          <table:table-cell/>
          <table:table-cell office:value-type="string" calcext:value-type="string">
            <text:p>MDG-a_40_n2000_m200</text:p>
          </table:table-cell>
          <table:table-cell office:value-type="float" office:value="113050" calcext:value-type="float">
            <text:p>113050</text:p>
          </table:table-cell>
          <table:table-cell office:value-type="float" office:value="56.3104281425476" calcext:value-type="float">
            <text:p>56,3104281425476</text:p>
          </table:table-cell>
          <table:table-cell table:formula="of:=100*([.$D33]-[.Q33])/[.$D33]" office:value-type="float" office:value="0.999203089560473" calcext:value-type="float">
            <text:p>0,999203089560473</text:p>
          </table:table-cell>
          <table:table-cell/>
          <table:table-cell office:value-type="string" calcext:value-type="string">
            <text:p>MDG-a_40_n2000_m200</text:p>
          </table:table-cell>
          <table:table-cell office:value-type="float" office:value="111670" calcext:value-type="float">
            <text:p>111670</text:p>
          </table:table-cell>
          <table:table-cell office:value-type="float" office:value="35.3483366966248" calcext:value-type="float">
            <text:p>35,3483366966248</text:p>
          </table:table-cell>
          <table:table-cell table:formula="of:=100*([.$D33]-[.V33])/[.$D33]" office:value-type="float" office:value="2.20770463521644" calcext:value-type="float">
            <text:p>2,20770463521644</text:p>
          </table:table-cell>
          <table:table-cell/>
          <table:table-cell office:value-type="string" calcext:value-type="string">
            <text:p>MDG-a_40_n2000_m200</text:p>
          </table:table-cell>
          <table:table-cell office:value-type="float" office:value="112030" calcext:value-type="float">
            <text:p>112030</text:p>
          </table:table-cell>
          <table:table-cell office:value-type="float" office:value="3.45530271530151" calcext:value-type="float">
            <text:p>3,45530271530151</text:p>
          </table:table-cell>
          <table:table-cell table:formula="of:=100*([.$D33]-[.AA33])/[.$D33]" office:value-type="float" office:value="1.89244336243662" calcext:value-type="float">
            <text:p>1,89244336243662</text:p>
          </table:table-cell>
          <table:table-cell/>
          <table:table-cell office:value-type="string" calcext:value-type="string">
            <text:p>MDG-a_40_n2000_m200</text:p>
          </table:table-cell>
          <table:table-cell office:value-type="float" office:value="112195" calcext:value-type="float">
            <text:p>112195</text:p>
          </table:table-cell>
          <table:table-cell office:value-type="float" office:value="14.5259046554565" calcext:value-type="float">
            <text:p>14,5259046554565</text:p>
          </table:table-cell>
          <table:table-cell table:formula="of:=100*([.$D33]-[.AF33])/[.$D33]" office:value-type="float" office:value="1.74794861241254" calcext:value-type="float">
            <text:p>1,74794861241254</text:p>
          </table:table-cell>
          <table:table-cell/>
          <table:table-cell office:value-type="string" calcext:value-type="string">
            <text:p>MDG-a_40_n2000_m200</text:p>
          </table:table-cell>
          <table:table-cell office:value-type="float" office:value="113273" calcext:value-type="float">
            <text:p>113273</text:p>
          </table:table-cell>
          <table:table-cell office:value-type="float" office:value="4.22034645080566" calcext:value-type="float">
            <text:p>4,22034645080566</text:p>
          </table:table-cell>
          <table:table-cell table:formula="of:=100*([.$D33]-[.AK33])/[.$D33]" office:value-type="float" office:value="0.803916245588531" calcext:value-type="float">
            <text:p>0,803916245588531</text:p>
          </table:table-cell>
          <table:table-cell/>
          <table:table-cell table:style-name="ce45"/>
          <table:table-cell table:style-name="ce50"/>
          <table:table-cell table:style-name="ce51"/>
          <table:table-cell table:style-name="ce53"/>
          <table:table-cell table:style-name="ce46"/>
          <table:table-cell table:style-name="ce45"/>
          <table:table-cell table:style-name="ce50"/>
          <table:table-cell table:style-name="ce51"/>
          <table:table-cell table:style-name="ce53"/>
          <table:table-cell table:style-name="ce46"/>
          <table:table-cell table:style-name="ce45"/>
          <table:table-cell table:style-name="ce53"/>
          <table:table-cell table:style-name="ce51"/>
          <table:table-cell table:style-name="ce53"/>
          <table:table-cell table:number-columns-repeated="6"/>
          <table:table-cell table:style-name="ce38"/>
          <table:table-cell table:number-columns-repeated="12"/>
        </table:table-row>
        <table:table-row table:style-name="ro1">
          <table:table-cell table:number-columns-repeated="7"/>
          <table:table-cell table:formula="of:=AVERAGE([.H4:.H33])" office:value-type="float" office:value="38.3409649689992" calcext:value-type="float">
            <text:p>38,3409649689992</text:p>
          </table:table-cell>
          <table:table-cell table:formula="of:=AVERAGE([.I4:.I33])" office:value-type="float" office:value="0.809609144473268" calcext:value-type="float">
            <text:p>0,809609144473268</text:p>
          </table:table-cell>
          <table:table-cell table:number-columns-repeated="3"/>
          <table:table-cell table:formula="of:=AVERAGE([.M4:.M33])" office:value-type="float" office:value="13.3014564752579" calcext:value-type="float">
            <text:p>13,3014564752579</text:p>
          </table:table-cell>
          <table:table-cell table:formula="of:=AVERAGE([.N4:.N33])" office:value-type="float" office:value="2.74646549775048" calcext:value-type="float">
            <text:p>2,74646549775048</text:p>
          </table:table-cell>
          <table:table-cell table:number-columns-repeated="3"/>
          <table:table-cell table:formula="of:=AVERAGE([.R4:.R33])" office:value-type="float" office:value="25.9948070764542" calcext:value-type="float">
            <text:p>25,9948070764542</text:p>
          </table:table-cell>
          <table:table-cell table:formula="of:=AVERAGE([.S4:.S33])" office:value-type="float" office:value="1.01779761465285" calcext:value-type="float">
            <text:p>1,01779761465285</text:p>
          </table:table-cell>
          <table:table-cell table:number-columns-repeated="3"/>
          <table:table-cell table:formula="of:=AVERAGE([.W4:.W33])" office:value-type="float" office:value="20.4047821521759" calcext:value-type="float">
            <text:p>20,4047821521759</text:p>
          </table:table-cell>
          <table:table-cell table:formula="of:=AVERAGE([.X4:.X33])" office:value-type="float" office:value="1.46028864887483" calcext:value-type="float">
            <text:p>1,46028864887483</text:p>
          </table:table-cell>
          <table:table-cell table:number-columns-repeated="3"/>
          <table:table-cell table:formula="of:=AVERAGE([.AB4:.AB33])" office:value-type="float" office:value="1.74055585861206" calcext:value-type="float">
            <text:p>1,74055585861206</text:p>
          </table:table-cell>
          <table:table-cell table:formula="of:=AVERAGE([.AC4:.AC33])" office:value-type="float" office:value="0.926886192892678" calcext:value-type="float">
            <text:p>0,926886192892678</text:p>
          </table:table-cell>
          <table:table-cell table:number-columns-repeated="3"/>
          <table:table-cell table:formula="of:=AVERAGE([.AG4:.AG33])" office:value-type="float" office:value="6.18933741251628" calcext:value-type="float">
            <text:p>6,18933741251628</text:p>
          </table:table-cell>
          <table:table-cell table:formula="of:=AVERAGE([.AH4:.AH33])" office:value-type="float" office:value="0.827350595629709" calcext:value-type="float">
            <text:p>0,827350595629709</text:p>
          </table:table-cell>
          <table:table-cell table:number-columns-repeated="3"/>
          <table:table-cell table:formula="of:=AVERAGE([.AL4:.AL33])" office:value-type="float" office:value="2.00354579289754" calcext:value-type="float">
            <text:p>2,00354579289754</text:p>
          </table:table-cell>
          <table:table-cell table:formula="of:=AVERAGE([.AM4:.AM33])" office:value-type="float" office:value="0.789478662053458" calcext:value-type="float">
            <text:p>0,789478662053458</text:p>
          </table:table-cell>
          <table:table-cell/>
          <table:table-cell table:style-name="ce46" table:number-columns-repeated="10"/>
          <table:table-cell table:style-name="ce45"/>
          <table:table-cell table:style-name="ce53"/>
          <table:table-cell table:style-name="ce51"/>
          <table:table-cell table:style-name="ce53"/>
          <table:table-cell table:number-columns-repeated="19"/>
        </table:table-row>
        <table:table-row table:style-name="ro3">
          <table:table-cell table:number-columns-repeated="40"/>
          <table:table-cell table:style-name="ce46" table:number-columns-repeated="14"/>
          <table:table-cell table:number-columns-repeated="19"/>
        </table:table-row>
        <table:table-row table:style-name="ro3">
          <table:table-cell table:number-columns-repeated="5"/>
          <table:table-cell table:number-columns-spanned="4" table:number-rows-spanned="1"/>
          <table:covered-table-cell table:number-columns-repeated="3"/>
          <table:table-cell table:number-columns-spanned="5" table:number-rows-spanned="1"/>
          <table:covered-table-cell table:number-columns-repeated="4"/>
          <table:table-cell table:number-columns-repeated="59"/>
        </table:table-row>
        <table:table-row table:style-name="ro3">
          <table:table-cell table:style-name="ce14" office:value-type="string" calcext:value-type="string">
            <text:p>Algoritmo</text:p>
          </table:table-cell>
          <table:table-cell table:style-name="ce14" office:value-type="string" calcext:value-type="string">
            <text:p>Desv</text:p>
          </table:table-cell>
          <table:table-cell table:style-name="ce14" office:value-type="string" calcext:value-type="string">
            <text:p>Tiempo</text:p>
          </table:table-cell>
          <table:table-cell table:number-columns-repeated="2"/>
          <table:table-cell office:value-type="string" calcext:value-type="string" table:number-columns-spanned="4" table:number-rows-spanned="1">
            <text:p>AGG_Uniforme_Original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AGE_Uniforme_Original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Algoritmo Memetico(10, 1,0)_Uniforme_Original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Algoritmo Memetico(10, 0,1)_Uniforme_Original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Algoritmo Memetico(10, 0,1mej)_Uniforme_Original</text:p>
          </table:table-cell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/>
          <table:table-cell table:number-columns-spanned="4" table:number-rows-spanned="1"/>
          <table:covered-table-cell table:number-columns-repeated="3"/>
          <table:table-cell table:number-columns-repeated="34"/>
        </table:table-row>
        <table:table-row table:style-name="ro3">
          <table:table-cell office:value-type="string" calcext:value-type="string">
            <text:p>AGG_UO</text:p>
          </table:table-cell>
          <table:table-cell table:formula="of:=[.I69]" office:value-type="float" office:value="1.11899327632533" calcext:value-type="float">
            <text:p>1,11899327632533</text:p>
          </table:table-cell>
          <table:table-cell table:formula="of:=[.H69]" office:value-type="float" office:value="30.2204179843267" calcext:value-type="float">
            <text:p>30,2204179843267</text:p>
          </table:table-cell>
          <table:table-cell table:number-columns-repeated="2"/>
          <table:table-cell office:value-type="string" calcext:value-type="string">
            <text:p>Caso</text:p>
          </table:table-cell>
          <table:table-cell office:value-type="string" calcext:value-type="string">
            <text:p>Coste Obtenido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Desv</text:p>
          </table:table-cell>
          <table:table-cell/>
          <table:table-cell office:value-type="string" calcext:value-type="string">
            <text:p>Caso</text:p>
          </table:table-cell>
          <table:table-cell office:value-type="string" calcext:value-type="string">
            <text:p>Coste Obtenido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Desv</text:p>
          </table:table-cell>
          <table:table-cell/>
          <table:table-cell office:value-type="string" calcext:value-type="string">
            <text:p>Caso</text:p>
          </table:table-cell>
          <table:table-cell office:value-type="string" calcext:value-type="string">
            <text:p>Coste Obtenido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Desv</text:p>
          </table:table-cell>
          <table:table-cell/>
          <table:table-cell office:value-type="string" calcext:value-type="string">
            <text:p>Caso</text:p>
          </table:table-cell>
          <table:table-cell office:value-type="string" calcext:value-type="string">
            <text:p>Coste Obtenido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Desv</text:p>
          </table:table-cell>
          <table:table-cell/>
          <table:table-cell office:value-type="string" calcext:value-type="string">
            <text:p>Caso</text:p>
          </table:table-cell>
          <table:table-cell office:value-type="string" calcext:value-type="string">
            <text:p>Coste Obtenido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Desv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AGG_UE</text:p>
          </table:table-cell>
          <table:table-cell table:formula="of:=[.I34]" office:value-type="float" office:value="0.809609144473268" calcext:value-type="float">
            <text:p>0,809609144473268</text:p>
          </table:table-cell>
          <table:table-cell table:formula="of:=[.H34]" office:value-type="float" office:value="38.3409649689992" calcext:value-type="float">
            <text:p>38,3409649689992</text:p>
          </table:table-cell>
          <table:table-cell table:number-columns-repeated="2"/>
          <table:table-cell office:value-type="string" calcext:value-type="string">
            <text:p>GKD-c_11_n500_m50</text:p>
          </table:table-cell>
          <table:table-cell office:value-type="float" office:value="19587.12018" calcext:value-type="float">
            <text:p>19587,12018</text:p>
          </table:table-cell>
          <table:table-cell office:value-type="float" office:value="8.33241891860962" calcext:value-type="float">
            <text:p>8,33241891860962</text:p>
          </table:table-cell>
          <table:table-cell table:formula="of:=100*([.$D4]-[.G39])/[.$D4]" office:value-type="float" office:value="0.0000445700849667833" calcext:value-type="float">
            <text:p>4,45700849667833E-05</text:p>
          </table:table-cell>
          <table:table-cell/>
          <table:table-cell office:value-type="string" calcext:value-type="string">
            <text:p>GKD-c_11_n500_m50</text:p>
          </table:table-cell>
          <table:table-cell office:value-type="float" office:value="19586.18984" calcext:value-type="float">
            <text:p>19586,18984</text:p>
          </table:table-cell>
          <table:table-cell office:value-type="float" office:value="11.2514901161194" calcext:value-type="float">
            <text:p>11,2514901161194</text:p>
          </table:table-cell>
          <table:table-cell table:formula="of:=100*([.$D4]-[.L39])/[.$D4]" office:value-type="float" office:value="0.00479432184428482" calcext:value-type="float">
            <text:p>0,004794321844285</text:p>
          </table:table-cell>
          <table:table-cell/>
          <table:table-cell office:value-type="string" calcext:value-type="string">
            <text:p>GKD-c_11_n500_m50</text:p>
          </table:table-cell>
          <table:table-cell office:value-type="float" office:value="19587.12018" calcext:value-type="float">
            <text:p>19587,12018</text:p>
          </table:table-cell>
          <table:table-cell office:value-type="float" office:value="0.772048234939575" calcext:value-type="float">
            <text:p>0,772048234939575</text:p>
          </table:table-cell>
          <table:table-cell table:formula="of:=100*([.$D4]-[.Q39])/[.$D4]" office:value-type="float" office:value="0.0000445700849667833" calcext:value-type="float">
            <text:p>4,45700849667833E-05</text:p>
          </table:table-cell>
          <table:table-cell/>
          <table:table-cell office:value-type="string" calcext:value-type="string">
            <text:p>GKD-c_11_n500_m50</text:p>
          </table:table-cell>
          <table:table-cell office:value-type="float" office:value="19587.12018" calcext:value-type="float">
            <text:p>19587,12018</text:p>
          </table:table-cell>
          <table:table-cell office:value-type="float" office:value="0.766944646835327" calcext:value-type="float">
            <text:p>0,766944646835327</text:p>
          </table:table-cell>
          <table:table-cell table:formula="of:=100*([.$D4]-[.V39])/[.$D4]" office:value-type="float" office:value="0.0000445700849667833" calcext:value-type="float">
            <text:p>4,45700849667833E-05</text:p>
          </table:table-cell>
          <table:table-cell/>
          <table:table-cell office:value-type="string" calcext:value-type="string">
            <text:p>GKD-c_11_n500_m50</text:p>
          </table:table-cell>
          <table:table-cell office:value-type="float" office:value="19584.64846" calcext:value-type="float">
            <text:p>19584,64846</text:p>
          </table:table-cell>
          <table:table-cell office:value-type="float" office:value="2.27464175224304" calcext:value-type="float">
            <text:p>2,27464175224304</text:p>
          </table:table-cell>
          <table:table-cell table:formula="of:=100*([.$D4]-[.AA39])/[.$D4]" office:value-type="float" office:value="0.0126636732284574" calcext:value-type="float">
            <text:p>0,012663673228457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AGG_P</text:p>
          </table:table-cell>
          <table:table-cell table:formula="of:=[.N34]" office:value-type="float" office:value="2.74646549775048" calcext:value-type="float">
            <text:p>2,74646549775048</text:p>
          </table:table-cell>
          <table:table-cell table:formula="of:=[.M34]" office:value-type="float" office:value="13.3014564752579" calcext:value-type="float">
            <text:p>13,3014564752579</text:p>
          </table:table-cell>
          <table:table-cell table:number-columns-repeated="2"/>
          <table:table-cell office:value-type="string" calcext:value-type="string">
            <text:p>GKD-c_12_n500_m50</text:p>
          </table:table-cell>
          <table:table-cell office:value-type="float" office:value="19360.05736" calcext:value-type="float">
            <text:p>19360,05736</text:p>
          </table:table-cell>
          <table:table-cell office:value-type="float" office:value="8.58616495132446" calcext:value-type="float">
            <text:p>8,58616495132446</text:p>
          </table:table-cell>
          <table:table-cell table:formula="of:=100*([.$D5]-[.G40])/[.$D5]" office:value-type="float" office:value="0.000924420533666312" calcext:value-type="float">
            <text:p>0,000924420533666</text:p>
          </table:table-cell>
          <table:table-cell/>
          <table:table-cell office:value-type="string" calcext:value-type="string">
            <text:p>GKD-c_12_n500_m50</text:p>
          </table:table-cell>
          <table:table-cell office:value-type="float" office:value="19360.05736" calcext:value-type="float">
            <text:p>19360,05736</text:p>
          </table:table-cell>
          <table:table-cell office:value-type="float" office:value="12.1555452346802" calcext:value-type="float">
            <text:p>12,1555452346802</text:p>
          </table:table-cell>
          <table:table-cell table:formula="of:=100*([.$D5]-[.L40])/[.$D5]" office:value-type="float" office:value="0.000924420533666312" calcext:value-type="float">
            <text:p>0,000924420533666</text:p>
          </table:table-cell>
          <table:table-cell/>
          <table:table-cell office:value-type="string" calcext:value-type="string">
            <text:p>GKD-c_12_n500_m50</text:p>
          </table:table-cell>
          <table:table-cell office:value-type="float" office:value="19360.22393" calcext:value-type="float">
            <text:p>19360,22393</text:p>
          </table:table-cell>
          <table:table-cell office:value-type="float" office:value="0.778204441070556" calcext:value-type="float">
            <text:p>0,778204441070556</text:p>
          </table:table-cell>
          <table:table-cell table:formula="of:=100*([.$D5]-[.Q40])/[.$D5]" office:value-type="float" office:value="0.0000640488049229089" calcext:value-type="float">
            <text:p>6,40488049229089E-05</text:p>
          </table:table-cell>
          <table:table-cell/>
          <table:table-cell office:value-type="string" calcext:value-type="string">
            <text:p>GKD-c_12_n500_m50</text:p>
          </table:table-cell>
          <table:table-cell office:value-type="float" office:value="19360.22393" calcext:value-type="float">
            <text:p>19360,22393</text:p>
          </table:table-cell>
          <table:table-cell office:value-type="float" office:value="0.750172853469849" calcext:value-type="float">
            <text:p>0,750172853469849</text:p>
          </table:table-cell>
          <table:table-cell table:formula="of:=100*([.$D5]-[.V40])/[.$D5]" office:value-type="float" office:value="0.0000640488049229089" calcext:value-type="float">
            <text:p>6,40488049229089E-05</text:p>
          </table:table-cell>
          <table:table-cell/>
          <table:table-cell office:value-type="string" calcext:value-type="string">
            <text:p>GKD-c_12_n500_m50</text:p>
          </table:table-cell>
          <table:table-cell office:value-type="float" office:value="19360.22393" calcext:value-type="float">
            <text:p>19360,22393</text:p>
          </table:table-cell>
          <table:table-cell office:value-type="float" office:value="2.03653359413147" calcext:value-type="float">
            <text:p>2,03653359413147</text:p>
          </table:table-cell>
          <table:table-cell table:formula="of:=100*([.$D5]-[.AA40])/[.$D5]" office:value-type="float" office:value="0.0000640488049229089" calcext:value-type="float">
            <text:p>6,40488049229089E-05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AGE_UO</text:p>
          </table:table-cell>
          <table:table-cell table:formula="of:=[.N69]" office:value-type="float" office:value="1.10215702544658" calcext:value-type="float">
            <text:p>1,10215702544658</text:p>
          </table:table-cell>
          <table:table-cell table:formula="of:=[.M69]" office:value-type="float" office:value="21.0332066615423" calcext:value-type="float">
            <text:p>21,0332066615423</text:p>
          </table:table-cell>
          <table:table-cell table:number-columns-repeated="2"/>
          <table:table-cell office:value-type="string" calcext:value-type="string">
            <text:p>GKD-c_13_n500_m50</text:p>
          </table:table-cell>
          <table:table-cell office:value-type="float" office:value="19366.69852" calcext:value-type="float">
            <text:p>19366,69852</text:p>
          </table:table-cell>
          <table:table-cell office:value-type="float" office:value="8.24562978744507" calcext:value-type="float">
            <text:p>8,24562978744507</text:p>
          </table:table-cell>
          <table:table-cell table:formula="of:=100*([.$D6]-[.G41])/[.$D6]" office:value-type="float" office:value="0.00000361445173964151" calcext:value-type="float">
            <text:p>3,61445173964151E-06</text:p>
          </table:table-cell>
          <table:table-cell/>
          <table:table-cell office:value-type="string" calcext:value-type="string">
            <text:p>GKD-c_13_n500_m50</text:p>
          </table:table-cell>
          <table:table-cell office:value-type="float" office:value="19366.69852" calcext:value-type="float">
            <text:p>19366,69852</text:p>
          </table:table-cell>
          <table:table-cell office:value-type="float" office:value="11.7125341892242" calcext:value-type="float">
            <text:p>11,7125341892242</text:p>
          </table:table-cell>
          <table:table-cell table:formula="of:=100*([.$D6]-[.L41])/[.$D6]" office:value-type="float" office:value="0.00000361445173964151" calcext:value-type="float">
            <text:p>3,61445173964151E-06</text:p>
          </table:table-cell>
          <table:table-cell/>
          <table:table-cell office:value-type="string" calcext:value-type="string">
            <text:p>GKD-c_13_n500_m50</text:p>
          </table:table-cell>
          <table:table-cell office:value-type="float" office:value="19366.69852" calcext:value-type="float">
            <text:p>19366,69852</text:p>
          </table:table-cell>
          <table:table-cell office:value-type="float" office:value="0.745800971984863" calcext:value-type="float">
            <text:p>0,745800971984863</text:p>
          </table:table-cell>
          <table:table-cell table:formula="of:=100*([.$D6]-[.Q41])/[.$D6]" office:value-type="float" office:value="0.00000361445173964151" calcext:value-type="float">
            <text:p>3,61445173964151E-06</text:p>
          </table:table-cell>
          <table:table-cell/>
          <table:table-cell office:value-type="string" calcext:value-type="string">
            <text:p>GKD-c_13_n500_m50</text:p>
          </table:table-cell>
          <table:table-cell office:value-type="float" office:value="19366.69852" calcext:value-type="float">
            <text:p>19366,69852</text:p>
          </table:table-cell>
          <table:table-cell office:value-type="float" office:value="0.742874383926392" calcext:value-type="float">
            <text:p>0,742874383926392</text:p>
          </table:table-cell>
          <table:table-cell table:formula="of:=100*([.$D6]-[.V41])/[.$D6]" office:value-type="float" office:value="0.00000361445175842622" calcext:value-type="float">
            <text:p>3,61445175842622E-06</text:p>
          </table:table-cell>
          <table:table-cell/>
          <table:table-cell office:value-type="string" calcext:value-type="string">
            <text:p>GKD-c_13_n500_m50</text:p>
          </table:table-cell>
          <table:table-cell office:value-type="float" office:value="19366.69852" calcext:value-type="float">
            <text:p>19366,69852</text:p>
          </table:table-cell>
          <table:table-cell office:value-type="float" office:value="2.12923622131348" calcext:value-type="float">
            <text:p>2,12923622131348</text:p>
          </table:table-cell>
          <table:table-cell table:formula="of:=100*([.$D6]-[.AA41])/[.$D6]" office:value-type="float" office:value="0.00000361445175842622" calcext:value-type="float">
            <text:p>3,61445175842622E-06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AGE_UE</text:p>
          </table:table-cell>
          <table:table-cell table:formula="of:=[.S34]" office:value-type="float" office:value="1.01779761465285" calcext:value-type="float">
            <text:p>1,01779761465285</text:p>
          </table:table-cell>
          <table:table-cell table:formula="of:=[.R34]" office:value-type="float" office:value="25.9948070764542" calcext:value-type="float">
            <text:p>25,9948070764542</text:p>
          </table:table-cell>
          <table:table-cell table:number-columns-repeated="2"/>
          <table:table-cell office:value-type="string" calcext:value-type="string">
            <text:p>GKD-c_14_n500_m50</text:p>
          </table:table-cell>
          <table:table-cell office:value-type="float" office:value="19458.56466" calcext:value-type="float">
            <text:p>19458,56466</text:p>
          </table:table-cell>
          <table:table-cell office:value-type="float" office:value="8.90802645683289" calcext:value-type="float">
            <text:p>8,90802645683289</text:p>
          </table:table-cell>
          <table:table-cell table:formula="of:=100*([.$D7]-[.G42])/[.$D7]" office:value-type="float" office:value="0.00000899346828833023" calcext:value-type="float">
            <text:p>8,99346828833023E-06</text:p>
          </table:table-cell>
          <table:table-cell/>
          <table:table-cell office:value-type="string" calcext:value-type="string">
            <text:p>GKD-c_14_n500_m50</text:p>
          </table:table-cell>
          <table:table-cell office:value-type="float" office:value="19458.56466" calcext:value-type="float">
            <text:p>19458,56466</text:p>
          </table:table-cell>
          <table:table-cell office:value-type="float" office:value="11.5437395572662" calcext:value-type="float">
            <text:p>11,5437395572662</text:p>
          </table:table-cell>
          <table:table-cell table:formula="of:=100*([.$D7]-[.L42])/[.$D7]" office:value-type="float" office:value="0.00000899346828833023" calcext:value-type="float">
            <text:p>8,99346828833023E-06</text:p>
          </table:table-cell>
          <table:table-cell/>
          <table:table-cell office:value-type="string" calcext:value-type="string">
            <text:p>GKD-c_14_n500_m50</text:p>
          </table:table-cell>
          <table:table-cell office:value-type="float" office:value="19458.56466" calcext:value-type="float">
            <text:p>19458,56466</text:p>
          </table:table-cell>
          <table:table-cell office:value-type="float" office:value="0.808272838592529" calcext:value-type="float">
            <text:p>0,808272838592529</text:p>
          </table:table-cell>
          <table:table-cell table:formula="of:=100*([.$D7]-[.Q42])/[.$D7]" office:value-type="float" office:value="0.0000089934682696342" calcext:value-type="float">
            <text:p>8,9934682696342E-06</text:p>
          </table:table-cell>
          <table:table-cell/>
          <table:table-cell office:value-type="string" calcext:value-type="string">
            <text:p>GKD-c_14_n500_m50</text:p>
          </table:table-cell>
          <table:table-cell office:value-type="float" office:value="19458.56466" calcext:value-type="float">
            <text:p>19458,56466</text:p>
          </table:table-cell>
          <table:table-cell office:value-type="float" office:value="0.768794298171997" calcext:value-type="float">
            <text:p>0,768794298171997</text:p>
          </table:table-cell>
          <table:table-cell table:formula="of:=100*([.$D7]-[.V42])/[.$D7]" office:value-type="float" office:value="0.0000089934682696342" calcext:value-type="float">
            <text:p>8,9934682696342E-06</text:p>
          </table:table-cell>
          <table:table-cell/>
          <table:table-cell office:value-type="string" calcext:value-type="string">
            <text:p>GKD-c_14_n500_m50</text:p>
          </table:table-cell>
          <table:table-cell office:value-type="float" office:value="19458.56466" calcext:value-type="float">
            <text:p>19458,56466</text:p>
          </table:table-cell>
          <table:table-cell office:value-type="float" office:value="2.10508489608765" calcext:value-type="float">
            <text:p>2,10508489608765</text:p>
          </table:table-cell>
          <table:table-cell table:formula="of:=100*([.$D7]-[.AA42])/[.$D7]" office:value-type="float" office:value="0.00000899346828833023" calcext:value-type="float">
            <text:p>8,99346828833023E-06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AGE_P</text:p>
          </table:table-cell>
          <table:table-cell table:formula="of:=[.X34]" office:value-type="float" office:value="1.46028864887483" calcext:value-type="float">
            <text:p>1,46028864887483</text:p>
          </table:table-cell>
          <table:table-cell table:formula="of:=[.W34]" office:value-type="float" office:value="20.4047821521759" calcext:value-type="float">
            <text:p>20,4047821521759</text:p>
          </table:table-cell>
          <table:table-cell table:number-columns-repeated="2"/>
          <table:table-cell office:value-type="string" calcext:value-type="string">
            <text:p>GKD-c_15_n500_m50</text:p>
          </table:table-cell>
          <table:table-cell office:value-type="float" office:value="19422.05063" calcext:value-type="float">
            <text:p>19422,05063</text:p>
          </table:table-cell>
          <table:table-cell office:value-type="float" office:value="8.43384265899658" calcext:value-type="float">
            <text:p>8,43384265899658</text:p>
          </table:table-cell>
          <table:table-cell table:formula="of:=100*([.$D8]-[.G43])/[.$D8]" office:value-type="float" office:value="0.00051364034359808" calcext:value-type="float">
            <text:p>0,000513640343598</text:p>
          </table:table-cell>
          <table:table-cell/>
          <table:table-cell office:value-type="string" calcext:value-type="string">
            <text:p>GKD-c_15_n500_m50</text:p>
          </table:table-cell>
          <table:table-cell office:value-type="float" office:value="19422.1464" calcext:value-type="float">
            <text:p>19422,1464</text:p>
          </table:table-cell>
          <table:table-cell office:value-type="float" office:value="12.1117815971375" calcext:value-type="float">
            <text:p>12,1117815971375</text:p>
          </table:table-cell>
          <table:table-cell table:formula="of:=100*([.$D8]-[.L43])/[.$D8]" office:value-type="float" office:value="0.0000205435542270536" calcext:value-type="float">
            <text:p>2,05435542270536E-05</text:p>
          </table:table-cell>
          <table:table-cell/>
          <table:table-cell office:value-type="string" calcext:value-type="string">
            <text:p>GKD-c_15_n500_m50</text:p>
          </table:table-cell>
          <table:table-cell office:value-type="float" office:value="19422.1464" calcext:value-type="float">
            <text:p>19422,1464</text:p>
          </table:table-cell>
          <table:table-cell office:value-type="float" office:value="0.74838662147522" calcext:value-type="float">
            <text:p>0,74838662147522</text:p>
          </table:table-cell>
          <table:table-cell table:formula="of:=100*([.$D8]-[.Q43])/[.$D8]" office:value-type="float" office:value="0.0000205435542270536" calcext:value-type="float">
            <text:p>2,05435542270536E-05</text:p>
          </table:table-cell>
          <table:table-cell/>
          <table:table-cell office:value-type="string" calcext:value-type="string">
            <text:p>GKD-c_15_n500_m50</text:p>
          </table:table-cell>
          <table:table-cell office:value-type="float" office:value="19422.1464" calcext:value-type="float">
            <text:p>19422,1464</text:p>
          </table:table-cell>
          <table:table-cell office:value-type="float" office:value="0.796533107757568" calcext:value-type="float">
            <text:p>0,796533107757568</text:p>
          </table:table-cell>
          <table:table-cell table:formula="of:=100*([.$D8]-[.V43])/[.$D8]" office:value-type="float" office:value="0.0000205435542270536" calcext:value-type="float">
            <text:p>2,05435542270536E-05</text:p>
          </table:table-cell>
          <table:table-cell/>
          <table:table-cell office:value-type="string" calcext:value-type="string">
            <text:p>GKD-c_15_n500_m50</text:p>
          </table:table-cell>
          <table:table-cell office:value-type="float" office:value="19420.26198" calcext:value-type="float">
            <text:p>19420,26198</text:p>
          </table:table-cell>
          <table:table-cell office:value-type="float" office:value="2.2034854888916" calcext:value-type="float">
            <text:p>2,2034854888916</text:p>
          </table:table-cell>
          <table:table-cell table:formula="of:=100*([.$D8]-[.AA43])/[.$D8]" office:value-type="float" office:value="0.0097229707425799" calcext:value-type="float">
            <text:p>0,00972297074258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AM_10_1_UE</text:p>
          </table:table-cell>
          <table:table-cell table:formula="of:=[.AC34]" office:value-type="float" office:value="0.926886192892678" calcext:value-type="float">
            <text:p>0,926886192892678</text:p>
          </table:table-cell>
          <table:table-cell table:formula="of:=[.AB34]" office:value-type="float" office:value="1.74055585861206" calcext:value-type="float">
            <text:p>1,74055585861206</text:p>
          </table:table-cell>
          <table:table-cell table:number-columns-repeated="2"/>
          <table:table-cell office:value-type="string" calcext:value-type="string">
            <text:p>GKD-c_16_n500_m50</text:p>
          </table:table-cell>
          <table:table-cell office:value-type="float" office:value="19680.20477" calcext:value-type="float">
            <text:p>19680,20477</text:p>
          </table:table-cell>
          <table:table-cell office:value-type="float" office:value="8.9913866519928" calcext:value-type="float">
            <text:p>8,9913866519928</text:p>
          </table:table-cell>
          <table:table-cell table:formula="of:=100*([.$D9]-[.G44])/[.$D9]" office:value-type="float" office:value="0.0000213920492583501" calcext:value-type="float">
            <text:p>2,13920492583501E-05</text:p>
          </table:table-cell>
          <table:table-cell/>
          <table:table-cell office:value-type="string" calcext:value-type="string">
            <text:p>GKD-c_16_n500_m50</text:p>
          </table:table-cell>
          <table:table-cell office:value-type="float" office:value="19680.20477" calcext:value-type="float">
            <text:p>19680,20477</text:p>
          </table:table-cell>
          <table:table-cell office:value-type="float" office:value="12.2758045196533" calcext:value-type="float">
            <text:p>12,2758045196533</text:p>
          </table:table-cell>
          <table:table-cell table:formula="of:=100*([.$D9]-[.L44])/[.$D9]" office:value-type="float" office:value="0.0000213920492583501" calcext:value-type="float">
            <text:p>2,13920492583501E-05</text:p>
          </table:table-cell>
          <table:table-cell/>
          <table:table-cell office:value-type="string" calcext:value-type="string">
            <text:p>GKD-c_16_n500_m50</text:p>
          </table:table-cell>
          <table:table-cell office:value-type="float" office:value="19680.20477" calcext:value-type="float">
            <text:p>19680,20477</text:p>
          </table:table-cell>
          <table:table-cell office:value-type="float" office:value="0.72948956489563" calcext:value-type="float">
            <text:p>0,72948956489563</text:p>
          </table:table-cell>
          <table:table-cell table:formula="of:=100*([.$D9]-[.Q44])/[.$D9]" office:value-type="float" office:value="0.0000213920492398646" calcext:value-type="float">
            <text:p>2,13920492398646E-05</text:p>
          </table:table-cell>
          <table:table-cell/>
          <table:table-cell office:value-type="string" calcext:value-type="string">
            <text:p>GKD-c_16_n500_m50</text:p>
          </table:table-cell>
          <table:table-cell office:value-type="float" office:value="19680.20477" calcext:value-type="float">
            <text:p>19680,20477</text:p>
          </table:table-cell>
          <table:table-cell office:value-type="float" office:value="0.758967638015747" calcext:value-type="float">
            <text:p>0,758967638015747</text:p>
          </table:table-cell>
          <table:table-cell table:formula="of:=100*([.$D9]-[.V44])/[.$D9]" office:value-type="float" office:value="0.0000213920492398646" calcext:value-type="float">
            <text:p>2,13920492398646E-05</text:p>
          </table:table-cell>
          <table:table-cell/>
          <table:table-cell office:value-type="string" calcext:value-type="string">
            <text:p>GKD-c_16_n500_m50</text:p>
          </table:table-cell>
          <table:table-cell office:value-type="float" office:value="19679.45825" calcext:value-type="float">
            <text:p>19679,45825</text:p>
          </table:table-cell>
          <table:table-cell office:value-type="float" office:value="2.17573022842407" calcext:value-type="float">
            <text:p>2,17573022842407</text:p>
          </table:table-cell>
          <table:table-cell table:formula="of:=100*([.$D9]-[.AA44])/[.$D9]" office:value-type="float" office:value="0.00381464445199255" calcext:value-type="float">
            <text:p>0,003814644451993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AM_10_01_UE</text:p>
          </table:table-cell>
          <table:table-cell table:formula="of:=[.AH34]" office:value-type="float" office:value="0.827350595629709" calcext:value-type="float">
            <text:p>0,827350595629709</text:p>
          </table:table-cell>
          <table:table-cell table:formula="of:=[.AG34]" office:value-type="float" office:value="6.18933741251628" calcext:value-type="float">
            <text:p>6,18933741251628</text:p>
          </table:table-cell>
          <table:table-cell table:number-columns-repeated="2"/>
          <table:table-cell office:value-type="string" calcext:value-type="string">
            <text:p>GKD-c_17_n500_m50</text:p>
          </table:table-cell>
          <table:table-cell office:value-type="float" office:value="19331.38841" calcext:value-type="float">
            <text:p>19331,38841</text:p>
          </table:table-cell>
          <table:table-cell office:value-type="float" office:value="8.9708399772644" calcext:value-type="float">
            <text:p>8,9708399772644</text:p>
          </table:table-cell>
          <table:table-cell table:formula="of:=100*([.$D10]-[.G45])/[.$D10]" office:value-type="float" office:value="0.00000134496287435002" calcext:value-type="float">
            <text:p>1,34496287435002E-06</text:p>
          </table:table-cell>
          <table:table-cell/>
          <table:table-cell office:value-type="string" calcext:value-type="string">
            <text:p>GKD-c_17_n500_m50</text:p>
          </table:table-cell>
          <table:table-cell office:value-type="float" office:value="19331.38841" calcext:value-type="float">
            <text:p>19331,38841</text:p>
          </table:table-cell>
          <table:table-cell office:value-type="float" office:value="12.1318199634552" calcext:value-type="float">
            <text:p>12,1318199634552</text:p>
          </table:table-cell>
          <table:table-cell table:formula="of:=100*([.$D10]-[.L45])/[.$D10]" office:value-type="float" office:value="0.00000134496287435002" calcext:value-type="float">
            <text:p>1,34496287435002E-06</text:p>
          </table:table-cell>
          <table:table-cell/>
          <table:table-cell office:value-type="string" calcext:value-type="string">
            <text:p>GKD-c_17_n500_m50</text:p>
          </table:table-cell>
          <table:table-cell office:value-type="float" office:value="19331.38841" calcext:value-type="float">
            <text:p>19331,38841</text:p>
          </table:table-cell>
          <table:table-cell office:value-type="float" office:value="0.770910978317261" calcext:value-type="float">
            <text:p>0,770910978317261</text:p>
          </table:table-cell>
          <table:table-cell table:formula="of:=100*([.$D10]-[.Q45])/[.$D10]" office:value-type="float" office:value="0.00000134496285553099" calcext:value-type="float">
            <text:p>1,34496285553099E-06</text:p>
          </table:table-cell>
          <table:table-cell/>
          <table:table-cell office:value-type="string" calcext:value-type="string">
            <text:p>GKD-c_17_n500_m50</text:p>
          </table:table-cell>
          <table:table-cell office:value-type="float" office:value="19331.38841" calcext:value-type="float">
            <text:p>19331,38841</text:p>
          </table:table-cell>
          <table:table-cell office:value-type="float" office:value="0.761012554168701" calcext:value-type="float">
            <text:p>0,761012554168701</text:p>
          </table:table-cell>
          <table:table-cell table:formula="of:=100*([.$D10]-[.V45])/[.$D10]" office:value-type="float" office:value="0.00000134496287435002" calcext:value-type="float">
            <text:p>1,34496287435002E-06</text:p>
          </table:table-cell>
          <table:table-cell/>
          <table:table-cell office:value-type="string" calcext:value-type="string">
            <text:p>GKD-c_17_n500_m50</text:p>
          </table:table-cell>
          <table:table-cell office:value-type="float" office:value="19331.38841" calcext:value-type="float">
            <text:p>19331,38841</text:p>
          </table:table-cell>
          <table:table-cell office:value-type="float" office:value="2.16219282150269" calcext:value-type="float">
            <text:p>2,16219282150269</text:p>
          </table:table-cell>
          <table:table-cell table:formula="of:=100*([.$D10]-[.AA45])/[.$D10]" office:value-type="float" office:value="0.00000134496287435002" calcext:value-type="float">
            <text:p>1,34496287435002E-06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AM_10_01mej_UE</text:p>
          </table:table-cell>
          <table:table-cell table:formula="of:=[.AM34]" office:value-type="float" office:value="0.789478662053458" calcext:value-type="float">
            <text:p>0,789478662053458</text:p>
          </table:table-cell>
          <table:table-cell table:formula="of:=[.AL34]" office:value-type="float" office:value="2.00354579289754" calcext:value-type="float">
            <text:p>2,00354579289754</text:p>
          </table:table-cell>
          <table:table-cell table:number-columns-repeated="2"/>
          <table:table-cell office:value-type="string" calcext:value-type="string">
            <text:p>GKD-c_18_n500_m50</text:p>
          </table:table-cell>
          <table:table-cell office:value-type="float" office:value="19461.3946" calcext:value-type="float">
            <text:p>19461,3946</text:p>
          </table:table-cell>
          <table:table-cell office:value-type="float" office:value="9.10234546661377" calcext:value-type="float">
            <text:p>9,10234546661377</text:p>
          </table:table-cell>
          <table:table-cell table:formula="of:=100*([.$D11]-[.G46])/[.$D11]" office:value-type="float" office:value="-0.000000359686445510086" calcext:value-type="float">
            <text:p>-3,59686445510086E-07</text:p>
          </table:table-cell>
          <table:table-cell/>
          <table:table-cell office:value-type="string" calcext:value-type="string">
            <text:p>GKD-c_18_n500_m50</text:p>
          </table:table-cell>
          <table:table-cell office:value-type="float" office:value="19461.3946" calcext:value-type="float">
            <text:p>19461,3946</text:p>
          </table:table-cell>
          <table:table-cell office:value-type="float" office:value="12.3449008464813" calcext:value-type="float">
            <text:p>12,3449008464813</text:p>
          </table:table-cell>
          <table:table-cell table:formula="of:=100*([.$D11]-[.L46])/[.$D11]" office:value-type="float" office:value="-0.000000359686445510086" calcext:value-type="float">
            <text:p>-3,59686445510086E-07</text:p>
          </table:table-cell>
          <table:table-cell/>
          <table:table-cell office:value-type="string" calcext:value-type="string">
            <text:p>GKD-c_18_n500_m50</text:p>
          </table:table-cell>
          <table:table-cell office:value-type="float" office:value="19461.3946" calcext:value-type="float">
            <text:p>19461,3946</text:p>
          </table:table-cell>
          <table:table-cell office:value-type="float" office:value="0.809023857116699" calcext:value-type="float">
            <text:p>0,809023857116699</text:p>
          </table:table-cell>
          <table:table-cell table:formula="of:=100*([.$D11]-[.Q46])/[.$D11]" office:value-type="float" office:value="-0.000000359686464203396" calcext:value-type="float">
            <text:p>-3,59686464203396E-07</text:p>
          </table:table-cell>
          <table:table-cell/>
          <table:table-cell office:value-type="string" calcext:value-type="string">
            <text:p>GKD-c_18_n500_m50</text:p>
          </table:table-cell>
          <table:table-cell office:value-type="float" office:value="19461.3946" calcext:value-type="float">
            <text:p>19461,3946</text:p>
          </table:table-cell>
          <table:table-cell office:value-type="float" office:value="0.783953666687012" calcext:value-type="float">
            <text:p>0,783953666687012</text:p>
          </table:table-cell>
          <table:table-cell table:formula="of:=100*([.$D11]-[.V46])/[.$D11]" office:value-type="float" office:value="-0.000000359686445510086" calcext:value-type="float">
            <text:p>-3,59686445510086E-07</text:p>
          </table:table-cell>
          <table:table-cell/>
          <table:table-cell office:value-type="string" calcext:value-type="string">
            <text:p>GKD-c_18_n500_m50</text:p>
          </table:table-cell>
          <table:table-cell office:value-type="float" office:value="19461.3946" calcext:value-type="float">
            <text:p>19461,3946</text:p>
          </table:table-cell>
          <table:table-cell office:value-type="float" office:value="2.12112283706665" calcext:value-type="float">
            <text:p>2,12112283706665</text:p>
          </table:table-cell>
          <table:table-cell table:formula="of:=100*([.$D11]-[.AA46])/[.$D11]" office:value-type="float" office:value="-0.000000359686445510086" calcext:value-type="float">
            <text:p>-3,59686445510086E-07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AM_10_1_UO</text:p>
          </table:table-cell>
          <table:table-cell table:formula="of:=[.S69]" office:value-type="float" office:value="1.09181786593919" calcext:value-type="float">
            <text:p>1,09181786593919</text:p>
          </table:table-cell>
          <table:table-cell table:formula="of:=[.R69]" office:value-type="float" office:value="1.97166101137797" calcext:value-type="float">
            <text:p>1,97166101137797</text:p>
          </table:table-cell>
          <table:table-cell table:number-columns-repeated="2"/>
          <table:table-cell office:value-type="string" calcext:value-type="string">
            <text:p>GKD-c_19_n500_m50</text:p>
          </table:table-cell>
          <table:table-cell office:value-type="float" office:value="19477.32577" calcext:value-type="float">
            <text:p>19477,32577</text:p>
          </table:table-cell>
          <table:table-cell office:value-type="float" office:value="8.6703827381134" calcext:value-type="float">
            <text:p>8,6703827381134</text:p>
          </table:table-cell>
          <table:table-cell table:formula="of:=100*([.$D12]-[.G47])/[.$D12]" office:value-type="float" office:value="0.000012116651660204" calcext:value-type="float">
            <text:p>1,2116651660204E-05</text:p>
          </table:table-cell>
          <table:table-cell/>
          <table:table-cell office:value-type="string" calcext:value-type="string">
            <text:p>GKD-c_19_n500_m50</text:p>
          </table:table-cell>
          <table:table-cell office:value-type="float" office:value="19477.32577" calcext:value-type="float">
            <text:p>19477,32577</text:p>
          </table:table-cell>
          <table:table-cell office:value-type="float" office:value="12.1848647594452" calcext:value-type="float">
            <text:p>12,1848647594452</text:p>
          </table:table-cell>
          <table:table-cell table:formula="of:=100*([.$D12]-[.L47])/[.$D12]" office:value-type="float" office:value="0.000012116651660204" calcext:value-type="float">
            <text:p>1,2116651660204E-05</text:p>
          </table:table-cell>
          <table:table-cell/>
          <table:table-cell office:value-type="string" calcext:value-type="string">
            <text:p>GKD-c_19_n500_m50</text:p>
          </table:table-cell>
          <table:table-cell office:value-type="float" office:value="19477.32577" calcext:value-type="float">
            <text:p>19477,32577</text:p>
          </table:table-cell>
          <table:table-cell office:value-type="float" office:value="0.778813600540161" calcext:value-type="float">
            <text:p>0,778813600540161</text:p>
          </table:table-cell>
          <table:table-cell table:formula="of:=100*([.$D12]-[.Q47])/[.$D12]" office:value-type="float" office:value="0.000012116651641526" calcext:value-type="float">
            <text:p>1,2116651641526E-05</text:p>
          </table:table-cell>
          <table:table-cell/>
          <table:table-cell office:value-type="string" calcext:value-type="string">
            <text:p>GKD-c_19_n500_m50</text:p>
          </table:table-cell>
          <table:table-cell office:value-type="float" office:value="19477.32577" calcext:value-type="float">
            <text:p>19477,32577</text:p>
          </table:table-cell>
          <table:table-cell office:value-type="float" office:value="0.788418531417847" calcext:value-type="float">
            <text:p>0,788418531417847</text:p>
          </table:table-cell>
          <table:table-cell table:formula="of:=100*([.$D12]-[.V47])/[.$D12]" office:value-type="float" office:value="0.000012116651641526" calcext:value-type="float">
            <text:p>1,2116651641526E-05</text:p>
          </table:table-cell>
          <table:table-cell/>
          <table:table-cell office:value-type="string" calcext:value-type="string">
            <text:p>GKD-c_19_n500_m50</text:p>
          </table:table-cell>
          <table:table-cell office:value-type="float" office:value="19477.32577" calcext:value-type="float">
            <text:p>19477,32577</text:p>
          </table:table-cell>
          <table:table-cell office:value-type="float" office:value="2.17847871780395" calcext:value-type="float">
            <text:p>2,17847871780395</text:p>
          </table:table-cell>
          <table:table-cell table:formula="of:=100*([.$D12]-[.AA47])/[.$D12]" office:value-type="float" office:value="0.000012116651660204" calcext:value-type="float">
            <text:p>1,2116651660204E-05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AM_10_01_UO</text:p>
          </table:table-cell>
          <table:table-cell table:formula="of:=[.X69]" office:value-type="float" office:value="1.11748975218775" calcext:value-type="float">
            <text:p>1,11748975218775</text:p>
          </table:table-cell>
          <table:table-cell table:formula="of:=[.W69]" office:value-type="float" office:value="1.981649518013" calcext:value-type="float">
            <text:p>1,981649518013</text:p>
          </table:table-cell>
          <table:table-cell table:number-columns-repeated="2"/>
          <table:table-cell office:value-type="string" calcext:value-type="string">
            <text:p>GKD-c_20_n500_m50</text:p>
          </table:table-cell>
          <table:table-cell office:value-type="float" office:value="19604.84356" calcext:value-type="float">
            <text:p>19604,84356</text:p>
          </table:table-cell>
          <table:table-cell office:value-type="float" office:value="8.59948825836182" calcext:value-type="float">
            <text:p>8,59948825836182</text:p>
          </table:table-cell>
          <table:table-cell table:formula="of:=100*([.$D13]-[.G48])/[.$D13]" office:value-type="float" office:value="0.000000969148243470061" calcext:value-type="float">
            <text:p>9,69148243470061E-07</text:p>
          </table:table-cell>
          <table:table-cell/>
          <table:table-cell office:value-type="string" calcext:value-type="string">
            <text:p>GKD-c_20_n500_m50</text:p>
          </table:table-cell>
          <table:table-cell office:value-type="float" office:value="19604.84356" calcext:value-type="float">
            <text:p>19604,84356</text:p>
          </table:table-cell>
          <table:table-cell office:value-type="float" office:value="12.4729070663452" calcext:value-type="float">
            <text:p>12,4729070663452</text:p>
          </table:table-cell>
          <table:table-cell table:formula="of:=100*([.$D13]-[.L48])/[.$D13]" office:value-type="float" office:value="0.000000969148243470061" calcext:value-type="float">
            <text:p>9,69148243470061E-07</text:p>
          </table:table-cell>
          <table:table-cell/>
          <table:table-cell office:value-type="string" calcext:value-type="string">
            <text:p>GKD-c_20_n500_m50</text:p>
          </table:table-cell>
          <table:table-cell office:value-type="float" office:value="19604.84356" calcext:value-type="float">
            <text:p>19604,84356</text:p>
          </table:table-cell>
          <table:table-cell office:value-type="float" office:value="0.742183208465576" calcext:value-type="float">
            <text:p>0,742183208465576</text:p>
          </table:table-cell>
          <table:table-cell table:formula="of:=100*([.$D13]-[.Q48])/[.$D13]" office:value-type="float" office:value="0.000000969148243470061" calcext:value-type="float">
            <text:p>9,69148243470061E-07</text:p>
          </table:table-cell>
          <table:table-cell/>
          <table:table-cell office:value-type="string" calcext:value-type="string">
            <text:p>GKD-c_20_n500_m50</text:p>
          </table:table-cell>
          <table:table-cell office:value-type="float" office:value="19604.84356" calcext:value-type="float">
            <text:p>19604,84356</text:p>
          </table:table-cell>
          <table:table-cell office:value-type="float" office:value="0.709577322006226" calcext:value-type="float">
            <text:p>0,709577322006226</text:p>
          </table:table-cell>
          <table:table-cell table:formula="of:=100*([.$D13]-[.V48])/[.$D13]" office:value-type="float" office:value="0.000000969148243470061" calcext:value-type="float">
            <text:p>9,69148243470061E-07</text:p>
          </table:table-cell>
          <table:table-cell/>
          <table:table-cell office:value-type="string" calcext:value-type="string">
            <text:p>GKD-c_20_n500_m50</text:p>
          </table:table-cell>
          <table:table-cell office:value-type="float" office:value="19604.84356" calcext:value-type="float">
            <text:p>19604,84356</text:p>
          </table:table-cell>
          <table:table-cell office:value-type="float" office:value="2.05587387084961" calcext:value-type="float">
            <text:p>2,05587387084961</text:p>
          </table:table-cell>
          <table:table-cell table:formula="of:=100*([.$D13]-[.AA48])/[.$D13]" office:value-type="float" office:value="0.000000969148243470061" calcext:value-type="float">
            <text:p>9,69148243470061E-07</text:p>
          </table:table-cell>
          <table:table-cell table:number-columns-repeated="34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AM_10_01mej_UO</text:p>
          </table:table-cell>
          <table:table-cell table:formula="of:=[.AC69]" office:value-type="float" office:value="0.745432776304098" calcext:value-type="float">
            <text:p>0,745432776304098</text:p>
          </table:table-cell>
          <table:table-cell table:formula="of:=[.AB69]" office:value-type="float" office:value="7.43612824281057" calcext:value-type="float">
            <text:p>7,43612824281057</text:p>
          </table:table-cell>
          <table:table-cell table:number-columns-repeated="2"/>
          <table:table-cell office:value-type="string" calcext:value-type="string">
            <text:p>MDG-b_1_n500_m50</text:p>
          </table:table-cell>
          <table:table-cell office:value-type="float" office:value="767262.93" calcext:value-type="float">
            <text:p>767262,93</text:p>
          </table:table-cell>
          <table:table-cell office:value-type="float" office:value="9.29932951927185" calcext:value-type="float">
            <text:p>9,29932951927185</text:p>
          </table:table-cell>
          <table:table-cell table:formula="of:=100*([.$D14]-[.G49])/[.$D14]" office:value-type="float" office:value="1.38396801539784" calcext:value-type="float">
            <text:p>1,38396801539784</text:p>
          </table:table-cell>
          <table:table-cell/>
          <table:table-cell office:value-type="string" calcext:value-type="string">
            <text:p>MDG-b_1_n500_m50</text:p>
          </table:table-cell>
          <table:table-cell office:value-type="float" office:value="762455.45" calcext:value-type="float">
            <text:p>762455,45</text:p>
          </table:table-cell>
          <table:table-cell office:value-type="float" office:value="12.0338320732117" calcext:value-type="float">
            <text:p>12,0338320732117</text:p>
          </table:table-cell>
          <table:table-cell table:formula="of:=100*([.$D14]-[.L49])/[.$D14]" office:value-type="float" office:value="2.00187171295475" calcext:value-type="float">
            <text:p>2,00187171295475</text:p>
          </table:table-cell>
          <table:table-cell/>
          <table:table-cell office:value-type="string" calcext:value-type="string">
            <text:p>MDG-b_1_n500_m50</text:p>
          </table:table-cell>
          <table:table-cell office:value-type="float" office:value="772317.65" calcext:value-type="float">
            <text:p>772317,65</text:p>
          </table:table-cell>
          <table:table-cell office:value-type="float" office:value="0.923911094665527" calcext:value-type="float">
            <text:p>0,923911094665527</text:p>
          </table:table-cell>
          <table:table-cell table:formula="of:=100*([.$D14]-[.Q49])/[.$D14]" office:value-type="float" office:value="0.73428664842081" calcext:value-type="float">
            <text:p>0,73428664842081</text:p>
          </table:table-cell>
          <table:table-cell/>
          <table:table-cell office:value-type="string" calcext:value-type="string">
            <text:p>MDG-b_1_n500_m50</text:p>
          </table:table-cell>
          <table:table-cell office:value-type="float" office:value="773510.24" calcext:value-type="float">
            <text:p>773510,24</text:p>
          </table:table-cell>
          <table:table-cell office:value-type="float" office:value="0.889981269836426" calcext:value-type="float">
            <text:p>0,889981269836426</text:p>
          </table:table-cell>
          <table:table-cell table:formula="of:=100*([.$D14]-[.V49])/[.$D14]" office:value-type="float" office:value="0.581003479136828" calcext:value-type="float">
            <text:p>0,581003479136828</text:p>
          </table:table-cell>
          <table:table-cell/>
          <table:table-cell office:value-type="string" calcext:value-type="string">
            <text:p>MDG-b_1_n500_m50</text:p>
          </table:table-cell>
          <table:table-cell office:value-type="float" office:value="769196.19" calcext:value-type="float">
            <text:p>769196,19</text:p>
          </table:table-cell>
          <table:table-cell office:value-type="float" office:value="2.20560479164124" calcext:value-type="float">
            <text:p>2,20560479164124</text:p>
          </table:table-cell>
          <table:table-cell table:formula="of:=100*([.$D14]-[.AA49])/[.$D14]" office:value-type="float" office:value="1.13548679398064" calcext:value-type="float">
            <text:p>1,13548679398064</text:p>
          </table:table-cell>
          <table:table-cell table:number-columns-repeated="44"/>
        </table:table-row>
        <table:table-row table:style-name="ro3">
          <table:table-cell table:number-columns-repeated="5"/>
          <table:table-cell office:value-type="string" calcext:value-type="string">
            <text:p>MDG-b_2_n500_m50</text:p>
          </table:table-cell>
          <table:table-cell office:value-type="float" office:value="760968.12" calcext:value-type="float">
            <text:p>760968,12</text:p>
          </table:table-cell>
          <table:table-cell office:value-type="float" office:value="8.57284045219421" calcext:value-type="float">
            <text:p>8,57284045219421</text:p>
          </table:table-cell>
          <table:table-cell table:formula="of:=100*([.$D15]-[.G50])/[.$D15]" office:value-type="float" office:value="2.43544254744552" calcext:value-type="float">
            <text:p>2,43544254744552</text:p>
          </table:table-cell>
          <table:table-cell/>
          <table:table-cell office:value-type="string" calcext:value-type="string">
            <text:p>MDG-b_2_n500_m50</text:p>
          </table:table-cell>
          <table:table-cell office:value-type="float" office:value="754406.57" calcext:value-type="float">
            <text:p>754406,57</text:p>
          </table:table-cell>
          <table:table-cell office:value-type="float" office:value="11.8463950157166" calcext:value-type="float">
            <text:p>11,8463950157166</text:p>
          </table:table-cell>
          <table:table-cell table:formula="of:=100*([.$D15]-[.L50])/[.$D15]" office:value-type="float" office:value="3.27670607101181" calcext:value-type="float">
            <text:p>3,27670607101181</text:p>
          </table:table-cell>
          <table:table-cell/>
          <table:table-cell office:value-type="string" calcext:value-type="string">
            <text:p>MDG-b_2_n500_m50</text:p>
          </table:table-cell>
          <table:table-cell office:value-type="float" office:value="772358.49" calcext:value-type="float">
            <text:p>772358,49</text:p>
          </table:table-cell>
          <table:table-cell office:value-type="float" office:value="0.850795984268189" calcext:value-type="float">
            <text:p>0,850795984268189</text:p>
          </table:table-cell>
          <table:table-cell table:formula="of:=100*([.$D15]-[.Q50])/[.$D15]" office:value-type="float" office:value="0.975070714429896" calcext:value-type="float">
            <text:p>0,975070714429896</text:p>
          </table:table-cell>
          <table:table-cell/>
          <table:table-cell office:value-type="string" calcext:value-type="string">
            <text:p>MDG-b_2_n500_m50</text:p>
          </table:table-cell>
          <table:table-cell office:value-type="float" office:value="771333.12" calcext:value-type="float">
            <text:p>771333,12</text:p>
          </table:table-cell>
          <table:table-cell office:value-type="float" office:value="0.887938261032105" calcext:value-type="float">
            <text:p>0,887938261032105</text:p>
          </table:table-cell>
          <table:table-cell table:formula="of:=100*([.$D15]-[.V50])/[.$D15]" office:value-type="float" office:value="1.10653452696795" calcext:value-type="float">
            <text:p>1,10653452696795</text:p>
          </table:table-cell>
          <table:table-cell/>
          <table:table-cell office:value-type="string" calcext:value-type="string">
            <text:p>MDG-b_2_n500_m50</text:p>
          </table:table-cell>
          <table:table-cell office:value-type="float" office:value="761931.77" calcext:value-type="float">
            <text:p>761931,77</text:p>
          </table:table-cell>
          <table:table-cell office:value-type="float" office:value="2.23249816894531" calcext:value-type="float">
            <text:p>2,23249816894531</text:p>
          </table:table-cell>
          <table:table-cell table:formula="of:=100*([.$D15]-[.AA50])/[.$D15]" office:value-type="float" office:value="2.31189192381472" calcext:value-type="float">
            <text:p>2,31189192381472</text:p>
          </table:table-cell>
          <table:table-cell table:number-columns-repeated="44"/>
        </table:table-row>
        <table:table-row table:style-name="ro3">
          <table:table-cell table:number-columns-repeated="5"/>
          <table:table-cell office:value-type="string" calcext:value-type="string">
            <text:p>MDG-b_3_n500_m50</text:p>
          </table:table-cell>
          <table:table-cell office:value-type="float" office:value="763665.87" calcext:value-type="float">
            <text:p>763665,87</text:p>
          </table:table-cell>
          <table:table-cell office:value-type="float" office:value="9.20433783531189" calcext:value-type="float">
            <text:p>9,20433783531189</text:p>
          </table:table-cell>
          <table:table-cell table:formula="of:=100*([.$D16]-[.G51])/[.$D16]" office:value-type="float" office:value="1.68680482721081" calcext:value-type="float">
            <text:p>1,68680482721081</text:p>
          </table:table-cell>
          <table:table-cell/>
          <table:table-cell office:value-type="string" calcext:value-type="string">
            <text:p>MDG-b_3_n500_m50</text:p>
          </table:table-cell>
          <table:table-cell office:value-type="float" office:value="769604.53" calcext:value-type="float">
            <text:p>769604,53</text:p>
          </table:table-cell>
          <table:table-cell office:value-type="float" office:value="11.7300350666046" calcext:value-type="float">
            <text:p>11,7300350666046</text:p>
          </table:table-cell>
          <table:table-cell table:formula="of:=100*([.$D16]-[.L51])/[.$D16]" office:value-type="float" office:value="0.922270673491413" calcext:value-type="float">
            <text:p>0,922270673491413</text:p>
          </table:table-cell>
          <table:table-cell/>
          <table:table-cell office:value-type="string" calcext:value-type="string">
            <text:p>MDG-b_3_n500_m50</text:p>
          </table:table-cell>
          <table:table-cell office:value-type="float" office:value="769731.38" calcext:value-type="float">
            <text:p>769731,38</text:p>
          </table:table-cell>
          <table:table-cell office:value-type="float" office:value="0.834284543991089" calcext:value-type="float">
            <text:p>0,834284543991089</text:p>
          </table:table-cell>
          <table:table-cell table:formula="of:=100*([.$D16]-[.Q51])/[.$D16]" office:value-type="float" office:value="0.905940195336513" calcext:value-type="float">
            <text:p>0,905940195336513</text:p>
          </table:table-cell>
          <table:table-cell/>
          <table:table-cell office:value-type="string" calcext:value-type="string">
            <text:p>MDG-b_3_n500_m50</text:p>
          </table:table-cell>
          <table:table-cell office:value-type="float" office:value="773650.15" calcext:value-type="float">
            <text:p>773650,15</text:p>
          </table:table-cell>
          <table:table-cell office:value-type="float" office:value="0.792212724685669" calcext:value-type="float">
            <text:p>0,792212724685669</text:p>
          </table:table-cell>
          <table:table-cell table:formula="of:=100*([.$D16]-[.V51])/[.$D16]" office:value-type="float" office:value="0.401443641303973" calcext:value-type="float">
            <text:p>0,401443641303973</text:p>
          </table:table-cell>
          <table:table-cell/>
          <table:table-cell office:value-type="string" calcext:value-type="string">
            <text:p>MDG-b_3_n500_m50</text:p>
          </table:table-cell>
          <table:table-cell office:value-type="float" office:value="770405.04" calcext:value-type="float">
            <text:p>770405,04</text:p>
          </table:table-cell>
          <table:table-cell office:value-type="float" office:value="2.30494427680969" calcext:value-type="float">
            <text:p>2,30494427680969</text:p>
          </table:table-cell>
          <table:table-cell table:formula="of:=100*([.$D16]-[.AA51])/[.$D16]" office:value-type="float" office:value="0.819214220454209" calcext:value-type="float">
            <text:p>0,819214220454209</text:p>
          </table:table-cell>
          <table:table-cell table:number-columns-repeated="44"/>
        </table:table-row>
        <table:table-row table:style-name="ro3">
          <table:table-cell table:number-columns-repeated="5"/>
          <table:table-cell office:value-type="string" calcext:value-type="string">
            <text:p>MDG-b_4_n500_m50</text:p>
          </table:table-cell>
          <table:table-cell office:value-type="float" office:value="773111.03" calcext:value-type="float">
            <text:p>773111,03</text:p>
          </table:table-cell>
          <table:table-cell office:value-type="float" office:value="9.0016028881073" calcext:value-type="float">
            <text:p>9,0016028881073</text:p>
          </table:table-cell>
          <table:table-cell table:formula="of:=100*([.$D17]-[.G52])/[.$D17]" office:value-type="float" office:value="0.29450745805724" calcext:value-type="float">
            <text:p>0,29450745805724</text:p>
          </table:table-cell>
          <table:table-cell/>
          <table:table-cell office:value-type="string" calcext:value-type="string">
            <text:p>MDG-b_4_n500_m50</text:p>
          </table:table-cell>
          <table:table-cell office:value-type="float" office:value="764480.52" calcext:value-type="float">
            <text:p>764480,52</text:p>
          </table:table-cell>
          <table:table-cell office:value-type="float" office:value="11.7903378009796" calcext:value-type="float">
            <text:p>11,7903378009796</text:p>
          </table:table-cell>
          <table:table-cell table:formula="of:=100*([.$D17]-[.L52])/[.$D17]" office:value-type="float" office:value="1.40755489503167" calcext:value-type="float">
            <text:p>1,40755489503167</text:p>
          </table:table-cell>
          <table:table-cell/>
          <table:table-cell office:value-type="string" calcext:value-type="string">
            <text:p>MDG-b_4_n500_m50</text:p>
          </table:table-cell>
          <table:table-cell office:value-type="float" office:value="767521.23" calcext:value-type="float">
            <text:p>767521,23</text:p>
          </table:table-cell>
          <table:table-cell office:value-type="float" office:value="0.893848180770874" calcext:value-type="float">
            <text:p>0,893848180770874</text:p>
          </table:table-cell>
          <table:table-cell table:formula="of:=100*([.$D17]-[.Q52])/[.$D17]" office:value-type="float" office:value="1.01540489786088" calcext:value-type="float">
            <text:p>1,01540489786088</text:p>
          </table:table-cell>
          <table:table-cell/>
          <table:table-cell office:value-type="string" calcext:value-type="string">
            <text:p>MDG-b_4_n500_m50</text:p>
          </table:table-cell>
          <table:table-cell office:value-type="float" office:value="769681.1" calcext:value-type="float">
            <text:p>769681,1</text:p>
          </table:table-cell>
          <table:table-cell office:value-type="float" office:value="0.90200686454773" calcext:value-type="float">
            <text:p>0,90200686454773</text:p>
          </table:table-cell>
          <table:table-cell table:formula="of:=100*([.$D17]-[.V52])/[.$D17]" office:value-type="float" office:value="0.736853831041197" calcext:value-type="float">
            <text:p>0,736853831041197</text:p>
          </table:table-cell>
          <table:table-cell/>
          <table:table-cell office:value-type="string" calcext:value-type="string">
            <text:p>MDG-b_4_n500_m50</text:p>
          </table:table-cell>
          <table:table-cell office:value-type="float" office:value="766920.36" calcext:value-type="float">
            <text:p>766920,36</text:p>
          </table:table-cell>
          <table:table-cell office:value-type="float" office:value="2.43343591690063" calcext:value-type="float">
            <text:p>2,43343591690063</text:p>
          </table:table-cell>
          <table:table-cell table:formula="of:=100*([.$D17]-[.AA52])/[.$D17]" office:value-type="float" office:value="1.09289705225904" calcext:value-type="float">
            <text:p>1,09289705225904</text:p>
          </table:table-cell>
          <table:table-cell table:number-columns-repeated="44"/>
        </table:table-row>
        <table:table-row table:style-name="ro3">
          <table:table-cell table:number-columns-repeated="5"/>
          <table:table-cell office:value-type="string" calcext:value-type="string">
            <text:p>MDG-b_5_n500_m50</text:p>
          </table:table-cell>
          <table:table-cell office:value-type="float" office:value="759774.01" calcext:value-type="float">
            <text:p>759774,01</text:p>
          </table:table-cell>
          <table:table-cell office:value-type="float" office:value="8.91427826881409" calcext:value-type="float">
            <text:p>8,91427826881409</text:p>
          </table:table-cell>
          <table:table-cell table:formula="of:=100*([.$D18]-[.G53])/[.$D18]" office:value-type="float" office:value="2.04188068810584" calcext:value-type="float">
            <text:p>2,04188068810584</text:p>
          </table:table-cell>
          <table:table-cell/>
          <table:table-cell office:value-type="string" calcext:value-type="string">
            <text:p>MDG-b_5_n500_m50</text:p>
          </table:table-cell>
          <table:table-cell office:value-type="float" office:value="752561.1" calcext:value-type="float">
            <text:p>752561,1</text:p>
          </table:table-cell>
          <table:table-cell office:value-type="float" office:value="11.8237125873566" calcext:value-type="float">
            <text:p>11,8237125873566</text:p>
          </table:table-cell>
          <table:table-cell table:formula="of:=100*([.$D18]-[.L53])/[.$D18]" office:value-type="float" office:value="2.97184550536243" calcext:value-type="float">
            <text:p>2,97184550536243</text:p>
          </table:table-cell>
          <table:table-cell/>
          <table:table-cell office:value-type="string" calcext:value-type="string">
            <text:p>MDG-b_5_n500_m50</text:p>
          </table:table-cell>
          <table:table-cell office:value-type="float" office:value="761432.75" calcext:value-type="float">
            <text:p>761432,75</text:p>
          </table:table-cell>
          <table:table-cell office:value-type="float" office:value="0.893783807754517" calcext:value-type="float">
            <text:p>0,893783807754517</text:p>
          </table:table-cell>
          <table:table-cell table:formula="of:=100*([.$D18]-[.Q53])/[.$D18]" office:value-type="float" office:value="1.82801834392351" calcext:value-type="float">
            <text:p>1,82801834392351</text:p>
          </table:table-cell>
          <table:table-cell/>
          <table:table-cell office:value-type="string" calcext:value-type="string">
            <text:p>MDG-b_5_n500_m50</text:p>
          </table:table-cell>
          <table:table-cell office:value-type="float" office:value="763227.68" calcext:value-type="float">
            <text:p>763227,68</text:p>
          </table:table-cell>
          <table:table-cell office:value-type="float" office:value="0.87010383605957" calcext:value-type="float">
            <text:p>0,87010383605957</text:p>
          </table:table-cell>
          <table:table-cell table:formula="of:=100*([.$D18]-[.V53])/[.$D18]" office:value-type="float" office:value="1.59659694126656" calcext:value-type="float">
            <text:p>1,59659694126656</text:p>
          </table:table-cell>
          <table:table-cell/>
          <table:table-cell office:value-type="string" calcext:value-type="string">
            <text:p>MDG-b_5_n500_m50</text:p>
          </table:table-cell>
          <table:table-cell office:value-type="float" office:value="762289" calcext:value-type="float">
            <text:p>762289</text:p>
          </table:table-cell>
          <table:table-cell office:value-type="float" office:value="2.27252769470215" calcext:value-type="float">
            <text:p>2,27252769470215</text:p>
          </table:table-cell>
          <table:table-cell table:formula="of:=100*([.$D18]-[.AA53])/[.$D18]" office:value-type="float" office:value="1.71762151729237" calcext:value-type="float">
            <text:p>1,71762151729237</text:p>
          </table:table-cell>
          <table:table-cell table:number-columns-repeated="44"/>
        </table:table-row>
        <table:table-row table:style-name="ro3">
          <table:table-cell table:number-columns-repeated="5"/>
          <table:table-cell office:value-type="string" calcext:value-type="string">
            <text:p>MDG-b_6_n500_m50</text:p>
          </table:table-cell>
          <table:table-cell office:value-type="float" office:value="751435.49" calcext:value-type="float">
            <text:p>751435,49</text:p>
          </table:table-cell>
          <table:table-cell office:value-type="float" office:value="9.04580760002136" calcext:value-type="float">
            <text:p>9,04580760002136</text:p>
          </table:table-cell>
          <table:table-cell table:formula="of:=100*([.$D19]-[.G54])/[.$D19]" office:value-type="float" office:value="3.05980580141406" calcext:value-type="float">
            <text:p>3,05980580141406</text:p>
          </table:table-cell>
          <table:table-cell/>
          <table:table-cell office:value-type="string" calcext:value-type="string">
            <text:p>MDG-b_6_n500_m50</text:p>
          </table:table-cell>
          <table:table-cell office:value-type="float" office:value="763585.3" calcext:value-type="float">
            <text:p>763585,3</text:p>
          </table:table-cell>
          <table:table-cell office:value-type="float" office:value="12.2135739326477" calcext:value-type="float">
            <text:p>12,2135739326477</text:p>
          </table:table-cell>
          <table:table-cell table:formula="of:=100*([.$D19]-[.L54])/[.$D19]" office:value-type="float" office:value="1.49239920889881" calcext:value-type="float">
            <text:p>1,49239920889881</text:p>
          </table:table-cell>
          <table:table-cell/>
          <table:table-cell office:value-type="string" calcext:value-type="string">
            <text:p>MDG-b_6_n500_m50</text:p>
          </table:table-cell>
          <table:table-cell office:value-type="float" office:value="767880.86" calcext:value-type="float">
            <text:p>767880,86</text:p>
          </table:table-cell>
          <table:table-cell office:value-type="float" office:value="0.870700359344482" calcext:value-type="float">
            <text:p>0,870700359344482</text:p>
          </table:table-cell>
          <table:table-cell table:formula="of:=100*([.$D19]-[.Q54])/[.$D19]" office:value-type="float" office:value="0.938243295140103" calcext:value-type="float">
            <text:p>0,938243295140103</text:p>
          </table:table-cell>
          <table:table-cell/>
          <table:table-cell office:value-type="string" calcext:value-type="string">
            <text:p>MDG-b_6_n500_m50</text:p>
          </table:table-cell>
          <table:table-cell office:value-type="float" office:value="765814.68" calcext:value-type="float">
            <text:p>765814,68</text:p>
          </table:table-cell>
          <table:table-cell office:value-type="float" office:value="0.884037971496582" calcext:value-type="float">
            <text:p>0,884037971496582</text:p>
          </table:table-cell>
          <table:table-cell table:formula="of:=100*([.$D19]-[.V54])/[.$D19]" office:value-type="float" office:value="1.20479430732245" calcext:value-type="float">
            <text:p>1,20479430732245</text:p>
          </table:table-cell>
          <table:table-cell/>
          <table:table-cell office:value-type="string" calcext:value-type="string">
            <text:p>MDG-b_6_n500_m50</text:p>
          </table:table-cell>
          <table:table-cell office:value-type="float" office:value="766830.38" calcext:value-type="float">
            <text:p>766830,38</text:p>
          </table:table-cell>
          <table:table-cell office:value-type="float" office:value="2.24820280075073" calcext:value-type="float">
            <text:p>2,24820280075073</text:p>
          </table:table-cell>
          <table:table-cell table:formula="of:=100*([.$D19]-[.AA54])/[.$D19]" office:value-type="float" office:value="1.07376222731315" calcext:value-type="float">
            <text:p>1,07376222731315</text:p>
          </table:table-cell>
          <table:table-cell table:number-columns-repeated="44"/>
        </table:table-row>
        <table:table-row table:style-name="ro3">
          <table:table-cell table:number-columns-repeated="5"/>
          <table:table-cell office:value-type="string" calcext:value-type="string">
            <text:p>MDG-b_7_n500_m50</text:p>
          </table:table-cell>
          <table:table-cell office:value-type="float" office:value="769324.18" calcext:value-type="float">
            <text:p>769324,18</text:p>
          </table:table-cell>
          <table:table-cell office:value-type="float" office:value="8.52689361572266" calcext:value-type="float">
            <text:p>8,52689361572266</text:p>
          </table:table-cell>
          <table:table-cell table:formula="of:=100*([.$D20]-[.G55])/[.$D20]" office:value-type="float" office:value="1.01754509547733" calcext:value-type="float">
            <text:p>1,01754509547733</text:p>
          </table:table-cell>
          <table:table-cell/>
          <table:table-cell office:value-type="string" calcext:value-type="string">
            <text:p>MDG-b_7_n500_m50</text:p>
          </table:table-cell>
          <table:table-cell office:value-type="float" office:value="766557.52" calcext:value-type="float">
            <text:p>766557,52</text:p>
          </table:table-cell>
          <table:table-cell office:value-type="float" office:value="12.4042885303497" calcext:value-type="float">
            <text:p>12,4042885303497</text:p>
          </table:table-cell>
          <table:table-cell table:formula="of:=100*([.$D20]-[.L55])/[.$D20]" office:value-type="float" office:value="1.37350790778118" calcext:value-type="float">
            <text:p>1,37350790778118</text:p>
          </table:table-cell>
          <table:table-cell/>
          <table:table-cell office:value-type="string" calcext:value-type="string">
            <text:p>MDG-b_7_n500_m50</text:p>
          </table:table-cell>
          <table:table-cell office:value-type="float" office:value="768572.83" calcext:value-type="float">
            <text:p>768572,83</text:p>
          </table:table-cell>
          <table:table-cell office:value-type="float" office:value="0.857507467269897" calcext:value-type="float">
            <text:p>0,857507467269897</text:p>
          </table:table-cell>
          <table:table-cell table:formula="of:=100*([.$D20]-[.Q55])/[.$D20]" office:value-type="float" office:value="1.11421496420875" calcext:value-type="float">
            <text:p>1,11421496420875</text:p>
          </table:table-cell>
          <table:table-cell/>
          <table:table-cell office:value-type="string" calcext:value-type="string">
            <text:p>MDG-b_7_n500_m50</text:p>
          </table:table-cell>
          <table:table-cell office:value-type="float" office:value="773587.81" calcext:value-type="float">
            <text:p>773587,81</text:p>
          </table:table-cell>
          <table:table-cell office:value-type="float" office:value="0.895848989486694" calcext:value-type="float">
            <text:p>0,895848989486694</text:p>
          </table:table-cell>
          <table:table-cell table:formula="of:=100*([.$D20]-[.V55])/[.$D20]" office:value-type="float" office:value="0.468979776492334" calcext:value-type="float">
            <text:p>0,468979776492334</text:p>
          </table:table-cell>
          <table:table-cell/>
          <table:table-cell office:value-type="string" calcext:value-type="string">
            <text:p>MDG-b_7_n500_m50</text:p>
          </table:table-cell>
          <table:table-cell office:value-type="float" office:value="768035.04" calcext:value-type="float">
            <text:p>768035,04</text:p>
          </table:table-cell>
          <table:table-cell office:value-type="float" office:value="2.22453451156616" calcext:value-type="float">
            <text:p>2,22453451156616</text:p>
          </table:table-cell>
          <table:table-cell table:formula="of:=100*([.$D20]-[.AA55])/[.$D20]" office:value-type="float" office:value="1.18340786858764" calcext:value-type="float">
            <text:p>1,18340786858764</text:p>
          </table:table-cell>
          <table:table-cell table:number-columns-repeated="44"/>
        </table:table-row>
        <table:table-row table:style-name="ro3">
          <table:table-cell table:number-columns-repeated="5"/>
          <table:table-cell office:value-type="string" calcext:value-type="string">
            <text:p>MDG-b_8_n500_m50</text:p>
          </table:table-cell>
          <table:table-cell office:value-type="float" office:value="765501.28" calcext:value-type="float">
            <text:p>765501,28</text:p>
          </table:table-cell>
          <table:table-cell office:value-type="float" office:value="8.36038851737976" calcext:value-type="float">
            <text:p>8,36038851737976</text:p>
          </table:table-cell>
          <table:table-cell table:formula="of:=100*([.$D21]-[.G56])/[.$D21]" office:value-type="float" office:value="1.75410910666014" calcext:value-type="float">
            <text:p>1,75410910666014</text:p>
          </table:table-cell>
          <table:table-cell/>
          <table:table-cell office:value-type="string" calcext:value-type="string">
            <text:p>MDG-b_8_n500_m50</text:p>
          </table:table-cell>
          <table:table-cell office:value-type="float" office:value="770542.8" calcext:value-type="float">
            <text:p>770542,8</text:p>
          </table:table-cell>
          <table:table-cell office:value-type="float" office:value="11.9707288742065" calcext:value-type="float">
            <text:p>11,9707288742065</text:p>
          </table:table-cell>
          <table:table-cell table:formula="of:=100*([.$D21]-[.L56])/[.$D21]" office:value-type="float" office:value="1.10707083670899" calcext:value-type="float">
            <text:p>1,10707083670899</text:p>
          </table:table-cell>
          <table:table-cell/>
          <table:table-cell office:value-type="string" calcext:value-type="string">
            <text:p>MDG-b_8_n500_m50</text:p>
          </table:table-cell>
          <table:table-cell office:value-type="float" office:value="766732.39" calcext:value-type="float">
            <text:p>766732,39</text:p>
          </table:table-cell>
          <table:table-cell office:value-type="float" office:value="0.842320680618286" calcext:value-type="float">
            <text:p>0,842320680618286</text:p>
          </table:table-cell>
          <table:table-cell table:formula="of:=100*([.$D21]-[.Q56])/[.$D21]" office:value-type="float" office:value="1.59610610666818" calcext:value-type="float">
            <text:p>1,59610610666818</text:p>
          </table:table-cell>
          <table:table-cell/>
          <table:table-cell office:value-type="string" calcext:value-type="string">
            <text:p>MDG-b_8_n500_m50</text:p>
          </table:table-cell>
          <table:table-cell office:value-type="float" office:value="765853.92" calcext:value-type="float">
            <text:p>765853,92</text:p>
          </table:table-cell>
          <table:table-cell office:value-type="float" office:value="0.887050628662109" calcext:value-type="float">
            <text:p>0,887050628662109</text:p>
          </table:table-cell>
          <table:table-cell table:formula="of:=100*([.$D21]-[.V56])/[.$D21]" office:value-type="float" office:value="1.70885061804649" calcext:value-type="float">
            <text:p>1,70885061804649</text:p>
          </table:table-cell>
          <table:table-cell/>
          <table:table-cell office:value-type="string" calcext:value-type="string">
            <text:p>MDG-b_8_n500_m50</text:p>
          </table:table-cell>
          <table:table-cell office:value-type="float" office:value="769472.27" calcext:value-type="float">
            <text:p>769472,27</text:p>
          </table:table-cell>
          <table:table-cell office:value-type="float" office:value="2.24495553970337" calcext:value-type="float">
            <text:p>2,24495553970337</text:p>
          </table:table-cell>
          <table:table-cell table:formula="of:=100*([.$D21]-[.AA56])/[.$D21]" office:value-type="float" office:value="1.24446469394468" calcext:value-type="float">
            <text:p>1,24446469394468</text:p>
          </table:table-cell>
          <table:table-cell table:number-columns-repeated="44"/>
        </table:table-row>
        <table:table-row table:style-name="ro3">
          <table:table-cell table:number-columns-repeated="5"/>
          <table:table-cell office:value-type="string" calcext:value-type="string">
            <text:p>MDG-b_9_n500_m50</text:p>
          </table:table-cell>
          <table:table-cell office:value-type="float" office:value="766895.95" calcext:value-type="float">
            <text:p>766895,95</text:p>
          </table:table-cell>
          <table:table-cell office:value-type="float" office:value="9.11959266662598" calcext:value-type="float">
            <text:p>9,11959266662598</text:p>
          </table:table-cell>
          <table:table-cell table:formula="of:=100*([.$D22]-[.G57])/[.$D22]" office:value-type="float" office:value="1.02042013142871" calcext:value-type="float">
            <text:p>1,02042013142871</text:p>
          </table:table-cell>
          <table:table-cell/>
          <table:table-cell office:value-type="string" calcext:value-type="string">
            <text:p>MDG-b_9_n500_m50</text:p>
          </table:table-cell>
          <table:table-cell office:value-type="float" office:value="758381.36" calcext:value-type="float">
            <text:p>758381,36</text:p>
          </table:table-cell>
          <table:table-cell office:value-type="float" office:value="12.4083189964294" calcext:value-type="float">
            <text:p>12,4083189964294</text:p>
          </table:table-cell>
          <table:table-cell table:formula="of:=100*([.$D22]-[.L57])/[.$D22]" office:value-type="float" office:value="2.11935740049779" calcext:value-type="float">
            <text:p>2,11935740049779</text:p>
          </table:table-cell>
          <table:table-cell/>
          <table:table-cell office:value-type="string" calcext:value-type="string">
            <text:p>MDG-b_9_n500_m50</text:p>
          </table:table-cell>
          <table:table-cell office:value-type="float" office:value="771074.28" calcext:value-type="float">
            <text:p>771074,28</text:p>
          </table:table-cell>
          <table:table-cell office:value-type="float" office:value="0.933670520782471" calcext:value-type="float">
            <text:p>0,933670520782471</text:p>
          </table:table-cell>
          <table:table-cell table:formula="of:=100*([.$D22]-[.Q57])/[.$D22]" office:value-type="float" office:value="0.481143130484511" calcext:value-type="float">
            <text:p>0,481143130484511</text:p>
          </table:table-cell>
          <table:table-cell/>
          <table:table-cell office:value-type="string" calcext:value-type="string">
            <text:p>MDG-b_9_n500_m50</text:p>
          </table:table-cell>
          <table:table-cell office:value-type="float" office:value="762556.85" calcext:value-type="float">
            <text:p>762556,85</text:p>
          </table:table-cell>
          <table:table-cell office:value-type="float" office:value="0.890819072723389" calcext:value-type="float">
            <text:p>0,890819072723389</text:p>
          </table:table-cell>
          <table:table-cell table:formula="of:=100*([.$D22]-[.V57])/[.$D22]" office:value-type="float" office:value="1.58044694472419" calcext:value-type="float">
            <text:p>1,58044694472419</text:p>
          </table:table-cell>
          <table:table-cell/>
          <table:table-cell office:value-type="string" calcext:value-type="string">
            <text:p>MDG-b_9_n500_m50</text:p>
          </table:table-cell>
          <table:table-cell office:value-type="float" office:value="769865.6" calcext:value-type="float">
            <text:p>769865,6</text:p>
          </table:table-cell>
          <table:table-cell office:value-type="float" office:value="2.19189500808716" calcext:value-type="float">
            <text:p>2,19189500808716</text:p>
          </table:table-cell>
          <table:table-cell table:formula="of:=100*([.$D22]-[.AA57])/[.$D22]" office:value-type="float" office:value="0.637141657527897" calcext:value-type="float">
            <text:p>0,637141657527897</text:p>
          </table:table-cell>
          <table:table-cell table:number-columns-repeated="44"/>
        </table:table-row>
        <table:table-row table:style-name="ro3">
          <table:table-cell table:number-columns-repeated="5"/>
          <table:table-cell office:value-type="string" calcext:value-type="string">
            <text:p>MDG-b_10_n500_m50</text:p>
          </table:table-cell>
          <table:table-cell office:value-type="float" office:value="757080.28" calcext:value-type="float">
            <text:p>757080,28</text:p>
          </table:table-cell>
          <table:table-cell office:value-type="float" office:value="8.57469081878662" calcext:value-type="float">
            <text:p>8,57469081878662</text:p>
          </table:table-cell>
          <table:table-cell table:formula="of:=100*([.$D23]-[.G58])/[.$D23]" office:value-type="float" office:value="2.30734518118283" calcext:value-type="float">
            <text:p>2,30734518118283</text:p>
          </table:table-cell>
          <table:table-cell/>
          <table:table-cell office:value-type="string" calcext:value-type="string">
            <text:p>MDG-b_10_n500_m50</text:p>
          </table:table-cell>
          <table:table-cell office:value-type="float" office:value="768172.68" calcext:value-type="float">
            <text:p>768172,68</text:p>
          </table:table-cell>
          <table:table-cell office:value-type="float" office:value="11.389595746994" calcext:value-type="float">
            <text:p>11,389595746994</text:p>
          </table:table-cell>
          <table:table-cell table:formula="of:=100*([.$D23]-[.L58])/[.$D23]" office:value-type="float" office:value="0.875996309815782" calcext:value-type="float">
            <text:p>0,875996309815782</text:p>
          </table:table-cell>
          <table:table-cell/>
          <table:table-cell office:value-type="string" calcext:value-type="string">
            <text:p>MDG-b_10_n500_m50</text:p>
          </table:table-cell>
          <table:table-cell office:value-type="float" office:value="772966.16" calcext:value-type="float">
            <text:p>772966,16</text:p>
          </table:table-cell>
          <table:table-cell office:value-type="float" office:value="0.86284327507019" calcext:value-type="float">
            <text:p>0,86284327507019</text:p>
          </table:table-cell>
          <table:table-cell table:formula="of:=100*([.$D23]-[.Q58])/[.$D23]" office:value-type="float" office:value="0.257451884090031" calcext:value-type="float">
            <text:p>0,257451884090031</text:p>
          </table:table-cell>
          <table:table-cell/>
          <table:table-cell office:value-type="string" calcext:value-type="string">
            <text:p>MDG-b_10_n500_m50</text:p>
          </table:table-cell>
          <table:table-cell office:value-type="float" office:value="770099.2" calcext:value-type="float">
            <text:p>770099,2</text:p>
          </table:table-cell>
          <table:table-cell office:value-type="float" office:value="0.867043972015381" calcext:value-type="float">
            <text:p>0,867043972015381</text:p>
          </table:table-cell>
          <table:table-cell table:formula="of:=100*([.$D23]-[.V58])/[.$D23]" office:value-type="float" office:value="0.627400674275601" calcext:value-type="float">
            <text:p>0,627400674275601</text:p>
          </table:table-cell>
          <table:table-cell/>
          <table:table-cell office:value-type="string" calcext:value-type="string">
            <text:p>MDG-b_10_n500_m50</text:p>
          </table:table-cell>
          <table:table-cell office:value-type="float" office:value="765827.55" calcext:value-type="float">
            <text:p>765827,55</text:p>
          </table:table-cell>
          <table:table-cell office:value-type="float" office:value="2.14932537078857" calcext:value-type="float">
            <text:p>2,14932537078857</text:p>
          </table:table-cell>
          <table:table-cell table:formula="of:=100*([.$D23]-[.AA58])/[.$D23]" office:value-type="float" office:value="1.17860883539266" calcext:value-type="float">
            <text:p>1,17860883539266</text:p>
          </table:table-cell>
          <table:table-cell table:number-columns-repeated="44"/>
        </table:table-row>
        <table:table-row table:style-name="ro3">
          <table:table-cell table:number-columns-repeated="5"/>
          <table:table-cell office:value-type="string" calcext:value-type="string">
            <text:p>MDG-a_31_n2000_m200</text:p>
          </table:table-cell>
          <table:table-cell office:value-type="float" office:value="111679" calcext:value-type="float">
            <text:p>111679</text:p>
          </table:table-cell>
          <table:table-cell office:value-type="float" office:value="73.4689800739288" calcext:value-type="float">
            <text:p>73,4689800739288</text:p>
          </table:table-cell>
          <table:table-cell table:formula="of:=100*([.$D24]-[.G59])/[.$D24]" office:value-type="float" office:value="2.15526682378503" calcext:value-type="float">
            <text:p>2,15526682378503</text:p>
          </table:table-cell>
          <table:table-cell/>
          <table:table-cell office:value-type="string" calcext:value-type="string">
            <text:p>MDG-a_31_n2000_m200</text:p>
          </table:table-cell>
          <table:table-cell office:value-type="float" office:value="112668" calcext:value-type="float">
            <text:p>112668</text:p>
          </table:table-cell>
          <table:table-cell office:value-type="float" office:value="38.0585699081421" calcext:value-type="float">
            <text:p>38,0585699081421</text:p>
          </table:table-cell>
          <table:table-cell table:formula="of:=100*([.$D24]-[.L59])/[.$D24]" office:value-type="float" office:value="1.28877947064544" calcext:value-type="float">
            <text:p>1,28877947064544</text:p>
          </table:table-cell>
          <table:table-cell/>
          <table:table-cell office:value-type="string" calcext:value-type="string">
            <text:p>MDG-a_31_n2000_m200</text:p>
          </table:table-cell>
          <table:table-cell office:value-type="float" office:value="111528" calcext:value-type="float">
            <text:p>111528</text:p>
          </table:table-cell>
          <table:table-cell office:value-type="float" office:value="4.25860023498535" calcext:value-type="float">
            <text:p>4,25860023498535</text:p>
          </table:table-cell>
          <table:table-cell table:formula="of:=100*([.$D24]-[.Q59])/[.$D24]" office:value-type="float" office:value="2.28756165727753" calcext:value-type="float">
            <text:p>2,28756165727753</text:p>
          </table:table-cell>
          <table:table-cell/>
          <table:table-cell office:value-type="string" calcext:value-type="string">
            <text:p>MDG-a_31_n2000_m200</text:p>
          </table:table-cell>
          <table:table-cell office:value-type="float" office:value="111186" calcext:value-type="float">
            <text:p>111186</text:p>
          </table:table-cell>
          <table:table-cell office:value-type="float" office:value="4.36650586128235" calcext:value-type="float">
            <text:p>4,36650586128235</text:p>
          </table:table-cell>
          <table:table-cell table:formula="of:=100*([.$D24]-[.V59])/[.$D24]" office:value-type="float" office:value="2.58719631326716" calcext:value-type="float">
            <text:p>2,58719631326716</text:p>
          </table:table-cell>
          <table:table-cell/>
          <table:table-cell office:value-type="string" calcext:value-type="string">
            <text:p>MDG-a_31_n2000_m200</text:p>
          </table:table-cell>
          <table:table-cell office:value-type="float" office:value="113300" calcext:value-type="float">
            <text:p>113300</text:p>
          </table:table-cell>
          <table:table-cell office:value-type="float" office:value="17.856437921524" calcext:value-type="float">
            <text:p>17,856437921524</text:p>
          </table:table-cell>
          <table:table-cell table:formula="of:=100*([.$D24]-[.AA59])/[.$D24]" office:value-type="float" office:value="0.735068644372213" calcext:value-type="float">
            <text:p>0,735068644372213</text:p>
          </table:table-cell>
          <table:table-cell table:number-columns-repeated="44"/>
        </table:table-row>
        <table:table-row table:style-name="ro3">
          <table:table-cell table:number-columns-repeated="5"/>
          <table:table-cell office:value-type="string" calcext:value-type="string">
            <text:p>MDG-a_32_n2000_m200</text:p>
          </table:table-cell>
          <table:table-cell office:value-type="float" office:value="112447" calcext:value-type="float">
            <text:p>112447</text:p>
          </table:table-cell>
          <table:table-cell office:value-type="float" office:value="73.5783362388611" calcext:value-type="float">
            <text:p>73,5783362388611</text:p>
          </table:table-cell>
          <table:table-cell table:formula="of:=100*([.$D25]-[.G60])/[.$D25]" office:value-type="float" office:value="1.4418188830067" calcext:value-type="float">
            <text:p>1,4418188830067</text:p>
          </table:table-cell>
          <table:table-cell/>
          <table:table-cell office:value-type="string" calcext:value-type="string">
            <text:p>MDG-a_32_n2000_m200</text:p>
          </table:table-cell>
          <table:table-cell office:value-type="float" office:value="112548" calcext:value-type="float">
            <text:p>112548</text:p>
          </table:table-cell>
          <table:table-cell office:value-type="float" office:value="40.9127480983734" calcext:value-type="float">
            <text:p>40,9127480983734</text:p>
          </table:table-cell>
          <table:table-cell table:formula="of:=100*([.$D25]-[.L60])/[.$D25]" office:value-type="float" office:value="1.35329383304701" calcext:value-type="float">
            <text:p>1,35329383304701</text:p>
          </table:table-cell>
          <table:table-cell/>
          <table:table-cell office:value-type="string" calcext:value-type="string">
            <text:p>MDG-a_32_n2000_m200</text:p>
          </table:table-cell>
          <table:table-cell office:value-type="float" office:value="110821" calcext:value-type="float">
            <text:p>110821</text:p>
          </table:table-cell>
          <table:table-cell office:value-type="float" office:value="4.21564364433289" calcext:value-type="float">
            <text:p>4,21564364433289</text:p>
          </table:table-cell>
          <table:table-cell table:formula="of:=100*([.$D25]-[.Q60])/[.$D25]" office:value-type="float" office:value="2.86698453879325" calcext:value-type="float">
            <text:p>2,86698453879325</text:p>
          </table:table-cell>
          <table:table-cell/>
          <table:table-cell office:value-type="string" calcext:value-type="string">
            <text:p>MDG-a_32_n2000_m200</text:p>
          </table:table-cell>
          <table:table-cell office:value-type="float" office:value="111557" calcext:value-type="float">
            <text:p>111557</text:p>
          </table:table-cell>
          <table:table-cell office:value-type="float" office:value="4.1266815662384" calcext:value-type="float">
            <text:p>4,1266815662384</text:p>
          </table:table-cell>
          <table:table-cell table:formula="of:=100*([.$D25]-[.V60])/[.$D25]" office:value-type="float" office:value="2.22189110542369" calcext:value-type="float">
            <text:p>2,22189110542369</text:p>
          </table:table-cell>
          <table:table-cell/>
          <table:table-cell office:value-type="string" calcext:value-type="string">
            <text:p>MDG-a_32_n2000_m200</text:p>
          </table:table-cell>
          <table:table-cell office:value-type="float" office:value="113362" calcext:value-type="float">
            <text:p>113362</text:p>
          </table:table-cell>
          <table:table-cell office:value-type="float" office:value="17.3074371814728" calcext:value-type="float">
            <text:p>17,3074371814728</text:p>
          </table:table-cell>
          <table:table-cell table:formula="of:=100*([.$D25]-[.AA60])/[.$D25]" office:value-type="float" office:value="0.63983451951057" calcext:value-type="float">
            <text:p>0,63983451951057</text:p>
          </table:table-cell>
          <table:table-cell table:number-columns-repeated="44"/>
        </table:table-row>
        <table:table-row table:style-name="ro3">
          <table:table-cell table:number-columns-repeated="5"/>
          <table:table-cell office:value-type="string" calcext:value-type="string">
            <text:p>MDG-a_33_n2000_m200</text:p>
          </table:table-cell>
          <table:table-cell office:value-type="float" office:value="112626" calcext:value-type="float">
            <text:p>112626</text:p>
          </table:table-cell>
          <table:table-cell office:value-type="float" office:value="72.3293769359589" calcext:value-type="float">
            <text:p>72,3293769359589</text:p>
          </table:table-cell>
          <table:table-cell table:formula="of:=100*([.$D26]-[.G61])/[.$D26]" office:value-type="float" office:value="1.31260733938523" calcext:value-type="float">
            <text:p>1,31260733938523</text:p>
          </table:table-cell>
          <table:table-cell/>
          <table:table-cell office:value-type="string" calcext:value-type="string">
            <text:p>MDG-a_33_n2000_m200</text:p>
          </table:table-cell>
          <table:table-cell office:value-type="float" office:value="112686" calcext:value-type="float">
            <text:p>112686</text:p>
          </table:table-cell>
          <table:table-cell office:value-type="float" office:value="41.0436656475067" calcext:value-type="float">
            <text:p>41,0436656475067</text:p>
          </table:table-cell>
          <table:table-cell table:formula="of:=100*([.$D26]-[.L61])/[.$D26]" office:value-type="float" office:value="1.26003294661947" calcext:value-type="float">
            <text:p>1,26003294661947</text:p>
          </table:table-cell>
          <table:table-cell/>
          <table:table-cell office:value-type="string" calcext:value-type="string">
            <text:p>MDG-a_33_n2000_m200</text:p>
          </table:table-cell>
          <table:table-cell office:value-type="float" office:value="111499" calcext:value-type="float">
            <text:p>111499</text:p>
          </table:table-cell>
          <table:table-cell office:value-type="float" office:value="4.24535965919495" calcext:value-type="float">
            <text:p>4,24535965919495</text:p>
          </table:table-cell>
          <table:table-cell table:formula="of:=100*([.$D26]-[.Q61])/[.$D26]" office:value-type="float" office:value="2.30012968350216" calcext:value-type="float">
            <text:p>2,30012968350216</text:p>
          </table:table-cell>
          <table:table-cell/>
          <table:table-cell office:value-type="string" calcext:value-type="string">
            <text:p>MDG-a_33_n2000_m200</text:p>
          </table:table-cell>
          <table:table-cell office:value-type="float" office:value="111427" calcext:value-type="float">
            <text:p>111427</text:p>
          </table:table-cell>
          <table:table-cell office:value-type="float" office:value="4.47713971138001" calcext:value-type="float">
            <text:p>4,47713971138001</text:p>
          </table:table-cell>
          <table:table-cell table:formula="of:=100*([.$D26]-[.V61])/[.$D26]" office:value-type="float" office:value="2.36321895482107" calcext:value-type="float">
            <text:p>2,36321895482107</text:p>
          </table:table-cell>
          <table:table-cell/>
          <table:table-cell office:value-type="string" calcext:value-type="string">
            <text:p>MDG-a_33_n2000_m200</text:p>
          </table:table-cell>
          <table:table-cell office:value-type="float" office:value="112848" calcext:value-type="float">
            <text:p>112848</text:p>
          </table:table-cell>
          <table:table-cell office:value-type="float" office:value="18.7172205448151" calcext:value-type="float">
            <text:p>18,7172205448151</text:p>
          </table:table-cell>
          <table:table-cell table:formula="of:=100*([.$D26]-[.AA61])/[.$D26]" office:value-type="float" office:value="1.11808208615191" calcext:value-type="float">
            <text:p>1,11808208615191</text:p>
          </table:table-cell>
          <table:table-cell table:number-columns-repeated="44"/>
        </table:table-row>
        <table:table-row table:style-name="ro3">
          <table:table-cell table:number-columns-repeated="5"/>
          <table:table-cell office:value-type="string" calcext:value-type="string">
            <text:p>MDG-a_34_n2000_m200</text:p>
          </table:table-cell>
          <table:table-cell office:value-type="float" office:value="112065" calcext:value-type="float">
            <text:p>112065</text:p>
          </table:table-cell>
          <table:table-cell office:value-type="float" office:value="74.0608882904053" calcext:value-type="float">
            <text:p>74,0608882904053</text:p>
          </table:table-cell>
          <table:table-cell table:formula="of:=100*([.$D27]-[.G62])/[.$D27]" office:value-type="float" office:value="1.87210493594739" calcext:value-type="float">
            <text:p>1,87210493594739</text:p>
          </table:table-cell>
          <table:table-cell/>
          <table:table-cell office:value-type="string" calcext:value-type="string">
            <text:p>MDG-a_34_n2000_m200</text:p>
          </table:table-cell>
          <table:table-cell office:value-type="float" office:value="112232" calcext:value-type="float">
            <text:p>112232</text:p>
          </table:table-cell>
          <table:table-cell office:value-type="float" office:value="41.0222201347351" calcext:value-type="float">
            <text:p>41,0222201347351</text:p>
          </table:table-cell>
          <table:table-cell table:formula="of:=100*([.$D27]-[.L62])/[.$D27]" office:value-type="float" office:value="1.72587410138087" calcext:value-type="float">
            <text:p>1,72587410138087</text:p>
          </table:table-cell>
          <table:table-cell/>
          <table:table-cell office:value-type="string" calcext:value-type="string">
            <text:p>MDG-a_34_n2000_m200</text:p>
          </table:table-cell>
          <table:table-cell office:value-type="float" office:value="111538" calcext:value-type="float">
            <text:p>111538</text:p>
          </table:table-cell>
          <table:table-cell office:value-type="float" office:value="4.58762192726135" calcext:value-type="float">
            <text:p>4,58762192726135</text:p>
          </table:table-cell>
          <table:table-cell table:formula="of:=100*([.$D27]-[.Q62])/[.$D27]" office:value-type="float" office:value="2.33356391688485" calcext:value-type="float">
            <text:p>2,33356391688485</text:p>
          </table:table-cell>
          <table:table-cell/>
          <table:table-cell office:value-type="string" calcext:value-type="string">
            <text:p>MDG-a_34_n2000_m200</text:p>
          </table:table-cell>
          <table:table-cell office:value-type="float" office:value="111266" calcext:value-type="float">
            <text:p>111266</text:p>
          </table:table-cell>
          <table:table-cell office:value-type="float" office:value="4.35776686668396" calcext:value-type="float">
            <text:p>4,35776686668396</text:p>
          </table:table-cell>
          <table:table-cell table:formula="of:=100*([.$D27]-[.V62])/[.$D27]" office:value-type="float" office:value="2.57173629414289" calcext:value-type="float">
            <text:p>2,57173629414289</text:p>
          </table:table-cell>
          <table:table-cell/>
          <table:table-cell office:value-type="string" calcext:value-type="string">
            <text:p>MDG-a_34_n2000_m200</text:p>
          </table:table-cell>
          <table:table-cell office:value-type="float" office:value="113045" calcext:value-type="float">
            <text:p>113045</text:p>
          </table:table-cell>
          <table:table-cell office:value-type="float" office:value="18.2866711616516" calcext:value-type="float">
            <text:p>18,2866711616516</text:p>
          </table:table-cell>
          <table:table-cell table:formula="of:=100*([.$D27]-[.AA62])/[.$D27]" office:value-type="float" office:value="1.01398387082651" calcext:value-type="float">
            <text:p>1,01398387082651</text:p>
          </table:table-cell>
          <table:table-cell table:number-columns-repeated="44"/>
        </table:table-row>
        <table:table-row table:style-name="ro3">
          <table:table-cell table:number-columns-repeated="5"/>
          <table:table-cell office:value-type="string" calcext:value-type="string">
            <text:p>MDG-a_35_n2000_m200</text:p>
          </table:table-cell>
          <table:table-cell office:value-type="float" office:value="112430" calcext:value-type="float">
            <text:p>112430</text:p>
          </table:table-cell>
          <table:table-cell office:value-type="float" office:value="72.0016615390778" calcext:value-type="float">
            <text:p>72,0016615390778</text:p>
          </table:table-cell>
          <table:table-cell table:formula="of:=100*([.$D28]-[.G63])/[.$D28]" office:value-type="float" office:value="1.53266771763882" calcext:value-type="float">
            <text:p>1,53266771763882</text:p>
          </table:table-cell>
          <table:table-cell/>
          <table:table-cell office:value-type="string" calcext:value-type="string">
            <text:p>MDG-a_35_n2000_m200</text:p>
          </table:table-cell>
          <table:table-cell office:value-type="float" office:value="112502" calcext:value-type="float">
            <text:p>112502</text:p>
          </table:table-cell>
          <table:table-cell office:value-type="float" office:value="38.1119377613068" calcext:value-type="float">
            <text:p>38,1119377613068</text:p>
          </table:table-cell>
          <table:table-cell table:formula="of:=100*([.$D28]-[.L63])/[.$D28]" office:value-type="float" office:value="1.46960938868453" calcext:value-type="float">
            <text:p>1,46960938868453</text:p>
          </table:table-cell>
          <table:table-cell/>
          <table:table-cell office:value-type="string" calcext:value-type="string">
            <text:p>MDG-a_35_n2000_m200</text:p>
          </table:table-cell>
          <table:table-cell office:value-type="float" office:value="111890" calcext:value-type="float">
            <text:p>111890</text:p>
          </table:table-cell>
          <table:table-cell office:value-type="float" office:value="4.27463221549988" calcext:value-type="float">
            <text:p>4,27463221549988</text:p>
          </table:table-cell>
          <table:table-cell table:formula="of:=100*([.$D28]-[.Q63])/[.$D28]" office:value-type="float" office:value="2.00560518479594" calcext:value-type="float">
            <text:p>2,00560518479594</text:p>
          </table:table-cell>
          <table:table-cell/>
          <table:table-cell office:value-type="string" calcext:value-type="string">
            <text:p>MDG-a_35_n2000_m200</text:p>
          </table:table-cell>
          <table:table-cell office:value-type="float" office:value="111378" calcext:value-type="float">
            <text:p>111378</text:p>
          </table:table-cell>
          <table:table-cell office:value-type="float" office:value="4.5208888053894" calcext:value-type="float">
            <text:p>4,5208888053894</text:p>
          </table:table-cell>
          <table:table-cell table:formula="of:=100*([.$D28]-[.V63])/[.$D28]" office:value-type="float" office:value="2.45401996847084" calcext:value-type="float">
            <text:p>2,45401996847084</text:p>
          </table:table-cell>
          <table:table-cell/>
          <table:table-cell office:value-type="string" calcext:value-type="string">
            <text:p>MDG-a_35_n2000_m200</text:p>
          </table:table-cell>
          <table:table-cell office:value-type="float" office:value="113201" calcext:value-type="float">
            <text:p>113201</text:p>
          </table:table-cell>
          <table:table-cell office:value-type="float" office:value="17.9326968193054" calcext:value-type="float">
            <text:p>17,9326968193054</text:p>
          </table:table-cell>
          <table:table-cell table:formula="of:=100*([.$D28]-[.AA63])/[.$D28]" office:value-type="float" office:value="0.857418111753372" calcext:value-type="float">
            <text:p>0,857418111753372</text:p>
          </table:table-cell>
          <table:table-cell table:number-columns-repeated="44"/>
        </table:table-row>
        <table:table-row table:style-name="ro3">
          <table:table-cell table:number-columns-repeated="5"/>
          <table:table-cell office:value-type="string" calcext:value-type="string">
            <text:p>MDG-a_36_n2000_m200</text:p>
          </table:table-cell>
          <table:table-cell office:value-type="float" office:value="112139" calcext:value-type="float">
            <text:p>112139</text:p>
          </table:table-cell>
          <table:table-cell office:value-type="float" office:value="72.1535403728485" calcext:value-type="float">
            <text:p>72,1535403728485</text:p>
          </table:table-cell>
          <table:table-cell table:formula="of:=100*([.$D29]-[.G64])/[.$D29]" office:value-type="float" office:value="1.84942057907083" calcext:value-type="float">
            <text:p>1,84942057907083</text:p>
          </table:table-cell>
          <table:table-cell/>
          <table:table-cell office:value-type="string" calcext:value-type="string">
            <text:p>MDG-a_36_n2000_m200</text:p>
          </table:table-cell>
          <table:table-cell office:value-type="float" office:value="112351" calcext:value-type="float">
            <text:p>112351</text:p>
          </table:table-cell>
          <table:table-cell office:value-type="float" office:value="40.2434434890747" calcext:value-type="float">
            <text:p>40,2434434890747</text:p>
          </table:table-cell>
          <table:table-cell table:formula="of:=100*([.$D29]-[.L64])/[.$D29]" office:value-type="float" office:value="1.66386584042292" calcext:value-type="float">
            <text:p>1,66386584042292</text:p>
          </table:table-cell>
          <table:table-cell/>
          <table:table-cell office:value-type="string" calcext:value-type="string">
            <text:p>MDG-a_36_n2000_m200</text:p>
          </table:table-cell>
          <table:table-cell office:value-type="float" office:value="112090" calcext:value-type="float">
            <text:p>112090</text:p>
          </table:table-cell>
          <table:table-cell office:value-type="float" office:value="4.18193793296814" calcext:value-type="float">
            <text:p>4,18193793296814</text:p>
          </table:table-cell>
          <table:table-cell table:formula="of:=100*([.$D29]-[.Q64])/[.$D29]" office:value-type="float" office:value="1.89230823092812" calcext:value-type="float">
            <text:p>1,89230823092812</text:p>
          </table:table-cell>
          <table:table-cell/>
          <table:table-cell office:value-type="string" calcext:value-type="string">
            <text:p>MDG-a_36_n2000_m200</text:p>
          </table:table-cell>
          <table:table-cell office:value-type="float" office:value="111368" calcext:value-type="float">
            <text:p>111368</text:p>
          </table:table-cell>
          <table:table-cell office:value-type="float" office:value="4.34556698799133" calcext:value-type="float">
            <text:p>4,34556698799133</text:p>
          </table:table-cell>
          <table:table-cell table:formula="of:=100*([.$D29]-[.V64])/[.$D29]" office:value-type="float" office:value="2.52424465217239" calcext:value-type="float">
            <text:p>2,52424465217239</text:p>
          </table:table-cell>
          <table:table-cell/>
          <table:table-cell office:value-type="string" calcext:value-type="string">
            <text:p>MDG-a_36_n2000_m200</text:p>
          </table:table-cell>
          <table:table-cell office:value-type="float" office:value="112782" calcext:value-type="float">
            <text:p>112782</text:p>
          </table:table-cell>
          <table:table-cell office:value-type="float" office:value="18.3636832237244" calcext:value-type="float">
            <text:p>18,3636832237244</text:p>
          </table:table-cell>
          <table:table-cell table:formula="of:=100*([.$D29]-[.AA64])/[.$D29]" office:value-type="float" office:value="1.28662955571894" calcext:value-type="float">
            <text:p>1,28662955571894</text:p>
          </table:table-cell>
          <table:table-cell table:number-columns-repeated="44"/>
        </table:table-row>
        <table:table-row table:style-name="ro3">
          <table:table-cell table:number-columns-repeated="5"/>
          <table:table-cell office:value-type="string" calcext:value-type="string">
            <text:p>MDG-a_37_n2000_m200</text:p>
          </table:table-cell>
          <table:table-cell office:value-type="float" office:value="112210" calcext:value-type="float">
            <text:p>112210</text:p>
          </table:table-cell>
          <table:table-cell office:value-type="float" office:value="73.0314476490021" calcext:value-type="float">
            <text:p>73,0314476490021</text:p>
          </table:table-cell>
          <table:table-cell table:formula="of:=100*([.$D30]-[.G65])/[.$D30]" office:value-type="float" office:value="1.7537408175952" calcext:value-type="float">
            <text:p>1,7537408175952</text:p>
          </table:table-cell>
          <table:table-cell/>
          <table:table-cell office:value-type="string" calcext:value-type="string">
            <text:p>MDG-a_37_n2000_m200</text:p>
          </table:table-cell>
          <table:table-cell office:value-type="float" office:value="111950" calcext:value-type="float">
            <text:p>111950</text:p>
          </table:table-cell>
          <table:table-cell office:value-type="float" office:value="38.923232793808" calcext:value-type="float">
            <text:p>38,923232793808</text:p>
          </table:table-cell>
          <table:table-cell table:formula="of:=100*([.$D30]-[.L65])/[.$D30]" office:value-type="float" office:value="1.98138565662403" calcext:value-type="float">
            <text:p>1,98138565662403</text:p>
          </table:table-cell>
          <table:table-cell/>
          <table:table-cell office:value-type="string" calcext:value-type="string">
            <text:p>MDG-a_37_n2000_m200</text:p>
          </table:table-cell>
          <table:table-cell office:value-type="float" office:value="111922" calcext:value-type="float">
            <text:p>111922</text:p>
          </table:table-cell>
          <table:table-cell office:value-type="float" office:value="4.48565411567688" calcext:value-type="float">
            <text:p>4,48565411567688</text:p>
          </table:table-cell>
          <table:table-cell table:formula="of:=100*([.$D30]-[.Q65])/[.$D30]" office:value-type="float" office:value="2.00590125467329" calcext:value-type="float">
            <text:p>2,00590125467329</text:p>
          </table:table-cell>
          <table:table-cell/>
          <table:table-cell office:value-type="string" calcext:value-type="string">
            <text:p>MDG-a_37_n2000_m200</text:p>
          </table:table-cell>
          <table:table-cell office:value-type="float" office:value="111765" calcext:value-type="float">
            <text:p>111765</text:p>
          </table:table-cell>
          <table:table-cell office:value-type="float" office:value="4.51396226882935" calcext:value-type="float">
            <text:p>4,51396226882935</text:p>
          </table:table-cell>
          <table:table-cell table:formula="of:=100*([.$D30]-[.V65])/[.$D30]" office:value-type="float" office:value="2.14336371516377" calcext:value-type="float">
            <text:p>2,14336371516377</text:p>
          </table:table-cell>
          <table:table-cell/>
          <table:table-cell office:value-type="string" calcext:value-type="string">
            <text:p>MDG-a_37_n2000_m200</text:p>
          </table:table-cell>
          <table:table-cell office:value-type="float" office:value="113104" calcext:value-type="float">
            <text:p>113104</text:p>
          </table:table-cell>
          <table:table-cell office:value-type="float" office:value="18.5933856964111" calcext:value-type="float">
            <text:p>18,5933856964111</text:p>
          </table:table-cell>
          <table:table-cell table:formula="of:=100*([.$D30]-[.AA65])/[.$D30]" office:value-type="float" office:value="0.970992794165288" calcext:value-type="float">
            <text:p>0,970992794165288</text:p>
          </table:table-cell>
          <table:table-cell table:number-columns-repeated="44"/>
        </table:table-row>
        <table:table-row table:style-name="ro3">
          <table:table-cell table:number-columns-repeated="5"/>
          <table:table-cell office:value-type="string" calcext:value-type="string">
            <text:p>MDG-a_38_n2000_m200</text:p>
          </table:table-cell>
          <table:table-cell office:value-type="float" office:value="112981" calcext:value-type="float">
            <text:p>112981</text:p>
          </table:table-cell>
          <table:table-cell office:value-type="float" office:value="73.455230474472" calcext:value-type="float">
            <text:p>73,455230474472</text:p>
          </table:table-cell>
          <table:table-cell table:formula="of:=100*([.$D31]-[.G66])/[.$D31]" office:value-type="float" office:value="1.22138872860165" calcext:value-type="float">
            <text:p>1,22138872860165</text:p>
          </table:table-cell>
          <table:table-cell/>
          <table:table-cell office:value-type="string" calcext:value-type="string">
            <text:p>MDG-a_38_n2000_m200</text:p>
          </table:table-cell>
          <table:table-cell office:value-type="float" office:value="112676" calcext:value-type="float">
            <text:p>112676</text:p>
          </table:table-cell>
          <table:table-cell office:value-type="float" office:value="37.5591542720795" calcext:value-type="float">
            <text:p>37,5591542720795</text:p>
          </table:table-cell>
          <table:table-cell table:formula="of:=100*([.$D31]-[.L66])/[.$D31]" office:value-type="float" office:value="1.48804840091626" calcext:value-type="float">
            <text:p>1,48804840091626</text:p>
          </table:table-cell>
          <table:table-cell/>
          <table:table-cell office:value-type="string" calcext:value-type="string">
            <text:p>MDG-a_38_n2000_m200</text:p>
          </table:table-cell>
          <table:table-cell office:value-type="float" office:value="111801" calcext:value-type="float">
            <text:p>111801</text:p>
          </table:table-cell>
          <table:table-cell office:value-type="float" office:value="4.25597429275513" calcext:value-type="float">
            <text:p>4,25597429275513</text:p>
          </table:table-cell>
          <table:table-cell table:formula="of:=100*([.$D31]-[.Q66])/[.$D31]" office:value-type="float" office:value="2.25305565755652" calcext:value-type="float">
            <text:p>2,25305565755652</text:p>
          </table:table-cell>
          <table:table-cell/>
          <table:table-cell office:value-type="string" calcext:value-type="string">
            <text:p>MDG-a_38_n2000_m200</text:p>
          </table:table-cell>
          <table:table-cell office:value-type="float" office:value="112136" calcext:value-type="float">
            <text:p>112136</text:p>
          </table:table-cell>
          <table:table-cell office:value-type="float" office:value="4.02600073814392" calcext:value-type="float">
            <text:p>4,02600073814392</text:p>
          </table:table-cell>
          <table:table-cell table:formula="of:=100*([.$D31]-[.V66])/[.$D31]" office:value-type="float" office:value="1.96016716501425" calcext:value-type="float">
            <text:p>1,96016716501425</text:p>
          </table:table-cell>
          <table:table-cell/>
          <table:table-cell office:value-type="string" calcext:value-type="string">
            <text:p>MDG-a_38_n2000_m200</text:p>
          </table:table-cell>
          <table:table-cell office:value-type="float" office:value="112811" calcext:value-type="float">
            <text:p>112811</text:p>
          </table:table-cell>
          <table:table-cell office:value-type="float" office:value="17.6018183231354" calcext:value-type="float">
            <text:p>17,6018183231354</text:p>
          </table:table-cell>
          <table:table-cell table:formula="of:=100*([.$D31]-[.AA66])/[.$D31]" office:value-type="float" office:value="1.37001870989176" calcext:value-type="float">
            <text:p>1,37001870989176</text:p>
          </table:table-cell>
          <table:table-cell table:number-columns-repeated="44"/>
        </table:table-row>
        <table:table-row table:style-name="ro3">
          <table:table-cell table:number-columns-repeated="5"/>
          <table:table-cell office:value-type="string" calcext:value-type="string">
            <text:p>MDG-a_39_n2000_m200</text:p>
          </table:table-cell>
          <table:table-cell office:value-type="float" office:value="112014" calcext:value-type="float">
            <text:p>112014</text:p>
          </table:table-cell>
          <table:table-cell office:value-type="float" office:value="73.76788854599" calcext:value-type="float">
            <text:p>73,76788854599</text:p>
          </table:table-cell>
          <table:table-cell table:formula="of:=100*([.$D32]-[.G67])/[.$D32]" office:value-type="float" office:value="1.91504452675546" calcext:value-type="float">
            <text:p>1,91504452675546</text:p>
          </table:table-cell>
          <table:table-cell/>
          <table:table-cell office:value-type="string" calcext:value-type="string">
            <text:p>MDG-a_39_n2000_m200</text:p>
          </table:table-cell>
          <table:table-cell office:value-type="float" office:value="112379" calcext:value-type="float">
            <text:p>112379</text:p>
          </table:table-cell>
          <table:table-cell office:value-type="float" office:value="36.846010684967" calcext:value-type="float">
            <text:p>36,846010684967</text:p>
          </table:table-cell>
          <table:table-cell table:formula="of:=100*([.$D32]-[.L67])/[.$D32]" office:value-type="float" office:value="1.59543261442544" calcext:value-type="float">
            <text:p>1,59543261442544</text:p>
          </table:table-cell>
          <table:table-cell/>
          <table:table-cell office:value-type="string" calcext:value-type="string">
            <text:p>MDG-a_39_n2000_m200</text:p>
          </table:table-cell>
          <table:table-cell office:value-type="float" office:value="111004" calcext:value-type="float">
            <text:p>111004</text:p>
          </table:table-cell>
          <table:table-cell office:value-type="float" office:value="4.09524059295654" calcext:value-type="float">
            <text:p>4,09524059295654</text:p>
          </table:table-cell>
          <table:table-cell table:formula="of:=100*([.$D32]-[.Q67])/[.$D32]" office:value-type="float" office:value="2.79945009238098" calcext:value-type="float">
            <text:p>2,79945009238098</text:p>
          </table:table-cell>
          <table:table-cell/>
          <table:table-cell office:value-type="string" calcext:value-type="string">
            <text:p>MDG-a_39_n2000_m200</text:p>
          </table:table-cell>
          <table:table-cell office:value-type="float" office:value="111122" calcext:value-type="float">
            <text:p>111122</text:p>
          </table:table-cell>
          <table:table-cell office:value-type="float" office:value="4.15075612068176" calcext:value-type="float">
            <text:p>4,15075612068176</text:p>
          </table:table-cell>
          <table:table-cell table:formula="of:=100*([.$D32]-[.V67])/[.$D32]" office:value-type="float" office:value="2.69612350154552" calcext:value-type="float">
            <text:p>2,69612350154552</text:p>
          </table:table-cell>
          <table:table-cell/>
          <table:table-cell office:value-type="string" calcext:value-type="string">
            <text:p>MDG-a_39_n2000_m200</text:p>
          </table:table-cell>
          <table:table-cell office:value-type="float" office:value="113222" calcext:value-type="float">
            <text:p>113222</text:p>
          </table:table-cell>
          <table:table-cell office:value-type="float" office:value="17.4716813564301" calcext:value-type="float">
            <text:p>17,4716813564301</text:p>
          </table:table-cell>
          <table:table-cell table:formula="of:=100*([.$D32]-[.AA67])/[.$D32]" office:value-type="float" office:value="0.857260444304341" calcext:value-type="float">
            <text:p>0,857260444304341</text:p>
          </table:table-cell>
          <table:table-cell table:number-columns-repeated="44"/>
        </table:table-row>
        <table:table-row table:style-name="ro3">
          <table:table-cell table:number-columns-repeated="5"/>
          <table:table-cell office:value-type="string" calcext:value-type="string">
            <text:p>MDG-a_40_n2000_m200</text:p>
          </table:table-cell>
          <table:table-cell office:value-type="float" office:value="112464" calcext:value-type="float">
            <text:p>112464</text:p>
          </table:table-cell>
          <table:table-cell office:value-type="float" office:value="73.3049013614655" calcext:value-type="float">
            <text:p>73,3049013614655</text:p>
          </table:table-cell>
          <table:table-cell table:formula="of:=100*([.$D33]-[.G68])/[.$D33]" office:value-type="float" office:value="1.5123783835854" calcext:value-type="float">
            <text:p>1,5123783835854</text:p>
          </table:table-cell>
          <table:table-cell/>
          <table:table-cell office:value-type="string" calcext:value-type="string">
            <text:p>MDG-a_40_n2000_m200</text:p>
          </table:table-cell>
          <table:table-cell office:value-type="float" office:value="112268" calcext:value-type="float">
            <text:p>112268</text:p>
          </table:table-cell>
          <table:table-cell office:value-type="float" office:value="38.4790105819702" calcext:value-type="float">
            <text:p>38,4790105819702</text:p>
          </table:table-cell>
          <table:table-cell table:formula="of:=100*([.$D33]-[.L68])/[.$D33]" office:value-type="float" office:value="1.68402063209885" calcext:value-type="float">
            <text:p>1,68402063209885</text:p>
          </table:table-cell>
          <table:table-cell/>
          <table:table-cell office:value-type="string" calcext:value-type="string">
            <text:p>MDG-a_40_n2000_m200</text:p>
          </table:table-cell>
          <table:table-cell office:value-type="float" office:value="111720" calcext:value-type="float">
            <text:p>111720</text:p>
          </table:table-cell>
          <table:table-cell office:value-type="float" office:value="4.10236549377441" calcext:value-type="float">
            <text:p>4,10236549377441</text:p>
          </table:table-cell>
          <table:table-cell table:formula="of:=100*([.$D33]-[.Q68])/[.$D33]" office:value-type="float" office:value="2.16391834733035" calcext:value-type="float">
            <text:p>2,16391834733035</text:p>
          </table:table-cell>
          <table:table-cell/>
          <table:table-cell office:value-type="string" calcext:value-type="string">
            <text:p>MDG-a_40_n2000_m200</text:p>
          </table:table-cell>
          <table:table-cell office:value-type="float" office:value="111919" calcext:value-type="float">
            <text:p>111919</text:p>
          </table:table-cell>
          <table:table-cell office:value-type="float" office:value="4.16992402076721" calcext:value-type="float">
            <text:p>4,16992402076721</text:p>
          </table:table-cell>
          <table:table-cell table:formula="of:=100*([.$D33]-[.V68])/[.$D33]" office:value-type="float" office:value="1.98964892154373" calcext:value-type="float">
            <text:p>1,98964892154373</text:p>
          </table:table-cell>
          <table:table-cell/>
          <table:table-cell office:value-type="string" calcext:value-type="string">
            <text:p>MDG-a_40_n2000_m200</text:p>
          </table:table-cell>
          <table:table-cell office:value-type="float" office:value="112943" calcext:value-type="float">
            <text:p>112943</text:p>
          </table:table-cell>
          <table:table-cell office:value-type="float" office:value="17.0025105476379" calcext:value-type="float">
            <text:p>17,0025105476379</text:p>
          </table:table-cell>
          <table:table-cell table:formula="of:=100*([.$D33]-[.AA68])/[.$D33]" office:value-type="float" office:value="1.0929057456367" calcext:value-type="float">
            <text:p>1,0929057456367</text:p>
          </table:table-cell>
          <table:table-cell table:number-columns-repeated="44"/>
        </table:table-row>
        <table:table-row table:style-name="ro3">
          <table:table-cell table:number-columns-repeated="7"/>
          <table:table-cell table:formula="of:=AVERAGE([.H39:.H68])" office:value-type="float" office:value="30.2204179843267" calcext:value-type="float">
            <text:p>30,2204179843267</text:p>
          </table:table-cell>
          <table:table-cell table:formula="of:=AVERAGE([.I39:.I68])" office:value-type="float" office:value="1.11899327632533" calcext:value-type="float">
            <text:p>1,11899327632533</text:p>
          </table:table-cell>
          <table:table-cell table:number-columns-repeated="3"/>
          <table:table-cell table:formula="of:=AVERAGE([.M39:.M68])" office:value-type="float" office:value="21.0332066615423" calcext:value-type="float">
            <text:p>21,0332066615423</text:p>
          </table:table-cell>
          <table:table-cell table:formula="of:=AVERAGE([.N39:.N68])" office:value-type="float" office:value="1.10215702544658" calcext:value-type="float">
            <text:p>1,10215702544658</text:p>
          </table:table-cell>
          <table:table-cell table:number-columns-repeated="3"/>
          <table:table-cell table:formula="of:=AVERAGE([.R39:.R68])" office:value-type="float" office:value="1.97166101137797" calcext:value-type="float">
            <text:p>1,97166101137797</text:p>
          </table:table-cell>
          <table:table-cell table:formula="of:=AVERAGE([.S39:.S68])" office:value-type="float" office:value="1.09181786593919" calcext:value-type="float">
            <text:p>1,09181786593919</text:p>
          </table:table-cell>
          <table:table-cell table:number-columns-repeated="3"/>
          <table:table-cell table:formula="of:=AVERAGE([.W39:.W68])" office:value-type="float" office:value="1.981649518013" calcext:value-type="float">
            <text:p>1,981649518013</text:p>
          </table:table-cell>
          <table:table-cell table:formula="of:=AVERAGE([.X39:.X68])" office:value-type="float" office:value="1.11748975218775" calcext:value-type="float">
            <text:p>1,11748975218775</text:p>
          </table:table-cell>
          <table:table-cell table:number-columns-repeated="3"/>
          <table:table-cell table:formula="of:=AVERAGE([.AB39:.AB68])" office:value-type="float" office:value="7.43612824281057" calcext:value-type="float">
            <text:p>7,43612824281057</text:p>
          </table:table-cell>
          <table:table-cell table:formula="of:=AVERAGE([.AC39:.AC68])" office:value-type="float" office:value="0.745432776304098" calcext:value-type="float">
            <text:p>0,745432776304098</text:p>
          </table:table-cell>
          <table:table-cell table:number-columns-repeated="44"/>
        </table:table-row>
        <table:table-row table:style-name="ro3" table:number-rows-repeated="39">
          <table:table-cell table:number-columns-repeated="73"/>
        </table:table-row>
        <table:table-row table:style-name="ro3">
          <table:table-cell table:number-columns-repeated="5"/>
          <table:table-cell table:number-columns-spanned="4" table:number-rows-spanned="1"/>
          <table:covered-table-cell table:number-columns-repeated="3"/>
          <table:table-cell table:number-columns-repeated="64"/>
        </table:table-row>
        <table:table-row table:style-name="ro3" table:number-rows-repeated="31">
          <table:table-cell table:number-columns-repeated="73"/>
        </table:table-row>
        <table:table-row table:style-name="ro3">
          <table:table-cell table:number-columns-repeated="14"/>
          <table:table-cell table:style-name="ce19"/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P0" style:volatile="true">
      <number:text>Sí</number:text>
    </number:number-style>
    <number:number-style style:name="N135P1" style:volatile="true">
      <number:text>Sí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Verdadero</number:text>
    </number:number-style>
    <number:number-style style:name="N137P1" style:volatile="true">
      <number:text>Verdadero</number:text>
    </number:number-style>
    <number:number-style style:name="N137">
      <number:text>Falso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text>Activado</number:text>
    </number:number-style>
    <number:number-style style:name="N139P1" style:volatile="true">
      <number:text>Activado</number:text>
    </number:number-style>
    <number:number-style style:name="N139">
      <number:text>Desactivado</number:text>
      <style:map style:condition="value()&gt;0" style:apply-style-name="N139P0"/>
      <style:map style:condition="value()&lt;0" style:apply-style-name="N139P1"/>
    </number:number-style>
    <number:currency-style style:name="N141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1P0"/>
    </number:currency-style>
    <number:number-style style:name="N142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7">00/00/0000</text:date>, <text:time style:data-style-name="N2" text:time-value="17:11:55.97630898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27T17:36:44.089766778</dc:date>
    <meta:editing-duration>PT58M9S</meta:editing-duration>
    <meta:editing-cycles>10</meta:editing-cycles>
    <meta:generator>LibreOffice/6.3.6.2$Linux_X86_64 LibreOffice_project/30$Build-2</meta:generator>
    <meta:document-statistic meta:table-count="1" meta:cell-count="1690" meta:object-count="0"/>
  </office:meta>
</office:document-meta>
</file>